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9" style:family="table-cell" style:parent-style-name="Default" style:data-style-name="N3">
      <style:table-cell-properties fo:border-top="none" fo:border-bottom="none" fo:border-left="2pt solid #000000" fo:border-right="none"/>
    </style:style>
    <style:style style:name="ce10" style:family="table-cell" style:parent-style-name="Default" style:data-style-name="N3">
      <style:table-cell-properties fo:border-top="none" fo:border-bottom="none" fo:border-left="thin solid #000000" fo:border-right="none"/>
    </style:style>
    <style:style style:name="ce11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12" style:family="table-cell" style:parent-style-name="Default" style:data-style-name="N3"/>
    <style:style style:name="ce1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16" style:family="table-cell" style:parent-style-name="Default" style:data-style-name="N3">
      <style:table-cell-properties fo:border-top="none" fo:border-bottom="2pt solid #000000" fo:border-left="2pt solid #000000" fo:border-right="none"/>
    </style:style>
    <style:style style:name="ce17" style:family="table-cell" style:parent-style-name="Default" style:data-style-name="N3">
      <style:table-cell-properties fo:border-top="none" fo:border-bottom="2pt solid #000000" fo:border-left="thin solid #000000" fo:border-right="none"/>
    </style:style>
    <style:style style:name="ce18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19" style:family="table-cell" style:parent-style-name="Default" style:data-style-name="N3">
      <style:table-cell-properties fo:border-top="none" fo:border-bottom="2pt solid #000000" fo:border-left="none" fo:border-right="none"/>
    </style:style>
    <style:style style:name="ce20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23" style:family="table-cell" style:parent-style-name="Default" style:data-style-name="N3"/>
    <style:style style:name="ce24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30" style:family="table-cell" style:parent-style-name="Default" style:data-style-name="N48"/>
    <style:style style:name="ce31" style:family="table-cell" style:parent-style-name="Default" style:data-style-name="N48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32" style:family="table-cell" style:parent-style-name="Default" style:data-style-name="N48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33" style:family="table-cell" style:parent-style-name="Default" style:data-style-name="N48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34" style:family="table-cell" style:parent-style-name="Default" style:data-style-name="N48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35" style:family="table-cell" style:parent-style-name="Default" style:data-style-name="N48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36" style:family="table-cell" style:parent-style-name="Default" style:data-style-name="N48">
      <style:table-cell-properties fo:border-top="none" fo:border-bottom="none" fo:border-left="2pt solid #000000" fo:border-right="none"/>
    </style:style>
    <style:style style:name="ce37" style:family="table-cell" style:parent-style-name="Default" style:data-style-name="N48">
      <style:table-cell-properties fo:border-top="none" fo:border-bottom="none" fo:border-left="thin solid #000000" fo:border-right="none"/>
    </style:style>
    <style:style style:name="ce38" style:family="table-cell" style:parent-style-name="Default" style:data-style-name="N48">
      <style:table-cell-properties fo:border-top="none" fo:border-bottom="2pt solid #000000" fo:border-left="2pt solid #000000" fo:border-right="none"/>
    </style:style>
    <style:style style:name="ce39" style:family="table-cell" style:parent-style-name="Default" style:data-style-name="N48">
      <style:table-cell-properties fo:border-top="none" fo:border-bottom="2pt solid #000000" fo:border-left="thin solid #000000" fo:border-right="none"/>
    </style:style>
    <style:style style:name="ce40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41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42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repeat-content="false"/>
      <style:paragraph-properties fo:text-align="end" fo:margin-right="0cm"/>
    </style:style>
    <style:style style:name="ce43" style:family="table-cell" style:parent-style-name="Default" style:data-style-name="N0"/>
    <style:style style:name="ce44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45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49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5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1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52" style:family="table-cell" style:parent-style-name="Default" style:data-style-name="N3">
      <style:table-cell-properties fo:border-top="none" fo:border-bottom="none" fo:border-left="2pt solid #000000" fo:border-right="thin solid #000000"/>
    </style:style>
    <style:style style:name="ce53" style:family="table-cell" style:parent-style-name="Default" style:data-style-name="N3">
      <style:table-cell-properties fo:border-top="none" fo:border-bottom="2pt solid #000000" fo:border-left="2pt solid #000000" fo:border-right="thin solid #000000"/>
    </style:style>
    <style:style style:name="ce54" style:family="table-cell" style:parent-style-name="Default" style:data-style-name="N3">
      <style:table-cell-properties fo:background-color="transparent"/>
    </style:style>
    <style:style style:name="ce55" style:family="table-cell" style:parent-style-name="Default" style:data-style-name="N48">
      <style:table-cell-properties fo:border-top="none" fo:border-bottom="none" fo:border-left="thin solid #000000" fo:border-right="thin solid #000000"/>
    </style:style>
    <style:style style:name="ce56" style:family="table-cell" style:parent-style-name="Default" style:data-style-name="N0"/>
    <style:style style:name="ce57" style:family="table-cell" style:parent-style-name="Default" style:data-style-name="N48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58" style:family="table-cell" style:parent-style-name="Default" style:data-style-name="N48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59" style:family="table-cell" style:parent-style-name="Default" style:data-style-name="N48"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 style:data-style-name="N48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62" style:family="table-cell" style:parent-style-name="Default" style:data-style-name="N48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6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7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8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transparent" style:repeat-content="false"/>
      <style:paragraph-properties fo:text-align="end" fo:margin-right="0cm"/>
    </style:style>
    <style:style style:name="ce69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0" style:family="table-cell" style:parent-style-name="Default" style:data-style-name="N0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71" style:family="table-cell" style:parent-style-name="Default" style:data-style-name="N3">
      <style:table-cell-properties fo:border-top="2pt solid #000000" fo:border-bottom="none" fo:border-left="2pt solid #000000" fo:border-right="thin solid #000000"/>
      <style:text-properties fo:font-weight="bold" style:font-weight-asian="bold" style:font-weight-complex="bold"/>
    </style:style>
    <style:style style:name="ce72" style:family="table-cell" style:parent-style-name="Default" style:data-style-name="N3">
      <style:text-properties fo:font-weight="bold" style:font-weight-asian="bold" style:font-weight-complex="bold"/>
    </style:style>
    <style:style style:name="ce73" style:family="table-cell" style:parent-style-name="Default" style:data-style-name="N3">
      <style:table-cell-properties fo:border-top="2pt solid #000000" fo:border-bottom="none" fo:border-left="thin solid #000000" fo:border-right="none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5" style:family="table-cell" style:parent-style-name="Default" style:data-style-name="N3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0">
      <style:text-properties fo:font-weight="bold" style:font-weight-asian="bold" style:font-weight-complex="bold"/>
    </style:style>
    <style:style style:name="ce79" style:family="table-cell" style:parent-style-name="Default" style:data-style-name="N3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80" style:family="table-cell" style:parent-style-name="Default" style:data-style-name="N3">
      <style:table-cell-properties fo:border-top="2pt solid #000000" fo:border-bottom="none" fo:border-left="none" fo:border-right="thin solid #000000"/>
      <style:text-properties fo:font-weight="bold" style:font-weight-asian="bold" style:font-weight-complex="bold"/>
    </style:style>
    <style:style style:name="ce8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 style:data-style-name="N3">
      <style:table-cell-properties fo:border-top="2pt solid #000000" fo:border-bottom="none" fo:border-left="2pt solid #000000" fo:border-right="none"/>
      <style:text-properties fo:font-weight="bold" style:font-weight-asian="bold" style:font-weight-complex="bold"/>
    </style:style>
    <style:style style:name="ce83" style:family="table-cell" style:parent-style-name="Default" style:data-style-name="N3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84" style:family="table-cell" style:parent-style-name="Default" style:data-style-name="N0">
      <style:table-cell-properties style:vertical-align="automatic"/>
    </style:style>
    <style:style style:name="ce8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8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88" style:family="table-cell" style:parent-style-name="Default" style:data-style-name="N0">
      <style:table-cell-properties style:vertical-align="middle"/>
    </style:style>
    <style:style style:name="ce89" style:family="table-cell" style:parent-style-name="Default" style:data-style-name="N0">
      <style:text-properties fo:color="#FF0000"/>
    </style:style>
    <style:style style:name="ce9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1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2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93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transparent" style:repeat-content="false"/>
      <style:paragraph-properties fo:text-align="start" fo:margin-left="0cm"/>
    </style:style>
    <style:style style:name="ce94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95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96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97" style:family="table-cell" style:parent-style-name="Default" style:data-style-name="N48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98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99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100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01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102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03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4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5" style:family="table-cell" style:parent-style-name="Default" style:data-style-name="N48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6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7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8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672291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2.43416666666667cm"/>
    </style:style>
    <style:style style:name="co6" style:family="table-column">
      <style:table-column-properties fo:break-before="auto" style:column-width="2.460625cm"/>
    </style:style>
    <style:style style:name="ro1" style:family="table-row">
      <style:table-row-properties style:row-height="20.1pt" style:use-optimal-row-height="false" fo:break-before="auto"/>
    </style:style>
    <style:style style:name="ro2" style:family="table-row">
      <style:table-row-properties style:row-height="19.9pt" style:use-optimal-row-height="false" fo:break-before="auto"/>
    </style:style>
    <style:style style:name="ro3" style:family="table-row">
      <style:table-row-properties style:row-height="19.15pt" style:use-optimal-row-height="fals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6.9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7.45pt" style:use-optimal-row-height="false" fo:break-before="auto"/>
    </style:style>
    <style:style style:name="ro8" style:family="table-row">
      <style:table-row-properties style:row-height="16.5pt" style:use-optimal-row-height="true" fo:break-before="auto"/>
    </style:style>
    <style:style style:name="ro9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總計" table:style-name="ta1">
        <table:table-column table:style-name="co1" table:default-cell-style-name="ce1"/>
        <table:table-column table:style-name="co2" table:number-columns-repeated="4" table:default-cell-style-name="ce30"/>
        <table:table-column table:style-name="co3" table:number-columns-repeated="16379" table:default-cell-style-name="ce1"/>
        <table:table-row table:style-name="ro1">
          <table:table-cell table:style-name="ce1"/>
          <table:table-cell table:style-name="ce30"/>
          <table:table-cell office:value-type="string" table:style-name="ce86">
            <text:p>中華民國108年12月底</text:p>
          </table:table-cell>
          <table:table-cell table:number-columns-repeated="2" table:style-name="ce30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4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5">
            <text:p>戶 <text:s text:c="3"/>數</text:p>
          </table:table-cell>
          <table:table-cell office:value-type="string" table:style-name="ce31">
            <text:p>人 <text:s text:c="7"/>口 <text:s text:c="7"/>數</text:p>
          </table:table-cell>
          <table:table-cell table:number-columns-repeated="2" table:style-name="ce32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33">
            <text:p>計</text:p>
          </table:table-cell>
          <table:table-cell office:value-type="string" table:style-name="ce34">
            <text:p>男</text:p>
          </table:table-cell>
          <table:table-cell office:value-type="string" table:style-name="ce35">
            <text:p>女</text:p>
          </table:table-cell>
          <table:table-cell table:number-columns-repeated="16379"/>
        </table:table-row>
        <table:table-row table:style-name="ro2">
          <table:table-cell office:value-type="string" table:style-name="ce60">
            <text:p>總　 <text:s/>計</text:p>
          </table:table-cell>
          <table:table-cell office:value-type="float" office:value="8832745" table:style-name="ce57">
            <text:p>8,832,745</text:p>
          </table:table-cell>
          <table:table-cell office:value-type="float" office:value="23603121" table:style-name="ce58">
            <text:p>23,603,121</text:p>
          </table:table-cell>
          <table:table-cell office:value-type="float" office:value="11705186" table:style-name="ce58">
            <text:p>11,705,186</text:p>
          </table:table-cell>
          <table:table-cell office:value-type="float" office:value="11897935" table:style-name="ce59">
            <text:p>11,897,935</text:p>
          </table:table-cell>
          <table:table-cell table:number-columns-repeated="16379"/>
        </table:table-row>
        <table:table-row table:style-name="ro3">
          <table:table-cell office:value-type="string" table:style-name="ce60">
            <text:p>新 北 市</text:p>
          </table:table-cell>
          <table:table-cell office:value-type="float" office:value="1583999" table:style-name="ce57">
            <text:p>1,583,999</text:p>
          </table:table-cell>
          <table:table-cell office:value-type="float" office:value="4018696" table:style-name="ce62">
            <text:p>4,018,696</text:p>
          </table:table-cell>
          <table:table-cell office:value-type="float" office:value="1963658" table:style-name="ce62">
            <text:p>1,963,658</text:p>
          </table:table-cell>
          <table:table-cell office:value-type="float" office:value="2055038" table:style-name="ce59">
            <text:p>2,055,038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臺 北 市</text:p>
          </table:table-cell>
          <table:table-cell office:value-type="float" office:value="1060880" table:style-name="ce57">
            <text:p>1,060,880</text:p>
          </table:table-cell>
          <table:table-cell office:value-type="float" office:value="2645041" table:style-name="ce62">
            <text:p>2,645,041</text:p>
          </table:table-cell>
          <table:table-cell office:value-type="float" office:value="1260049" table:style-name="ce62">
            <text:p>1,260,049</text:p>
          </table:table-cell>
          <table:table-cell office:value-type="float" office:value="1384992" table:style-name="ce59">
            <text:p>1,384,992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桃 園 市</text:p>
          </table:table-cell>
          <table:table-cell office:value-type="float" office:value="825888" table:style-name="ce57">
            <text:p>825,888</text:p>
          </table:table-cell>
          <table:table-cell office:value-type="float" office:value="2249037" table:style-name="ce62">
            <text:p>2,249,037</text:p>
          </table:table-cell>
          <table:table-cell office:value-type="float" office:value="1116111" table:style-name="ce62">
            <text:p>1,116,111</text:p>
          </table:table-cell>
          <table:table-cell office:value-type="float" office:value="1132926" table:style-name="ce59">
            <text:p>1,132,926</text:p>
          </table:table-cell>
          <table:table-cell table:number-columns-repeated="16379"/>
        </table:table-row>
        <table:table-row table:style-name="ro4">
          <table:table-cell office:value-type="string" table:style-name="ce64">
            <text:p>臺 中 市</text:p>
          </table:table-cell>
          <table:table-cell office:value-type="float" office:value="986646" table:style-name="ce57">
            <text:p>986,646</text:p>
          </table:table-cell>
          <table:table-cell office:value-type="float" office:value="2815261" table:style-name="ce62">
            <text:p>2,815,261</text:p>
          </table:table-cell>
          <table:table-cell office:value-type="float" office:value="1384164" table:style-name="ce62">
            <text:p>1,384,164</text:p>
          </table:table-cell>
          <table:table-cell office:value-type="float" office:value="1431097" table:style-name="ce59">
            <text:p>1,431,097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臺 南 市</text:p>
          </table:table-cell>
          <table:table-cell office:value-type="float" office:value="696269" table:style-name="ce57">
            <text:p>696,269</text:p>
          </table:table-cell>
          <table:table-cell office:value-type="float" office:value="1880906" table:style-name="ce62">
            <text:p>1,880,906</text:p>
          </table:table-cell>
          <table:table-cell office:value-type="float" office:value="937342" table:style-name="ce62">
            <text:p>937,342</text:p>
          </table:table-cell>
          <table:table-cell office:value-type="float" office:value="943564" table:style-name="ce59">
            <text:p>943,564</text:p>
          </table:table-cell>
          <table:table-cell table:number-columns-repeated="16379"/>
        </table:table-row>
        <table:table-row table:style-name="ro5">
          <table:table-cell office:value-type="string" table:style-name="ce60">
            <text:p>高 雄 市</text:p>
          </table:table-cell>
          <table:table-cell office:value-type="float" office:value="1110051" table:style-name="ce57">
            <text:p>1,110,051</text:p>
          </table:table-cell>
          <table:table-cell office:value-type="float" office:value="2773198" table:style-name="ce61">
            <text:p>2,773,198</text:p>
          </table:table-cell>
          <table:table-cell office:value-type="float" office:value="1369850" table:style-name="ce62">
            <text:p>1,369,850</text:p>
          </table:table-cell>
          <table:table-cell office:value-type="float" office:value="1403348" table:style-name="ce59">
            <text:p>1,403,348</text:p>
          </table:table-cell>
          <table:table-cell table:number-columns-repeated="16379"/>
        </table:table-row>
        <table:table-row table:style-name="ro2">
          <table:table-cell office:value-type="string" table:style-name="ce60">
            <text:p>臺 灣 省</text:p>
          </table:table-cell>
          <table:table-cell office:value-type="float" office:value="2524580" table:style-name="ce57">
            <text:p>2,524,580</text:p>
          </table:table-cell>
          <table:table-cell office:value-type="float" office:value="7067708" table:style-name="ce61">
            <text:p>7,067,708</text:p>
          </table:table-cell>
          <table:table-cell office:value-type="float" office:value="3596501" table:style-name="ce62">
            <text:p>3,596,501</text:p>
          </table:table-cell>
          <table:table-cell office:value-type="float" office:value="3471207" table:style-name="ce59">
            <text:p>3,471,207</text:p>
          </table:table-cell>
          <table:table-cell table:number-columns-repeated="16379"/>
        </table:table-row>
        <table:table-row table:style-name="ro6">
          <table:table-cell office:value-type="string" table:style-name="ce27">
            <text:p>宜蘭縣</text:p>
          </table:table-cell>
          <table:table-cell office:value-type="float" office:value="170833" table:style-name="ce36">
            <text:p>170,833</text:p>
          </table:table-cell>
          <table:table-cell office:value-type="float" office:value="454178" table:style-name="ce37">
            <text:p>454,178</text:p>
          </table:table-cell>
          <table:table-cell office:value-type="float" office:value="229222" table:style-name="ce37">
            <text:p>229,222</text:p>
          </table:table-cell>
          <table:table-cell office:value-type="float" office:value="224956" table:style-name="ce37">
            <text:p>224,956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新竹縣</text:p>
          </table:table-cell>
          <table:table-cell office:value-type="float" office:value="200453" table:style-name="ce36">
            <text:p>200,453</text:p>
          </table:table-cell>
          <table:table-cell office:value-type="float" office:value="563933" table:style-name="ce37">
            <text:p>563,933</text:p>
          </table:table-cell>
          <table:table-cell office:value-type="float" office:value="287837" table:style-name="ce37">
            <text:p>287,837</text:p>
          </table:table-cell>
          <table:table-cell office:value-type="float" office:value="276096" table:style-name="ce37">
            <text:p>276,096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苗栗縣</text:p>
          </table:table-cell>
          <table:table-cell office:value-type="float" office:value="191162" table:style-name="ce36">
            <text:p>191,162</text:p>
          </table:table-cell>
          <table:table-cell office:value-type="float" office:value="545459" table:style-name="ce37">
            <text:p>545,459</text:p>
          </table:table-cell>
          <table:table-cell office:value-type="float" office:value="281290" table:style-name="ce37">
            <text:p>281,290</text:p>
          </table:table-cell>
          <table:table-cell office:value-type="float" office:value="264169" table:style-name="ce37">
            <text:p>264,169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彰化縣</text:p>
          </table:table-cell>
          <table:table-cell office:value-type="float" office:value="392844" table:style-name="ce36">
            <text:p>392,844</text:p>
          </table:table-cell>
          <table:table-cell office:value-type="float" office:value="1272802" table:style-name="ce37">
            <text:p>1,272,802</text:p>
          </table:table-cell>
          <table:table-cell office:value-type="float" office:value="647449" table:style-name="ce37">
            <text:p>647,449</text:p>
          </table:table-cell>
          <table:table-cell office:value-type="float" office:value="625353" table:style-name="ce37">
            <text:p>625,353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南投縣</text:p>
          </table:table-cell>
          <table:table-cell office:value-type="float" office:value="179030" table:style-name="ce36">
            <text:p>179,030</text:p>
          </table:table-cell>
          <table:table-cell office:value-type="float" office:value="494112" table:style-name="ce37">
            <text:p>494,112</text:p>
          </table:table-cell>
          <table:table-cell office:value-type="float" office:value="252705" table:style-name="ce37">
            <text:p>252,705</text:p>
          </table:table-cell>
          <table:table-cell office:value-type="float" office:value="241407" table:style-name="ce37">
            <text:p>241,407</text:p>
          </table:table-cell>
          <table:table-cell table:number-columns-repeated="16379"/>
        </table:table-row>
        <table:table-row table:style-name="ro4">
          <table:table-cell office:value-type="string" table:style-name="ce4">
            <text:p>雲林縣</text:p>
          </table:table-cell>
          <table:table-cell office:value-type="float" office:value="242024" table:style-name="ce36">
            <text:p>242,024</text:p>
          </table:table-cell>
          <table:table-cell office:value-type="float" office:value="681306" table:style-name="ce37">
            <text:p>681,306</text:p>
          </table:table-cell>
          <table:table-cell office:value-type="float" office:value="352821" table:style-name="ce37">
            <text:p>352,821</text:p>
          </table:table-cell>
          <table:table-cell office:value-type="float" office:value="328485" table:style-name="ce37">
            <text:p>328,48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7">
            <text:p>嘉義縣</text:p>
          </table:table-cell>
          <table:table-cell office:value-type="float" office:value="183651" table:style-name="ce36">
            <text:p>183,651</text:p>
          </table:table-cell>
          <table:table-cell office:value-type="float" office:value="503113" table:style-name="ce37">
            <text:p>503,113</text:p>
          </table:table-cell>
          <table:table-cell office:value-type="float" office:value="261238" table:style-name="ce37">
            <text:p>261,238</text:p>
          </table:table-cell>
          <table:table-cell office:value-type="float" office:value="241875" table:style-name="ce37">
            <text:p>241,87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屏東縣</text:p>
          </table:table-cell>
          <table:table-cell office:value-type="float" office:value="289861" table:style-name="ce36">
            <text:p>289,861</text:p>
          </table:table-cell>
          <table:table-cell office:value-type="float" office:value="819184" table:style-name="ce37">
            <text:p>819,184</text:p>
          </table:table-cell>
          <table:table-cell office:value-type="float" office:value="417815" table:style-name="ce37">
            <text:p>417,815</text:p>
          </table:table-cell>
          <table:table-cell office:value-type="float" office:value="401369" table:style-name="ce37">
            <text:p>401,36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臺東縣</text:p>
          </table:table-cell>
          <table:table-cell office:value-type="float" office:value="83197" table:style-name="ce36">
            <text:p>83,197</text:p>
          </table:table-cell>
          <table:table-cell office:value-type="float" office:value="216781" table:style-name="ce55">
            <text:p>216,781</text:p>
          </table:table-cell>
          <table:table-cell office:value-type="float" office:value="111570" table:style-name="ce37">
            <text:p>111,570</text:p>
          </table:table-cell>
          <table:table-cell office:value-type="float" office:value="105211" table:style-name="ce37">
            <text:p>105,21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花蓮縣</text:p>
          </table:table-cell>
          <table:table-cell office:value-type="float" office:value="126729" table:style-name="ce36">
            <text:p>126,729</text:p>
          </table:table-cell>
          <table:table-cell office:value-type="float" office:value="326247" table:style-name="ce37">
            <text:p>326,247</text:p>
          </table:table-cell>
          <table:table-cell office:value-type="float" office:value="165073" table:style-name="ce37">
            <text:p>165,073</text:p>
          </table:table-cell>
          <table:table-cell office:value-type="float" office:value="161174" table:style-name="ce37">
            <text:p>161,17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7">
            <text:p>澎湖縣</text:p>
          </table:table-cell>
          <table:table-cell office:value-type="float" office:value="41526" table:style-name="ce36">
            <text:p>41,526</text:p>
          </table:table-cell>
          <table:table-cell office:value-type="float" office:value="105207" table:style-name="ce37">
            <text:p>105,207</text:p>
          </table:table-cell>
          <table:table-cell office:value-type="float" office:value="54283" table:style-name="ce37">
            <text:p>54,283</text:p>
          </table:table-cell>
          <table:table-cell office:value-type="float" office:value="50924" table:style-name="ce37">
            <text:p>50,92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8">
            <text:p>基隆市</text:p>
          </table:table-cell>
          <table:table-cell office:value-type="float" office:value="154552" table:style-name="ce36">
            <text:p>154,552</text:p>
          </table:table-cell>
          <table:table-cell office:value-type="float" office:value="368893" table:style-name="ce37">
            <text:p>368,893</text:p>
          </table:table-cell>
          <table:table-cell office:value-type="float" office:value="184139" table:style-name="ce37">
            <text:p>184,139</text:p>
          </table:table-cell>
          <table:table-cell office:value-type="float" office:value="184754" table:style-name="ce37">
            <text:p>184,75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7">
            <text:p>新竹市</text:p>
          </table:table-cell>
          <table:table-cell office:value-type="float" office:value="168093" table:style-name="ce36">
            <text:p>168,093</text:p>
          </table:table-cell>
          <table:table-cell office:value-type="float" office:value="448803" table:style-name="ce37">
            <text:p>448,803</text:p>
          </table:table-cell>
          <table:table-cell office:value-type="float" office:value="221265" table:style-name="ce37">
            <text:p>221,265</text:p>
          </table:table-cell>
          <table:table-cell office:value-type="float" office:value="227538" table:style-name="ce37">
            <text:p>227,53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嘉義市</text:p>
          </table:table-cell>
          <table:table-cell office:value-type="float" office:value="100625" table:style-name="ce36">
            <text:p>100,625</text:p>
          </table:table-cell>
          <table:table-cell office:value-type="float" office:value="267690" table:style-name="ce37">
            <text:p>267,690</text:p>
          </table:table-cell>
          <table:table-cell office:value-type="float" office:value="129794" table:style-name="ce37">
            <text:p>129,794</text:p>
          </table:table-cell>
          <table:table-cell office:value-type="float" office:value="137896" table:style-name="ce37">
            <text:p>137,896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60">
            <text:p>福 建 省</text:p>
          </table:table-cell>
          <table:table-cell office:value-type="float" office:value="44432" table:style-name="ce57">
            <text:p>44,432</text:p>
          </table:table-cell>
          <table:table-cell office:value-type="float" office:value="153274" table:style-name="ce61">
            <text:p>153,274</text:p>
          </table:table-cell>
          <table:table-cell office:value-type="float" office:value="77511" table:style-name="ce61">
            <text:p>77,511</text:p>
          </table:table-cell>
          <table:table-cell office:value-type="float" office:value="75763" table:style-name="ce61">
            <text:p>75,76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金門縣</text:p>
          </table:table-cell>
          <table:table-cell office:value-type="float" office:value="41217" table:style-name="ce36">
            <text:p>41,217</text:p>
          </table:table-cell>
          <table:table-cell office:value-type="float" office:value="140185" table:style-name="ce37">
            <text:p>140,185</text:p>
          </table:table-cell>
          <table:table-cell office:value-type="float" office:value="70010" table:style-name="ce37">
            <text:p>70,010</text:p>
          </table:table-cell>
          <table:table-cell office:value-type="float" office:value="70175" table:style-name="ce37">
            <text:p>70,175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29">
            <text:p>連江縣</text:p>
          </table:table-cell>
          <table:table-cell office:value-type="float" office:value="3215" table:style-name="ce38">
            <text:p>3,215</text:p>
          </table:table-cell>
          <table:table-cell office:value-type="float" office:value="13089" table:style-name="ce39">
            <text:p>13,089</text:p>
          </table:table-cell>
          <table:table-cell office:value-type="float" office:value="7501" table:style-name="ce39">
            <text:p>7,501</text:p>
          </table:table-cell>
          <table:table-cell office:value-type="float" office:value="5588" table:style-name="ce39">
            <text:p>5,588</text:p>
          </table:table-cell>
          <table:table-cell table:number-columns-repeated="16379" table:style-name="ce1"/>
        </table:table-row>
        <table:table-row table:style-name="ro7">
          <table:table-cell table:style-name="ce87"/>
          <table:table-cell table:number-columns-repeated="2" table:style-name="ce30"/>
          <table:table-cell table:style-name="ce84"/>
          <table:table-cell office:value-type="string" table:style-name="ce94">
            <text:p><text:s text:c="7"/>內政部戶政司 民國109年1月8日編製</text:p>
          </table:table-cell>
          <table:table-cell table:style-name="ce84"/>
          <table:table-cell table:number-columns-repeated="16378"/>
        </table:table-row>
        <table:table-row table:style-name="ro4">
          <table:table-cell table:style-name="ce4"/>
          <table:table-cell table:number-columns-repeated="3" table:style-name="ce30"/>
          <table:table-cell table:style-name="ce85"/>
          <table:table-cell table:number-columns-repeated="16379" table:style-name="ce1"/>
        </table:table-row>
        <table:table-row table:style-name="ro4">
          <table:table-cell table:style-name="ce4"/>
          <table:table-cell table:number-columns-repeated="4" table:style-name="ce30"/>
          <table:table-cell table:number-columns-repeated="16379" table:style-name="ce1"/>
        </table:table-row>
        <table:table-row table:style-name="ro4">
          <table:table-cell table:style-name="ce1"/>
          <table:table-cell table:number-columns-repeated="4" table:style-name="ce30"/>
          <table:table-cell table:number-columns-repeated="16379" table:style-name="ce1"/>
        </table:table-row>
        <table:table-row table:style-name="ro4">
          <table:table-cell table:number-columns-repeated="16384"/>
        </table:table-row>
        <table:table-row table:number-rows-repeated="1048543" table:style-name="ro8">
          <table:table-cell table:number-columns-repeated="16384"/>
        </table:table-row>
      </table:table>
      <table:table table:name="新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1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3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7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0">
            <text:p>新北市</text:p>
          </table:table-cell>
          <table:table-cell office:value-type="float" office:value="1583999" table:style-name="ce82">
            <text:p>1,583,999</text:p>
          </table:table-cell>
          <table:table-cell office:value-type="float" office:value="4018696" table:style-name="ce79">
            <text:p>4,018,696</text:p>
          </table:table-cell>
          <table:table-cell office:value-type="float" office:value="1963658" table:style-name="ce79">
            <text:p>1,963,658</text:p>
          </table:table-cell>
          <table:table-cell office:value-type="float" office:value="2055038" table:style-name="ce83">
            <text:p>2,055,038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板橋區</text:p>
          </table:table-cell>
          <table:table-cell office:value-type="float" office:value="215279" table:style-name="ce9">
            <text:p>215,279</text:p>
          </table:table-cell>
          <table:table-cell office:value-type="float" office:value="556897" table:style-name="ce11">
            <text:p>556,897</text:p>
          </table:table-cell>
          <table:table-cell office:value-type="float" office:value="270997" table:style-name="ce11">
            <text:p>270,997</text:p>
          </table:table-cell>
          <table:table-cell office:value-type="float" office:value="285900" table:style-name="ce23">
            <text:p>285,900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三重區</text:p>
          </table:table-cell>
          <table:table-cell office:value-type="float" office:value="153267" table:style-name="ce9">
            <text:p>153,267</text:p>
          </table:table-cell>
          <table:table-cell office:value-type="float" office:value="386336" table:style-name="ce11">
            <text:p>386,336</text:p>
          </table:table-cell>
          <table:table-cell office:value-type="float" office:value="189595" table:style-name="ce11">
            <text:p>189,595</text:p>
          </table:table-cell>
          <table:table-cell office:value-type="float" office:value="196741" table:style-name="ce23">
            <text:p>196,741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中和區</text:p>
          </table:table-cell>
          <table:table-cell office:value-type="float" office:value="167668" table:style-name="ce9">
            <text:p>167,668</text:p>
          </table:table-cell>
          <table:table-cell office:value-type="float" office:value="413069" table:style-name="ce11">
            <text:p>413,069</text:p>
          </table:table-cell>
          <table:table-cell office:value-type="float" office:value="199887" table:style-name="ce11">
            <text:p>199,887</text:p>
          </table:table-cell>
          <table:table-cell office:value-type="float" office:value="213182" table:style-name="ce23">
            <text:p>213,182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永和區</text:p>
          </table:table-cell>
          <table:table-cell office:value-type="float" office:value="91319" table:style-name="ce9">
            <text:p>91,319</text:p>
          </table:table-cell>
          <table:table-cell office:value-type="float" office:value="220595" table:style-name="ce11">
            <text:p>220,595</text:p>
          </table:table-cell>
          <table:table-cell office:value-type="float" office:value="104559" table:style-name="ce11">
            <text:p>104,559</text:p>
          </table:table-cell>
          <table:table-cell office:value-type="float" office:value="116036" table:style-name="ce23">
            <text:p>116,036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新莊區</text:p>
          </table:table-cell>
          <table:table-cell office:value-type="float" office:value="157838" table:style-name="ce9">
            <text:p>157,838</text:p>
          </table:table-cell>
          <table:table-cell office:value-type="float" office:value="420473" table:style-name="ce11">
            <text:p>420,473</text:p>
          </table:table-cell>
          <table:table-cell office:value-type="float" office:value="204865" table:style-name="ce11">
            <text:p>204,865</text:p>
          </table:table-cell>
          <table:table-cell office:value-type="float" office:value="215608" table:style-name="ce23">
            <text:p>215,6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店區</text:p>
          </table:table-cell>
          <table:table-cell office:value-type="float" office:value="129140" table:style-name="ce9">
            <text:p>129,140</text:p>
          </table:table-cell>
          <table:table-cell office:value-type="float" office:value="303445" table:style-name="ce11">
            <text:p>303,445</text:p>
          </table:table-cell>
          <table:table-cell office:value-type="float" office:value="145517" table:style-name="ce11">
            <text:p>145,517</text:p>
          </table:table-cell>
          <table:table-cell office:value-type="float" office:value="157928" table:style-name="ce23">
            <text:p>157,92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樹林區</text:p>
          </table:table-cell>
          <table:table-cell office:value-type="float" office:value="67176" table:style-name="ce9">
            <text:p>67,176</text:p>
          </table:table-cell>
          <table:table-cell office:value-type="float" office:value="183926" table:style-name="ce11">
            <text:p>183,926</text:p>
          </table:table-cell>
          <table:table-cell office:value-type="float" office:value="91651" table:style-name="ce11">
            <text:p>91,651</text:p>
          </table:table-cell>
          <table:table-cell office:value-type="float" office:value="92275" table:style-name="ce23">
            <text:p>92,2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鶯歌區</text:p>
          </table:table-cell>
          <table:table-cell office:value-type="float" office:value="31013" table:style-name="ce9">
            <text:p>31,013</text:p>
          </table:table-cell>
          <table:table-cell office:value-type="float" office:value="86869" table:style-name="ce11">
            <text:p>86,869</text:p>
          </table:table-cell>
          <table:table-cell office:value-type="float" office:value="43516" table:style-name="ce11">
            <text:p>43,516</text:p>
          </table:table-cell>
          <table:table-cell office:value-type="float" office:value="43353" table:style-name="ce23">
            <text:p>43,3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峽區</text:p>
          </table:table-cell>
          <table:table-cell office:value-type="float" office:value="43961" table:style-name="ce9">
            <text:p>43,961</text:p>
          </table:table-cell>
          <table:table-cell office:value-type="float" office:value="116478" table:style-name="ce11">
            <text:p>116,478</text:p>
          </table:table-cell>
          <table:table-cell office:value-type="float" office:value="58199" table:style-name="ce11">
            <text:p>58,199</text:p>
          </table:table-cell>
          <table:table-cell office:value-type="float" office:value="58279" table:style-name="ce23">
            <text:p>58,27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淡水區</text:p>
          </table:table-cell>
          <table:table-cell office:value-type="float" office:value="80206" table:style-name="ce9">
            <text:p>80,206</text:p>
          </table:table-cell>
          <table:table-cell office:value-type="float" office:value="178610" table:style-name="ce11">
            <text:p>178,610</text:p>
          </table:table-cell>
          <table:table-cell office:value-type="float" office:value="85461" table:style-name="ce11">
            <text:p>85,461</text:p>
          </table:table-cell>
          <table:table-cell office:value-type="float" office:value="93149" table:style-name="ce23">
            <text:p>93,1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汐止區</text:p>
          </table:table-cell>
          <table:table-cell office:value-type="float" office:value="89668" table:style-name="ce9">
            <text:p>89,668</text:p>
          </table:table-cell>
          <table:table-cell office:value-type="float" office:value="203429" table:style-name="ce11">
            <text:p>203,429</text:p>
          </table:table-cell>
          <table:table-cell office:value-type="float" office:value="98995" table:style-name="ce11">
            <text:p>98,995</text:p>
          </table:table-cell>
          <table:table-cell office:value-type="float" office:value="104434" table:style-name="ce23">
            <text:p>104,4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瑞芳區</text:p>
          </table:table-cell>
          <table:table-cell office:value-type="float" office:value="16146" table:style-name="ce9">
            <text:p>16,146</text:p>
          </table:table-cell>
          <table:table-cell office:value-type="float" office:value="39536" table:style-name="ce11">
            <text:p>39,536</text:p>
          </table:table-cell>
          <table:table-cell office:value-type="float" office:value="19949" table:style-name="ce11">
            <text:p>19,949</text:p>
          </table:table-cell>
          <table:table-cell office:value-type="float" office:value="19587" table:style-name="ce23">
            <text:p>19,58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土城區</text:p>
          </table:table-cell>
          <table:table-cell office:value-type="float" office:value="88244" table:style-name="ce9">
            <text:p>88,244</text:p>
          </table:table-cell>
          <table:table-cell office:value-type="float" office:value="237696" table:style-name="ce11">
            <text:p>237,696</text:p>
          </table:table-cell>
          <table:table-cell office:value-type="float" office:value="116900" table:style-name="ce11">
            <text:p>116,900</text:p>
          </table:table-cell>
          <table:table-cell office:value-type="float" office:value="120796" table:style-name="ce23">
            <text:p>120,79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蘆洲區</text:p>
          </table:table-cell>
          <table:table-cell office:value-type="float" office:value="72481" table:style-name="ce9">
            <text:p>72,481</text:p>
          </table:table-cell>
          <table:table-cell office:value-type="float" office:value="201883" table:style-name="ce11">
            <text:p>201,883</text:p>
          </table:table-cell>
          <table:table-cell office:value-type="float" office:value="98951" table:style-name="ce11">
            <text:p>98,951</text:p>
          </table:table-cell>
          <table:table-cell office:value-type="float" office:value="102932" table:style-name="ce23">
            <text:p>102,9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五股區</text:p>
          </table:table-cell>
          <table:table-cell office:value-type="float" office:value="33610" table:style-name="ce9">
            <text:p>33,610</text:p>
          </table:table-cell>
          <table:table-cell office:value-type="float" office:value="88000" table:style-name="ce11">
            <text:p>88,000</text:p>
          </table:table-cell>
          <table:table-cell office:value-type="float" office:value="44297" table:style-name="ce11">
            <text:p>44,297</text:p>
          </table:table-cell>
          <table:table-cell office:value-type="float" office:value="43703" table:style-name="ce23">
            <text:p>43,70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泰山區</text:p>
          </table:table-cell>
          <table:table-cell office:value-type="float" office:value="28813" table:style-name="ce9">
            <text:p>28,813</text:p>
          </table:table-cell>
          <table:table-cell office:value-type="float" office:value="78751" table:style-name="ce11">
            <text:p>78,751</text:p>
          </table:table-cell>
          <table:table-cell office:value-type="float" office:value="38874" table:style-name="ce11">
            <text:p>38,874</text:p>
          </table:table-cell>
          <table:table-cell office:value-type="float" office:value="39877" table:style-name="ce23">
            <text:p>39,8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口區</text:p>
          </table:table-cell>
          <table:table-cell office:value-type="float" office:value="46404" table:style-name="ce9">
            <text:p>46,404</text:p>
          </table:table-cell>
          <table:table-cell office:value-type="float" office:value="115582" table:style-name="ce11">
            <text:p>115,582</text:p>
          </table:table-cell>
          <table:table-cell office:value-type="float" office:value="56172" table:style-name="ce11">
            <text:p>56,172</text:p>
          </table:table-cell>
          <table:table-cell office:value-type="float" office:value="59410" table:style-name="ce23">
            <text:p>59,4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深坑區</text:p>
          </table:table-cell>
          <table:table-cell office:value-type="float" office:value="9708" table:style-name="ce9">
            <text:p>9,708</text:p>
          </table:table-cell>
          <table:table-cell office:value-type="float" office:value="23725" table:style-name="ce11">
            <text:p>23,725</text:p>
          </table:table-cell>
          <table:table-cell office:value-type="float" office:value="11855" table:style-name="ce11">
            <text:p>11,855</text:p>
          </table:table-cell>
          <table:table-cell office:value-type="float" office:value="11870" table:style-name="ce23">
            <text:p>11,8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石碇區</text:p>
          </table:table-cell>
          <table:table-cell office:value-type="float" office:value="3415" table:style-name="ce9">
            <text:p>3,415</text:p>
          </table:table-cell>
          <table:table-cell office:value-type="float" office:value="7629" table:style-name="ce11">
            <text:p>7,629</text:p>
          </table:table-cell>
          <table:table-cell office:value-type="float" office:value="4168" table:style-name="ce11">
            <text:p>4,168</text:p>
          </table:table-cell>
          <table:table-cell office:value-type="float" office:value="3461" table:style-name="ce23">
            <text:p>3,4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坪林區</text:p>
          </table:table-cell>
          <table:table-cell office:value-type="float" office:value="2541" table:style-name="ce9">
            <text:p>2,541</text:p>
          </table:table-cell>
          <table:table-cell office:value-type="float" office:value="6689" table:style-name="ce11">
            <text:p>6,689</text:p>
          </table:table-cell>
          <table:table-cell office:value-type="float" office:value="3650" table:style-name="ce11">
            <text:p>3,650</text:p>
          </table:table-cell>
          <table:table-cell office:value-type="float" office:value="3039" table:style-name="ce23">
            <text:p>3,03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芝區</text:p>
          </table:table-cell>
          <table:table-cell office:value-type="float" office:value="9562" table:style-name="ce9">
            <text:p>9,562</text:p>
          </table:table-cell>
          <table:table-cell office:value-type="float" office:value="22768" table:style-name="ce11">
            <text:p>22,768</text:p>
          </table:table-cell>
          <table:table-cell office:value-type="float" office:value="11708" table:style-name="ce11">
            <text:p>11,708</text:p>
          </table:table-cell>
          <table:table-cell office:value-type="float" office:value="11060" table:style-name="ce23">
            <text:p>11,06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石門區</text:p>
          </table:table-cell>
          <table:table-cell office:value-type="float" office:value="4293" table:style-name="ce9">
            <text:p>4,293</text:p>
          </table:table-cell>
          <table:table-cell office:value-type="float" office:value="11834" table:style-name="ce11">
            <text:p>11,834</text:p>
          </table:table-cell>
          <table:table-cell office:value-type="float" office:value="6150" table:style-name="ce11">
            <text:p>6,150</text:p>
          </table:table-cell>
          <table:table-cell office:value-type="float" office:value="5684" table:style-name="ce23">
            <text:p>5,68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八里區</text:p>
          </table:table-cell>
          <table:table-cell office:value-type="float" office:value="15265" table:style-name="ce9">
            <text:p>15,265</text:p>
          </table:table-cell>
          <table:table-cell office:value-type="float" office:value="39531" table:style-name="ce11">
            <text:p>39,531</text:p>
          </table:table-cell>
          <table:table-cell office:value-type="float" office:value="19728" table:style-name="ce11">
            <text:p>19,728</text:p>
          </table:table-cell>
          <table:table-cell office:value-type="float" office:value="19803" table:style-name="ce23">
            <text:p>19,80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平溪區</text:p>
          </table:table-cell>
          <table:table-cell office:value-type="float" office:value="2274" table:style-name="ce9">
            <text:p>2,274</text:p>
          </table:table-cell>
          <table:table-cell office:value-type="float" office:value="4546" table:style-name="ce11">
            <text:p>4,546</text:p>
          </table:table-cell>
          <table:table-cell office:value-type="float" office:value="2519" table:style-name="ce11">
            <text:p>2,519</text:p>
          </table:table-cell>
          <table:table-cell office:value-type="float" office:value="2027" table:style-name="ce23">
            <text:p>2,0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雙溪區</text:p>
          </table:table-cell>
          <table:table-cell office:value-type="float" office:value="3776" table:style-name="ce9">
            <text:p>3,776</text:p>
          </table:table-cell>
          <table:table-cell office:value-type="float" office:value="8665" table:style-name="ce11">
            <text:p>8,665</text:p>
          </table:table-cell>
          <table:table-cell office:value-type="float" office:value="4705" table:style-name="ce11">
            <text:p>4,705</text:p>
          </table:table-cell>
          <table:table-cell office:value-type="float" office:value="3960" table:style-name="ce23">
            <text:p>3,96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貢寮區</text:p>
          </table:table-cell>
          <table:table-cell office:value-type="float" office:value="4360" table:style-name="ce9">
            <text:p>4,360</text:p>
          </table:table-cell>
          <table:table-cell office:value-type="float" office:value="12033" table:style-name="ce11">
            <text:p>12,033</text:p>
          </table:table-cell>
          <table:table-cell office:value-type="float" office:value="6151" table:style-name="ce11">
            <text:p>6,151</text:p>
          </table:table-cell>
          <table:table-cell office:value-type="float" office:value="5882" table:style-name="ce23">
            <text:p>5,8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山區</text:p>
          </table:table-cell>
          <table:table-cell office:value-type="float" office:value="7144" table:style-name="ce9">
            <text:p>7,144</text:p>
          </table:table-cell>
          <table:table-cell office:value-type="float" office:value="21396" table:style-name="ce11">
            <text:p>21,396</text:p>
          </table:table-cell>
          <table:table-cell office:value-type="float" office:value="10524" table:style-name="ce11">
            <text:p>10,524</text:p>
          </table:table-cell>
          <table:table-cell office:value-type="float" office:value="10872" table:style-name="ce23">
            <text:p>10,8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里區</text:p>
          </table:table-cell>
          <table:table-cell office:value-type="float" office:value="7520" table:style-name="ce9">
            <text:p>7,520</text:p>
          </table:table-cell>
          <table:table-cell office:value-type="float" office:value="21872" table:style-name="ce11">
            <text:p>21,872</text:p>
          </table:table-cell>
          <table:table-cell office:value-type="float" office:value="10976" table:style-name="ce11">
            <text:p>10,976</text:p>
          </table:table-cell>
          <table:table-cell office:value-type="float" office:value="10896" table:style-name="ce23">
            <text:p>10,896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※烏來區</text:p>
          </table:table-cell>
          <table:table-cell office:value-type="float" office:value="1908" table:style-name="ce16">
            <text:p>1,908</text:p>
          </table:table-cell>
          <table:table-cell office:value-type="float" office:value="6433" table:style-name="ce18">
            <text:p>6,433</text:p>
          </table:table-cell>
          <table:table-cell office:value-type="float" office:value="3139" table:style-name="ce18">
            <text:p>3,139</text:p>
          </table:table-cell>
          <table:table-cell office:value-type="float" office:value="3294" table:style-name="ce19">
            <text:p>3,294</text:p>
          </table:table-cell>
          <table:table-cell table:number-columns-repeated="16379"/>
        </table:table-row>
        <table:table-row table:style-name="ro4">
          <table:table-cell office:value-type="string" table:style-name="ce93">
            <text:p>說明：表內列有「※」者表示山地鄉（區）。（以下縣市同）</text:p>
          </table:table-cell>
          <table:table-cell table:number-columns-repeated="16383" table:style-name="ce1"/>
        </table:table-row>
        <table:table-row table:number-rows-repeated="3" table:style-name="ro4">
          <table:table-cell table:number-columns-repeated="16384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桃園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1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7">
            <text:p>桃園市</text:p>
          </table:table-cell>
          <table:table-cell office:value-type="float" office:value="825888" table:style-name="ce71">
            <text:p>825,888</text:p>
          </table:table-cell>
          <table:table-cell office:value-type="float" office:value="2249037" table:style-name="ce79">
            <text:p>2,249,037</text:p>
          </table:table-cell>
          <table:table-cell office:value-type="float" office:value="1116111" table:style-name="ce79">
            <text:p>1,116,111</text:p>
          </table:table-cell>
          <table:table-cell office:value-type="float" office:value="1132926" table:style-name="ce83">
            <text:p>1,132,926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桃園區</text:p>
          </table:table-cell>
          <table:table-cell office:value-type="float" office:value="173121" table:style-name="ce52">
            <text:p>173,121</text:p>
          </table:table-cell>
          <table:table-cell office:value-type="float" office:value="452824" table:style-name="ce11">
            <text:p>452,824</text:p>
          </table:table-cell>
          <table:table-cell office:value-type="float" office:value="219247" table:style-name="ce11">
            <text:p>219,247</text:p>
          </table:table-cell>
          <table:table-cell office:value-type="float" office:value="233577" table:style-name="ce23">
            <text:p>233,577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中壢區</text:p>
          </table:table-cell>
          <table:table-cell office:value-type="float" office:value="156821" table:style-name="ce52">
            <text:p>156,821</text:p>
          </table:table-cell>
          <table:table-cell office:value-type="float" office:value="417380" table:style-name="ce11">
            <text:p>417,380</text:p>
          </table:table-cell>
          <table:table-cell office:value-type="float" office:value="204943" table:style-name="ce11">
            <text:p>204,943</text:p>
          </table:table-cell>
          <table:table-cell office:value-type="float" office:value="212437" table:style-name="ce23">
            <text:p>212,437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大溪區</text:p>
          </table:table-cell>
          <table:table-cell office:value-type="float" office:value="33460" table:style-name="ce52">
            <text:p>33,460</text:p>
          </table:table-cell>
          <table:table-cell office:value-type="float" office:value="95550" table:style-name="ce11">
            <text:p>95,550</text:p>
          </table:table-cell>
          <table:table-cell office:value-type="float" office:value="48532" table:style-name="ce11">
            <text:p>48,532</text:p>
          </table:table-cell>
          <table:table-cell office:value-type="float" office:value="47018" table:style-name="ce23">
            <text:p>47,018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楊梅區</text:p>
          </table:table-cell>
          <table:table-cell office:value-type="float" office:value="61075" table:style-name="ce52">
            <text:p>61,075</text:p>
          </table:table-cell>
          <table:table-cell office:value-type="float" office:value="173049" table:style-name="ce11">
            <text:p>173,049</text:p>
          </table:table-cell>
          <table:table-cell office:value-type="float" office:value="86976" table:style-name="ce11">
            <text:p>86,976</text:p>
          </table:table-cell>
          <table:table-cell office:value-type="float" office:value="86073" table:style-name="ce23">
            <text:p>86,073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蘆竹區</text:p>
          </table:table-cell>
          <table:table-cell office:value-type="float" office:value="60330" table:style-name="ce52">
            <text:p>60,330</text:p>
          </table:table-cell>
          <table:table-cell office:value-type="float" office:value="166406" table:style-name="ce11">
            <text:p>166,406</text:p>
          </table:table-cell>
          <table:table-cell office:value-type="float" office:value="82465" table:style-name="ce11">
            <text:p>82,465</text:p>
          </table:table-cell>
          <table:table-cell office:value-type="float" office:value="83941" table:style-name="ce23">
            <text:p>83,941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大園區</text:p>
          </table:table-cell>
          <table:table-cell office:value-type="float" office:value="34997" table:style-name="ce52">
            <text:p>34,997</text:p>
          </table:table-cell>
          <table:table-cell office:value-type="float" office:value="93078" table:style-name="ce11">
            <text:p>93,078</text:p>
          </table:table-cell>
          <table:table-cell office:value-type="float" office:value="47355" table:style-name="ce11">
            <text:p>47,355</text:p>
          </table:table-cell>
          <table:table-cell office:value-type="float" office:value="45723" table:style-name="ce23">
            <text:p>45,723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龜山區</text:p>
          </table:table-cell>
          <table:table-cell office:value-type="float" office:value="64031" table:style-name="ce52">
            <text:p>64,031</text:p>
          </table:table-cell>
          <table:table-cell office:value-type="float" office:value="162921" table:style-name="ce11">
            <text:p>162,921</text:p>
          </table:table-cell>
          <table:table-cell office:value-type="float" office:value="80858" table:style-name="ce11">
            <text:p>80,858</text:p>
          </table:table-cell>
          <table:table-cell office:value-type="float" office:value="82063" table:style-name="ce23">
            <text:p>82,063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八德區</text:p>
          </table:table-cell>
          <table:table-cell office:value-type="float" office:value="74246" table:style-name="ce52">
            <text:p>74,246</text:p>
          </table:table-cell>
          <table:table-cell office:value-type="float" office:value="205974" table:style-name="ce11">
            <text:p>205,974</text:p>
          </table:table-cell>
          <table:table-cell office:value-type="float" office:value="102637" table:style-name="ce11">
            <text:p>102,637</text:p>
          </table:table-cell>
          <table:table-cell office:value-type="float" office:value="103337" table:style-name="ce23">
            <text:p>103,337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龍潭區</text:p>
          </table:table-cell>
          <table:table-cell office:value-type="float" office:value="43228" table:style-name="ce52">
            <text:p>43,228</text:p>
          </table:table-cell>
          <table:table-cell office:value-type="float" office:value="124031" table:style-name="ce11">
            <text:p>124,031</text:p>
          </table:table-cell>
          <table:table-cell office:value-type="float" office:value="61932" table:style-name="ce11">
            <text:p>61,932</text:p>
          </table:table-cell>
          <table:table-cell office:value-type="float" office:value="62099" table:style-name="ce23">
            <text:p>62,099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平鎮區</text:p>
          </table:table-cell>
          <table:table-cell office:value-type="float" office:value="79806" table:style-name="ce52">
            <text:p>79,806</text:p>
          </table:table-cell>
          <table:table-cell office:value-type="float" office:value="228436" table:style-name="ce11">
            <text:p>228,436</text:p>
          </table:table-cell>
          <table:table-cell office:value-type="float" office:value="113220" table:style-name="ce11">
            <text:p>113,220</text:p>
          </table:table-cell>
          <table:table-cell office:value-type="float" office:value="115216" table:style-name="ce23">
            <text:p>115,216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新屋區</text:p>
          </table:table-cell>
          <table:table-cell office:value-type="float" office:value="16915" table:style-name="ce52">
            <text:p>16,915</text:p>
          </table:table-cell>
          <table:table-cell office:value-type="float" office:value="49256" table:style-name="ce11">
            <text:p>49,256</text:p>
          </table:table-cell>
          <table:table-cell office:value-type="float" office:value="26202" table:style-name="ce11">
            <text:p>26,202</text:p>
          </table:table-cell>
          <table:table-cell office:value-type="float" office:value="23054" table:style-name="ce23">
            <text:p>23,054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觀音區</text:p>
          </table:table-cell>
          <table:table-cell office:value-type="float" office:value="23998" table:style-name="ce52">
            <text:p>23,998</text:p>
          </table:table-cell>
          <table:table-cell office:value-type="float" office:value="67956" table:style-name="ce11">
            <text:p>67,956</text:p>
          </table:table-cell>
          <table:table-cell office:value-type="float" office:value="35162" table:style-name="ce11">
            <text:p>35,162</text:p>
          </table:table-cell>
          <table:table-cell office:value-type="float" office:value="32794" table:style-name="ce23">
            <text:p>32,794</text:p>
          </table:table-cell>
          <table:table-cell table:style-name="ce14"/>
          <table:table-cell table:style-name="ce88"/>
          <table:table-cell table:number-columns-repeated="16377"/>
        </table:table-row>
        <table:table-row table:style-name="ro4">
          <table:table-cell office:value-type="string" table:style-name="ce24">
            <text:p>※復興區</text:p>
          </table:table-cell>
          <table:table-cell office:value-type="float" office:value="3860" table:style-name="ce53">
            <text:p>3,860</text:p>
          </table:table-cell>
          <table:table-cell office:value-type="float" office:value="12176" table:style-name="ce18">
            <text:p>12,176</text:p>
          </table:table-cell>
          <table:table-cell office:value-type="float" office:value="6582" table:style-name="ce18">
            <text:p>6,582</text:p>
          </table:table-cell>
          <table:table-cell office:value-type="float" office:value="5594" table:style-name="ce19">
            <text:p>5,594</text:p>
          </table:table-cell>
          <table:table-cell table:number-columns-repeated="16379"/>
        </table:table-row>
        <table:table-row table:style-name="ro4">
          <table:table-cell table:style-name="ce87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 table:style-name="ce1"/>
          <table:table-cell table:number-columns-repeated="2" table:style-name="ce56"/>
          <table:table-cell table:number-columns-repeated="16380" table:style-name="ce1"/>
        </table:table-row>
        <table:table-row table:number-rows-repeated="11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臺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1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臺北市</text:p>
          </table:table-cell>
          <table:table-cell office:value-type="float" office:value="1060880" table:style-name="ce71">
            <text:p>1,060,880</text:p>
          </table:table-cell>
          <table:table-cell office:value-type="float" office:value="2645041" table:style-name="ce79">
            <text:p>2,645,041</text:p>
          </table:table-cell>
          <table:table-cell office:value-type="float" office:value="1260049" table:style-name="ce79">
            <text:p>1,260,049</text:p>
          </table:table-cell>
          <table:table-cell office:value-type="float" office:value="1384992" table:style-name="ce73">
            <text:p>1,384,9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松山區</text:p>
          </table:table-cell>
          <table:table-cell office:value-type="float" office:value="81358" table:style-name="ce52">
            <text:p>81,358</text:p>
          </table:table-cell>
          <table:table-cell office:value-type="float" office:value="204193" table:style-name="ce11">
            <text:p>204,193</text:p>
          </table:table-cell>
          <table:table-cell office:value-type="float" office:value="95492" table:style-name="ce11">
            <text:p>95,492</text:p>
          </table:table-cell>
          <table:table-cell office:value-type="float" office:value="108701" table:style-name="ce10">
            <text:p>108,7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信義區</text:p>
          </table:table-cell>
          <table:table-cell office:value-type="float" office:value="89419" table:style-name="ce52">
            <text:p>89,419</text:p>
          </table:table-cell>
          <table:table-cell office:value-type="float" office:value="220021" table:style-name="ce11">
            <text:p>220,021</text:p>
          </table:table-cell>
          <table:table-cell office:value-type="float" office:value="104608" table:style-name="ce11">
            <text:p>104,608</text:p>
          </table:table-cell>
          <table:table-cell office:value-type="float" office:value="115413" table:style-name="ce10">
            <text:p>115,41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安區</text:p>
          </table:table-cell>
          <table:table-cell office:value-type="float" office:value="121652" table:style-name="ce52">
            <text:p>121,652</text:p>
          </table:table-cell>
          <table:table-cell office:value-type="float" office:value="307631" table:style-name="ce11">
            <text:p>307,631</text:p>
          </table:table-cell>
          <table:table-cell office:value-type="float" office:value="143126" table:style-name="ce11">
            <text:p>143,126</text:p>
          </table:table-cell>
          <table:table-cell office:value-type="float" office:value="164505" table:style-name="ce10">
            <text:p>164,5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山區</text:p>
          </table:table-cell>
          <table:table-cell office:value-type="float" office:value="100761" table:style-name="ce52">
            <text:p>100,761</text:p>
          </table:table-cell>
          <table:table-cell office:value-type="float" office:value="227387" table:style-name="ce11">
            <text:p>227,387</text:p>
          </table:table-cell>
          <table:table-cell office:value-type="float" office:value="105570" table:style-name="ce11">
            <text:p>105,570</text:p>
          </table:table-cell>
          <table:table-cell office:value-type="float" office:value="121817" table:style-name="ce10">
            <text:p>121,8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正區</text:p>
          </table:table-cell>
          <table:table-cell office:value-type="float" office:value="65827" table:style-name="ce52">
            <text:p>65,827</text:p>
          </table:table-cell>
          <table:table-cell office:value-type="float" office:value="158014" table:style-name="ce11">
            <text:p>158,014</text:p>
          </table:table-cell>
          <table:table-cell office:value-type="float" office:value="75229" table:style-name="ce11">
            <text:p>75,229</text:p>
          </table:table-cell>
          <table:table-cell office:value-type="float" office:value="82785" table:style-name="ce10">
            <text:p>82,7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同區</text:p>
          </table:table-cell>
          <table:table-cell office:value-type="float" office:value="51924" table:style-name="ce52">
            <text:p>51,924</text:p>
          </table:table-cell>
          <table:table-cell office:value-type="float" office:value="126043" table:style-name="ce11">
            <text:p>126,043</text:p>
          </table:table-cell>
          <table:table-cell office:value-type="float" office:value="61173" table:style-name="ce11">
            <text:p>61,173</text:p>
          </table:table-cell>
          <table:table-cell office:value-type="float" office:value="64870" table:style-name="ce10">
            <text:p>64,8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華區</text:p>
          </table:table-cell>
          <table:table-cell office:value-type="float" office:value="79287" table:style-name="ce52">
            <text:p>79,287</text:p>
          </table:table-cell>
          <table:table-cell office:value-type="float" office:value="187076" table:style-name="ce11">
            <text:p>187,076</text:p>
          </table:table-cell>
          <table:table-cell office:value-type="float" office:value="91630" table:style-name="ce11">
            <text:p>91,630</text:p>
          </table:table-cell>
          <table:table-cell office:value-type="float" office:value="95446" table:style-name="ce10">
            <text:p>95,4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文山區</text:p>
          </table:table-cell>
          <table:table-cell office:value-type="float" office:value="107354" table:style-name="ce52">
            <text:p>107,354</text:p>
          </table:table-cell>
          <table:table-cell office:value-type="float" office:value="271806" table:style-name="ce11">
            <text:p>271,806</text:p>
          </table:table-cell>
          <table:table-cell office:value-type="float" office:value="130042" table:style-name="ce11">
            <text:p>130,042</text:p>
          </table:table-cell>
          <table:table-cell office:value-type="float" office:value="141764" table:style-name="ce10">
            <text:p>141,76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港區</text:p>
          </table:table-cell>
          <table:table-cell office:value-type="float" office:value="47614" table:style-name="ce52">
            <text:p>47,614</text:p>
          </table:table-cell>
          <table:table-cell office:value-type="float" office:value="120297" table:style-name="ce11">
            <text:p>120,297</text:p>
          </table:table-cell>
          <table:table-cell office:value-type="float" office:value="58752" table:style-name="ce11">
            <text:p>58,752</text:p>
          </table:table-cell>
          <table:table-cell office:value-type="float" office:value="61545" table:style-name="ce10">
            <text:p>61,54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內湖區</text:p>
          </table:table-cell>
          <table:table-cell office:value-type="float" office:value="109590" table:style-name="ce52">
            <text:p>109,590</text:p>
          </table:table-cell>
          <table:table-cell office:value-type="float" office:value="285795" table:style-name="ce11">
            <text:p>285,795</text:p>
          </table:table-cell>
          <table:table-cell office:value-type="float" office:value="136210" table:style-name="ce11">
            <text:p>136,210</text:p>
          </table:table-cell>
          <table:table-cell office:value-type="float" office:value="149585" table:style-name="ce10">
            <text:p>149,5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士林區</text:p>
          </table:table-cell>
          <table:table-cell office:value-type="float" office:value="108112" table:style-name="ce52">
            <text:p>108,112</text:p>
          </table:table-cell>
          <table:table-cell office:value-type="float" office:value="283459" table:style-name="ce11">
            <text:p>283,459</text:p>
          </table:table-cell>
          <table:table-cell office:value-type="float" office:value="136569" table:style-name="ce11">
            <text:p>136,569</text:p>
          </table:table-cell>
          <table:table-cell office:value-type="float" office:value="146890" table:style-name="ce10">
            <text:p>146,890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北投區</text:p>
          </table:table-cell>
          <table:table-cell office:value-type="float" office:value="97982" table:style-name="ce53">
            <text:p>97,982</text:p>
          </table:table-cell>
          <table:table-cell office:value-type="float" office:value="253319" table:style-name="ce18">
            <text:p>253,319</text:p>
          </table:table-cell>
          <table:table-cell office:value-type="float" office:value="121648" table:style-name="ce18">
            <text:p>121,648</text:p>
          </table:table-cell>
          <table:table-cell office:value-type="float" office:value="131671" table:style-name="ce17">
            <text:p>131,671</text:p>
          </table:table-cell>
          <table:table-cell table:number-columns-repeated="16379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臺中市" table:style-name="ta1">
        <table:table-column table:style-name="co1" table:default-cell-style-name="ce4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4"/>
          <table:table-cell table:style-name="ce26"/>
          <table:table-cell office:value-type="string" table:style-name="ce86">
            <text:p>中華民國108年12月底</text:p>
          </table:table-cell>
          <table:table-cell table:number-columns-repeated="2" table:style-name="ce26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81">
            <text:p>臺中市</text:p>
          </table:table-cell>
          <table:table-cell office:value-type="float" office:value="986646" table:style-name="ce71">
            <text:p>986,646</text:p>
          </table:table-cell>
          <table:table-cell office:value-type="float" office:value="2815261" table:style-name="ce79">
            <text:p>2,815,261</text:p>
          </table:table-cell>
          <table:table-cell office:value-type="float" office:value="1384164" table:style-name="ce79">
            <text:p>1,384,164</text:p>
          </table:table-cell>
          <table:table-cell office:value-type="float" office:value="1431097" table:style-name="ce73">
            <text:p>1,431,097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中　區</text:p>
          </table:table-cell>
          <table:table-cell office:value-type="float" office:value="7966" table:style-name="ce52">
            <text:p>7,966</text:p>
          </table:table-cell>
          <table:table-cell office:value-type="float" office:value="18390" table:style-name="ce11">
            <text:p>18,390</text:p>
          </table:table-cell>
          <table:table-cell office:value-type="float" office:value="9075" table:style-name="ce11">
            <text:p>9,075</text:p>
          </table:table-cell>
          <table:table-cell office:value-type="float" office:value="9315" table:style-name="ce10">
            <text:p>9,315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東　區</text:p>
          </table:table-cell>
          <table:table-cell office:value-type="float" office:value="28523" table:style-name="ce52">
            <text:p>28,523</text:p>
          </table:table-cell>
          <table:table-cell office:value-type="float" office:value="75943" table:style-name="ce11">
            <text:p>75,943</text:p>
          </table:table-cell>
          <table:table-cell office:value-type="float" office:value="37693" table:style-name="ce11">
            <text:p>37,693</text:p>
          </table:table-cell>
          <table:table-cell office:value-type="float" office:value="38250" table:style-name="ce10">
            <text:p>38,250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南　區</text:p>
          </table:table-cell>
          <table:table-cell office:value-type="float" office:value="49600" table:style-name="ce52">
            <text:p>49,600</text:p>
          </table:table-cell>
          <table:table-cell office:value-type="float" office:value="126571" table:style-name="ce11">
            <text:p>126,571</text:p>
          </table:table-cell>
          <table:table-cell office:value-type="float" office:value="60572" table:style-name="ce11">
            <text:p>60,572</text:p>
          </table:table-cell>
          <table:table-cell office:value-type="float" office:value="65999" table:style-name="ce10">
            <text:p>65,999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西　區</text:p>
          </table:table-cell>
          <table:table-cell office:value-type="float" office:value="46049" table:style-name="ce52">
            <text:p>46,049</text:p>
          </table:table-cell>
          <table:table-cell office:value-type="float" office:value="115273" table:style-name="ce11">
            <text:p>115,273</text:p>
          </table:table-cell>
          <table:table-cell office:value-type="float" office:value="54595" table:style-name="ce11">
            <text:p>54,595</text:p>
          </table:table-cell>
          <table:table-cell office:value-type="float" office:value="60678" table:style-name="ce10">
            <text:p>60,678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北　區</text:p>
          </table:table-cell>
          <table:table-cell office:value-type="float" office:value="60198" table:style-name="ce52">
            <text:p>60,198</text:p>
          </table:table-cell>
          <table:table-cell office:value-type="float" office:value="147391" table:style-name="ce11">
            <text:p>147,391</text:p>
          </table:table-cell>
          <table:table-cell office:value-type="float" office:value="70289" table:style-name="ce11">
            <text:p>70,289</text:p>
          </table:table-cell>
          <table:table-cell office:value-type="float" office:value="77102" table:style-name="ce10">
            <text:p>77,102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西屯區</text:p>
          </table:table-cell>
          <table:table-cell office:value-type="float" office:value="88434" table:style-name="ce52">
            <text:p>88,434</text:p>
          </table:table-cell>
          <table:table-cell office:value-type="float" office:value="230501" table:style-name="ce11">
            <text:p>230,501</text:p>
          </table:table-cell>
          <table:table-cell office:value-type="float" office:value="110389" table:style-name="ce11">
            <text:p>110,389</text:p>
          </table:table-cell>
          <table:table-cell office:value-type="float" office:value="120112" table:style-name="ce10">
            <text:p>120,112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南屯區</text:p>
          </table:table-cell>
          <table:table-cell office:value-type="float" office:value="64987" table:style-name="ce52">
            <text:p>64,987</text:p>
          </table:table-cell>
          <table:table-cell office:value-type="float" office:value="173532" table:style-name="ce11">
            <text:p>173,532</text:p>
          </table:table-cell>
          <table:table-cell office:value-type="float" office:value="82933" table:style-name="ce11">
            <text:p>82,933</text:p>
          </table:table-cell>
          <table:table-cell office:value-type="float" office:value="90599" table:style-name="ce10">
            <text:p>90,599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北屯區</text:p>
          </table:table-cell>
          <table:table-cell office:value-type="float" office:value="104793" table:style-name="ce52">
            <text:p>104,793</text:p>
          </table:table-cell>
          <table:table-cell office:value-type="float" office:value="283621" table:style-name="ce11">
            <text:p>283,621</text:p>
          </table:table-cell>
          <table:table-cell office:value-type="float" office:value="135504" table:style-name="ce11">
            <text:p>135,504</text:p>
          </table:table-cell>
          <table:table-cell office:value-type="float" office:value="148117" table:style-name="ce10">
            <text:p>148,117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豐原區</text:p>
          </table:table-cell>
          <table:table-cell office:value-type="float" office:value="54698" table:style-name="ce52">
            <text:p>54,698</text:p>
          </table:table-cell>
          <table:table-cell office:value-type="float" office:value="166875" table:style-name="ce11">
            <text:p>166,875</text:p>
          </table:table-cell>
          <table:table-cell office:value-type="float" office:value="82267" table:style-name="ce11">
            <text:p>82,267</text:p>
          </table:table-cell>
          <table:table-cell office:value-type="float" office:value="84608" table:style-name="ce10">
            <text:p>84,608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東勢區</text:p>
          </table:table-cell>
          <table:table-cell office:value-type="float" office:value="17422" table:style-name="ce52">
            <text:p>17,422</text:p>
          </table:table-cell>
          <table:table-cell office:value-type="float" office:value="49773" table:style-name="ce11">
            <text:p>49,773</text:p>
          </table:table-cell>
          <table:table-cell office:value-type="float" office:value="25519" table:style-name="ce11">
            <text:p>25,519</text:p>
          </table:table-cell>
          <table:table-cell office:value-type="float" office:value="24254" table:style-name="ce10">
            <text:p>24,254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甲區</text:p>
          </table:table-cell>
          <table:table-cell office:value-type="float" office:value="23513" table:style-name="ce52">
            <text:p>23,513</text:p>
          </table:table-cell>
          <table:table-cell office:value-type="float" office:value="76822" table:style-name="ce11">
            <text:p>76,822</text:p>
          </table:table-cell>
          <table:table-cell office:value-type="float" office:value="38529" table:style-name="ce11">
            <text:p>38,529</text:p>
          </table:table-cell>
          <table:table-cell office:value-type="float" office:value="38293" table:style-name="ce10">
            <text:p>38,293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清水區</text:p>
          </table:table-cell>
          <table:table-cell office:value-type="float" office:value="28569" table:style-name="ce52">
            <text:p>28,569</text:p>
          </table:table-cell>
          <table:table-cell office:value-type="float" office:value="87587" table:style-name="ce11">
            <text:p>87,587</text:p>
          </table:table-cell>
          <table:table-cell office:value-type="float" office:value="44816" table:style-name="ce11">
            <text:p>44,816</text:p>
          </table:table-cell>
          <table:table-cell office:value-type="float" office:value="42771" table:style-name="ce10">
            <text:p>42,771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沙鹿區</text:p>
          </table:table-cell>
          <table:table-cell office:value-type="float" office:value="30689" table:style-name="ce52">
            <text:p>30,689</text:p>
          </table:table-cell>
          <table:table-cell office:value-type="float" office:value="94755" table:style-name="ce11">
            <text:p>94,755</text:p>
          </table:table-cell>
          <table:table-cell office:value-type="float" office:value="47731" table:style-name="ce11">
            <text:p>47,731</text:p>
          </table:table-cell>
          <table:table-cell office:value-type="float" office:value="47024" table:style-name="ce10">
            <text:p>47,024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梧棲區</text:p>
          </table:table-cell>
          <table:table-cell office:value-type="float" office:value="18636" table:style-name="ce52">
            <text:p>18,636</text:p>
          </table:table-cell>
          <table:table-cell office:value-type="float" office:value="58921" table:style-name="ce11">
            <text:p>58,921</text:p>
          </table:table-cell>
          <table:table-cell office:value-type="float" office:value="29522" table:style-name="ce11">
            <text:p>29,522</text:p>
          </table:table-cell>
          <table:table-cell office:value-type="float" office:value="29399" table:style-name="ce10">
            <text:p>29,399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后里區</text:p>
          </table:table-cell>
          <table:table-cell office:value-type="float" office:value="16628" table:style-name="ce52">
            <text:p>16,628</text:p>
          </table:table-cell>
          <table:table-cell office:value-type="float" office:value="54666" table:style-name="ce11">
            <text:p>54,666</text:p>
          </table:table-cell>
          <table:table-cell office:value-type="float" office:value="27691" table:style-name="ce11">
            <text:p>27,691</text:p>
          </table:table-cell>
          <table:table-cell office:value-type="float" office:value="26975" table:style-name="ce10">
            <text:p>26,975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神岡區</text:p>
          </table:table-cell>
          <table:table-cell office:value-type="float" office:value="19980" table:style-name="ce52">
            <text:p>19,980</text:p>
          </table:table-cell>
          <table:table-cell office:value-type="float" office:value="65679" table:style-name="ce11">
            <text:p>65,679</text:p>
          </table:table-cell>
          <table:table-cell office:value-type="float" office:value="33445" table:style-name="ce11">
            <text:p>33,445</text:p>
          </table:table-cell>
          <table:table-cell office:value-type="float" office:value="32234" table:style-name="ce10">
            <text:p>32,234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潭子區</text:p>
          </table:table-cell>
          <table:table-cell office:value-type="float" office:value="37141" table:style-name="ce52">
            <text:p>37,141</text:p>
          </table:table-cell>
          <table:table-cell office:value-type="float" office:value="109324" table:style-name="ce11">
            <text:p>109,324</text:p>
          </table:table-cell>
          <table:table-cell office:value-type="float" office:value="53957" table:style-name="ce11">
            <text:p>53,957</text:p>
          </table:table-cell>
          <table:table-cell office:value-type="float" office:value="55367" table:style-name="ce10">
            <text:p>55,367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雅區</text:p>
          </table:table-cell>
          <table:table-cell office:value-type="float" office:value="30298" table:style-name="ce52">
            <text:p>30,298</text:p>
          </table:table-cell>
          <table:table-cell office:value-type="float" office:value="95772" table:style-name="ce11">
            <text:p>95,772</text:p>
          </table:table-cell>
          <table:table-cell office:value-type="float" office:value="47657" table:style-name="ce11">
            <text:p>47,657</text:p>
          </table:table-cell>
          <table:table-cell office:value-type="float" office:value="48115" table:style-name="ce10">
            <text:p>48,115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新社區</text:p>
          </table:table-cell>
          <table:table-cell office:value-type="float" office:value="7647" table:style-name="ce52">
            <text:p>7,647</text:p>
          </table:table-cell>
          <table:table-cell office:value-type="float" office:value="24289" table:style-name="ce11">
            <text:p>24,289</text:p>
          </table:table-cell>
          <table:table-cell office:value-type="float" office:value="12578" table:style-name="ce11">
            <text:p>12,578</text:p>
          </table:table-cell>
          <table:table-cell office:value-type="float" office:value="11711" table:style-name="ce10">
            <text:p>11,711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石岡區</text:p>
          </table:table-cell>
          <table:table-cell office:value-type="float" office:value="4906" table:style-name="ce52">
            <text:p>4,906</text:p>
          </table:table-cell>
          <table:table-cell office:value-type="float" office:value="14758" table:style-name="ce11">
            <text:p>14,758</text:p>
          </table:table-cell>
          <table:table-cell office:value-type="float" office:value="7635" table:style-name="ce11">
            <text:p>7,635</text:p>
          </table:table-cell>
          <table:table-cell office:value-type="float" office:value="7123" table:style-name="ce10">
            <text:p>7,123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外埔區</text:p>
          </table:table-cell>
          <table:table-cell office:value-type="float" office:value="9902" table:style-name="ce52">
            <text:p>9,902</text:p>
          </table:table-cell>
          <table:table-cell office:value-type="float" office:value="32224" table:style-name="ce11">
            <text:p>32,224</text:p>
          </table:table-cell>
          <table:table-cell office:value-type="float" office:value="16427" table:style-name="ce11">
            <text:p>16,427</text:p>
          </table:table-cell>
          <table:table-cell office:value-type="float" office:value="15797" table:style-name="ce10">
            <text:p>15,797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安區</text:p>
          </table:table-cell>
          <table:table-cell office:value-type="float" office:value="5583" table:style-name="ce52">
            <text:p>5,583</text:p>
          </table:table-cell>
          <table:table-cell office:value-type="float" office:value="19111" table:style-name="ce11">
            <text:p>19,111</text:p>
          </table:table-cell>
          <table:table-cell office:value-type="float" office:value="10088" table:style-name="ce11">
            <text:p>10,088</text:p>
          </table:table-cell>
          <table:table-cell office:value-type="float" office:value="9023" table:style-name="ce10">
            <text:p>9,023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烏日區</text:p>
          </table:table-cell>
          <table:table-cell office:value-type="float" office:value="25629" table:style-name="ce52">
            <text:p>25,629</text:p>
          </table:table-cell>
          <table:table-cell office:value-type="float" office:value="75610" table:style-name="ce11">
            <text:p>75,610</text:p>
          </table:table-cell>
          <table:table-cell office:value-type="float" office:value="37797" table:style-name="ce11">
            <text:p>37,797</text:p>
          </table:table-cell>
          <table:table-cell office:value-type="float" office:value="37813" table:style-name="ce10">
            <text:p>37,813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肚區</text:p>
          </table:table-cell>
          <table:table-cell office:value-type="float" office:value="18014" table:style-name="ce52">
            <text:p>18,014</text:p>
          </table:table-cell>
          <table:table-cell office:value-type="float" office:value="57085" table:style-name="ce11">
            <text:p>57,085</text:p>
          </table:table-cell>
          <table:table-cell office:value-type="float" office:value="29120" table:style-name="ce11">
            <text:p>29,120</text:p>
          </table:table-cell>
          <table:table-cell office:value-type="float" office:value="27965" table:style-name="ce10">
            <text:p>27,965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龍井區</text:p>
          </table:table-cell>
          <table:table-cell office:value-type="float" office:value="23766" table:style-name="ce52">
            <text:p>23,766</text:p>
          </table:table-cell>
          <table:table-cell office:value-type="float" office:value="78027" table:style-name="ce11">
            <text:p>78,027</text:p>
          </table:table-cell>
          <table:table-cell office:value-type="float" office:value="39281" table:style-name="ce11">
            <text:p>39,281</text:p>
          </table:table-cell>
          <table:table-cell office:value-type="float" office:value="38746" table:style-name="ce10">
            <text:p>38,746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霧峰區</text:p>
          </table:table-cell>
          <table:table-cell office:value-type="float" office:value="20617" table:style-name="ce52">
            <text:p>20,617</text:p>
          </table:table-cell>
          <table:table-cell office:value-type="float" office:value="65419" table:style-name="ce11">
            <text:p>65,419</text:p>
          </table:table-cell>
          <table:table-cell office:value-type="float" office:value="33137" table:style-name="ce11">
            <text:p>33,137</text:p>
          </table:table-cell>
          <table:table-cell office:value-type="float" office:value="32282" table:style-name="ce10">
            <text:p>32,282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太平區</text:p>
          </table:table-cell>
          <table:table-cell office:value-type="float" office:value="66561" table:style-name="ce52">
            <text:p>66,561</text:p>
          </table:table-cell>
          <table:table-cell office:value-type="float" office:value="193729" table:style-name="ce11">
            <text:p>193,729</text:p>
          </table:table-cell>
          <table:table-cell office:value-type="float" office:value="95869" table:style-name="ce11">
            <text:p>95,869</text:p>
          </table:table-cell>
          <table:table-cell office:value-type="float" office:value="97860" table:style-name="ce10">
            <text:p>97,860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里區</text:p>
          </table:table-cell>
          <table:table-cell office:value-type="float" office:value="71304" table:style-name="ce52">
            <text:p>71,304</text:p>
          </table:table-cell>
          <table:table-cell office:value-type="float" office:value="212711" table:style-name="ce11">
            <text:p>212,711</text:p>
          </table:table-cell>
          <table:table-cell office:value-type="float" office:value="104187" table:style-name="ce11">
            <text:p>104,187</text:p>
          </table:table-cell>
          <table:table-cell office:value-type="float" office:value="108524" table:style-name="ce10">
            <text:p>108,524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※和平區</text:p>
          </table:table-cell>
          <table:table-cell office:value-type="float" office:value="4593" table:style-name="ce53">
            <text:p>4,593</text:p>
          </table:table-cell>
          <table:table-cell office:value-type="float" office:value="10902" table:style-name="ce18">
            <text:p>10,902</text:p>
          </table:table-cell>
          <table:table-cell office:value-type="float" office:value="5861" table:style-name="ce18">
            <text:p>5,861</text:p>
          </table:table-cell>
          <table:table-cell office:value-type="float" office:value="5041" table:style-name="ce17">
            <text:p>5,041</text:p>
          </table:table-cell>
          <table:table-cell table:number-columns-repeated="16379"/>
        </table:table-row>
        <table:table-row table:number-rows-repeated="4" table:style-name="ro4">
          <table:table-cell table:style-name="ce4"/>
          <table:table-cell table:number-columns-repeated="16383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高雄市" table:style-name="ta1"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1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高雄市</text:p>
          </table:table-cell>
          <table:table-cell office:value-type="float" office:value="1110051" table:style-name="ce75">
            <text:p>1,110,051</text:p>
          </table:table-cell>
          <table:table-cell office:value-type="float" office:value="2773198" table:style-name="ce79">
            <text:p>2,773,198</text:p>
          </table:table-cell>
          <table:table-cell office:value-type="float" office:value="1369850" table:style-name="ce80">
            <text:p>1,369,850</text:p>
          </table:table-cell>
          <table:table-cell office:value-type="float" office:value="1403348" table:style-name="ce72">
            <text:p>1,403,3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鹽埕區</text:p>
          </table:table-cell>
          <table:table-cell office:value-type="float" office:value="10908" table:style-name="ce9">
            <text:p>10,908</text:p>
          </table:table-cell>
          <table:table-cell office:value-type="float" office:value="23889" table:style-name="ce11">
            <text:p>23,889</text:p>
          </table:table-cell>
          <table:table-cell office:value-type="float" office:value="11844" table:style-name="ce9">
            <text:p>11,844</text:p>
          </table:table-cell>
          <table:table-cell office:value-type="float" office:value="12045" table:style-name="ce9">
            <text:p>12,04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鼓山區</text:p>
          </table:table-cell>
          <table:table-cell office:value-type="float" office:value="59361" table:style-name="ce9">
            <text:p>59,361</text:p>
          </table:table-cell>
          <table:table-cell office:value-type="float" office:value="141055" table:style-name="ce11">
            <text:p>141,055</text:p>
          </table:table-cell>
          <table:table-cell office:value-type="float" office:value="67848" table:style-name="ce9">
            <text:p>67,848</text:p>
          </table:table-cell>
          <table:table-cell office:value-type="float" office:value="73207" table:style-name="ce9">
            <text:p>73,2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左營區</text:p>
          </table:table-cell>
          <table:table-cell office:value-type="float" office:value="80179" table:style-name="ce9">
            <text:p>80,179</text:p>
          </table:table-cell>
          <table:table-cell office:value-type="float" office:value="197728" table:style-name="ce11">
            <text:p>197,728</text:p>
          </table:table-cell>
          <table:table-cell office:value-type="float" office:value="94693" table:style-name="ce9">
            <text:p>94,693</text:p>
          </table:table-cell>
          <table:table-cell office:value-type="float" office:value="103035" table:style-name="ce9">
            <text:p>103,0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楠梓區</text:p>
          </table:table-cell>
          <table:table-cell office:value-type="float" office:value="73471" table:style-name="ce9">
            <text:p>73,471</text:p>
          </table:table-cell>
          <table:table-cell office:value-type="float" office:value="187999" table:style-name="ce11">
            <text:p>187,999</text:p>
          </table:table-cell>
          <table:table-cell office:value-type="float" office:value="92039" table:style-name="ce9">
            <text:p>92,039</text:p>
          </table:table-cell>
          <table:table-cell office:value-type="float" office:value="95960" table:style-name="ce9">
            <text:p>95,96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民區</text:p>
          </table:table-cell>
          <table:table-cell office:value-type="float" office:value="137830" table:style-name="ce9">
            <text:p>137,830</text:p>
          </table:table-cell>
          <table:table-cell office:value-type="float" office:value="339269" table:style-name="ce11">
            <text:p>339,269</text:p>
          </table:table-cell>
          <table:table-cell office:value-type="float" office:value="163769" table:style-name="ce9">
            <text:p>163,769</text:p>
          </table:table-cell>
          <table:table-cell office:value-type="float" office:value="175500" table:style-name="ce9">
            <text:p>175,50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興區</text:p>
          </table:table-cell>
          <table:table-cell office:value-type="float" office:value="23166" table:style-name="ce9">
            <text:p>23,166</text:p>
          </table:table-cell>
          <table:table-cell office:value-type="float" office:value="51014" table:style-name="ce11">
            <text:p>51,014</text:p>
          </table:table-cell>
          <table:table-cell office:value-type="float" office:value="24456" table:style-name="ce9">
            <text:p>24,456</text:p>
          </table:table-cell>
          <table:table-cell office:value-type="float" office:value="26558" table:style-name="ce9">
            <text:p>26,5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前金區</text:p>
          </table:table-cell>
          <table:table-cell office:value-type="float" office:value="12908" table:style-name="ce9">
            <text:p>12,908</text:p>
          </table:table-cell>
          <table:table-cell office:value-type="float" office:value="26879" table:style-name="ce11">
            <text:p>26,879</text:p>
          </table:table-cell>
          <table:table-cell office:value-type="float" office:value="12702" table:style-name="ce9">
            <text:p>12,702</text:p>
          </table:table-cell>
          <table:table-cell office:value-type="float" office:value="14177" table:style-name="ce9">
            <text:p>14,1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苓雅區</text:p>
          </table:table-cell>
          <table:table-cell office:value-type="float" office:value="72704" table:style-name="ce9">
            <text:p>72,704</text:p>
          </table:table-cell>
          <table:table-cell office:value-type="float" office:value="168825" table:style-name="ce11">
            <text:p>168,825</text:p>
          </table:table-cell>
          <table:table-cell office:value-type="float" office:value="80987" table:style-name="ce9">
            <text:p>80,987</text:p>
          </table:table-cell>
          <table:table-cell office:value-type="float" office:value="87838" table:style-name="ce9">
            <text:p>87,8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前鎮區</text:p>
          </table:table-cell>
          <table:table-cell office:value-type="float" office:value="79341" table:style-name="ce9">
            <text:p>79,341</text:p>
          </table:table-cell>
          <table:table-cell office:value-type="float" office:value="187524" table:style-name="ce11">
            <text:p>187,524</text:p>
          </table:table-cell>
          <table:table-cell office:value-type="float" office:value="91948" table:style-name="ce9">
            <text:p>91,948</text:p>
          </table:table-cell>
          <table:table-cell office:value-type="float" office:value="95576" table:style-name="ce9">
            <text:p>95,5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旗津區</text:p>
          </table:table-cell>
          <table:table-cell office:value-type="float" office:value="11087" table:style-name="ce9">
            <text:p>11,087</text:p>
          </table:table-cell>
          <table:table-cell office:value-type="float" office:value="28129" table:style-name="ce11">
            <text:p>28,129</text:p>
          </table:table-cell>
          <table:table-cell office:value-type="float" office:value="14489" table:style-name="ce9">
            <text:p>14,489</text:p>
          </table:table-cell>
          <table:table-cell office:value-type="float" office:value="13640" table:style-name="ce9">
            <text:p>13,640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小港區</text:p>
          </table:table-cell>
          <table:table-cell office:value-type="float" office:value="69047" table:style-name="ce9">
            <text:p>69,047</text:p>
          </table:table-cell>
          <table:table-cell office:value-type="float" office:value="157793" table:style-name="ce11">
            <text:p>157,793</text:p>
          </table:table-cell>
          <table:table-cell office:value-type="float" office:value="78107" table:style-name="ce9">
            <text:p>78,107</text:p>
          </table:table-cell>
          <table:table-cell office:value-type="float" office:value="79686" table:style-name="ce9">
            <text:p>79,68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鳳山區</text:p>
          </table:table-cell>
          <table:table-cell office:value-type="float" office:value="143209" table:style-name="ce9">
            <text:p>143,209</text:p>
          </table:table-cell>
          <table:table-cell office:value-type="float" office:value="359882" table:style-name="ce11">
            <text:p>359,882</text:p>
          </table:table-cell>
          <table:table-cell office:value-type="float" office:value="175874" table:style-name="ce9">
            <text:p>175,874</text:p>
          </table:table-cell>
          <table:table-cell office:value-type="float" office:value="184008" table:style-name="ce9">
            <text:p>184,0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園區</text:p>
          </table:table-cell>
          <table:table-cell office:value-type="float" office:value="26365" table:style-name="ce9">
            <text:p>26,365</text:p>
          </table:table-cell>
          <table:table-cell office:value-type="float" office:value="69604" table:style-name="ce11">
            <text:p>69,604</text:p>
          </table:table-cell>
          <table:table-cell office:value-type="float" office:value="35078" table:style-name="ce9">
            <text:p>35,078</text:p>
          </table:table-cell>
          <table:table-cell office:value-type="float" office:value="34526" table:style-name="ce9">
            <text:p>34,5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寮區</text:p>
          </table:table-cell>
          <table:table-cell office:value-type="float" office:value="42876" table:style-name="ce9">
            <text:p>42,876</text:p>
          </table:table-cell>
          <table:table-cell office:value-type="float" office:value="112259" table:style-name="ce11">
            <text:p>112,259</text:p>
          </table:table-cell>
          <table:table-cell office:value-type="float" office:value="57360" table:style-name="ce9">
            <text:p>57,360</text:p>
          </table:table-cell>
          <table:table-cell office:value-type="float" office:value="54899" table:style-name="ce9">
            <text:p>54,8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樹區</text:p>
          </table:table-cell>
          <table:table-cell office:value-type="float" office:value="13753" table:style-name="ce9">
            <text:p>13,753</text:p>
          </table:table-cell>
          <table:table-cell office:value-type="float" office:value="42142" table:style-name="ce11">
            <text:p>42,142</text:p>
          </table:table-cell>
          <table:table-cell office:value-type="float" office:value="21552" table:style-name="ce9">
            <text:p>21,552</text:p>
          </table:table-cell>
          <table:table-cell office:value-type="float" office:value="20590" table:style-name="ce9">
            <text:p>20,59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社區</text:p>
          </table:table-cell>
          <table:table-cell office:value-type="float" office:value="13186" table:style-name="ce9">
            <text:p>13,186</text:p>
          </table:table-cell>
          <table:table-cell office:value-type="float" office:value="34410" table:style-name="ce11">
            <text:p>34,410</text:p>
          </table:table-cell>
          <table:table-cell office:value-type="float" office:value="17457" table:style-name="ce9">
            <text:p>17,457</text:p>
          </table:table-cell>
          <table:table-cell office:value-type="float" office:value="16953" table:style-name="ce9">
            <text:p>16,9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仁武區</text:p>
          </table:table-cell>
          <table:table-cell office:value-type="float" office:value="35350" table:style-name="ce9">
            <text:p>35,350</text:p>
          </table:table-cell>
          <table:table-cell office:value-type="float" office:value="89595" table:style-name="ce11">
            <text:p>89,595</text:p>
          </table:table-cell>
          <table:table-cell office:value-type="float" office:value="45328" table:style-name="ce9">
            <text:p>45,328</text:p>
          </table:table-cell>
          <table:table-cell office:value-type="float" office:value="44267" table:style-name="ce9">
            <text:p>44,26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鳥松區</text:p>
          </table:table-cell>
          <table:table-cell office:value-type="float" office:value="19014" table:style-name="ce9">
            <text:p>19,014</text:p>
          </table:table-cell>
          <table:table-cell office:value-type="float" office:value="44960" table:style-name="ce11">
            <text:p>44,960</text:p>
          </table:table-cell>
          <table:table-cell office:value-type="float" office:value="22698" table:style-name="ce9">
            <text:p>22,698</text:p>
          </table:table-cell>
          <table:table-cell office:value-type="float" office:value="22262" table:style-name="ce9">
            <text:p>22,2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岡山區</text:p>
          </table:table-cell>
          <table:table-cell office:value-type="float" office:value="35377" table:style-name="ce9">
            <text:p>35,377</text:p>
          </table:table-cell>
          <table:table-cell office:value-type="float" office:value="97127" table:style-name="ce11">
            <text:p>97,127</text:p>
          </table:table-cell>
          <table:table-cell office:value-type="float" office:value="48124" table:style-name="ce9">
            <text:p>48,124</text:p>
          </table:table-cell>
          <table:table-cell office:value-type="float" office:value="49003" table:style-name="ce9">
            <text:p>49,00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橋頭區</text:p>
          </table:table-cell>
          <table:table-cell office:value-type="float" office:value="14344" table:style-name="ce9">
            <text:p>14,344</text:p>
          </table:table-cell>
          <table:table-cell office:value-type="float" office:value="38254" table:style-name="ce11">
            <text:p>38,254</text:p>
          </table:table-cell>
          <table:table-cell office:value-type="float" office:value="19299" table:style-name="ce9">
            <text:p>19,299</text:p>
          </table:table-cell>
          <table:table-cell office:value-type="float" office:value="18955" table:style-name="ce9">
            <text:p>18,95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燕巢區</text:p>
          </table:table-cell>
          <table:table-cell office:value-type="float" office:value="10703" table:style-name="ce9">
            <text:p>10,703</text:p>
          </table:table-cell>
          <table:table-cell office:value-type="float" office:value="29686" table:style-name="ce11">
            <text:p>29,686</text:p>
          </table:table-cell>
          <table:table-cell office:value-type="float" office:value="15630" table:style-name="ce9">
            <text:p>15,630</text:p>
          </table:table-cell>
          <table:table-cell office:value-type="float" office:value="14056" table:style-name="ce9">
            <text:p>14,0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田寮區</text:p>
          </table:table-cell>
          <table:table-cell office:value-type="float" office:value="3197" table:style-name="ce9">
            <text:p>3,197</text:p>
          </table:table-cell>
          <table:table-cell office:value-type="float" office:value="7043" table:style-name="ce11">
            <text:p>7,043</text:p>
          </table:table-cell>
          <table:table-cell office:value-type="float" office:value="3910" table:style-name="ce9">
            <text:p>3,910</text:p>
          </table:table-cell>
          <table:table-cell office:value-type="float" office:value="3133" table:style-name="ce9">
            <text:p>3,13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阿蓮區</text:p>
          </table:table-cell>
          <table:table-cell office:value-type="float" office:value="9409" table:style-name="ce9">
            <text:p>9,409</text:p>
          </table:table-cell>
          <table:table-cell office:value-type="float" office:value="28489" table:style-name="ce11">
            <text:p>28,489</text:p>
          </table:table-cell>
          <table:table-cell office:value-type="float" office:value="14377" table:style-name="ce9">
            <text:p>14,377</text:p>
          </table:table-cell>
          <table:table-cell office:value-type="float" office:value="14112" table:style-name="ce9">
            <text:p>14,11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路竹區</text:p>
          </table:table-cell>
          <table:table-cell office:value-type="float" office:value="17265" table:style-name="ce9">
            <text:p>17,265</text:p>
          </table:table-cell>
          <table:table-cell office:value-type="float" office:value="52185" table:style-name="ce11">
            <text:p>52,185</text:p>
          </table:table-cell>
          <table:table-cell office:value-type="float" office:value="26546" table:style-name="ce9">
            <text:p>26,546</text:p>
          </table:table-cell>
          <table:table-cell office:value-type="float" office:value="25639" table:style-name="ce9">
            <text:p>25,63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湖內區</text:p>
          </table:table-cell>
          <table:table-cell office:value-type="float" office:value="11009" table:style-name="ce9">
            <text:p>11,009</text:p>
          </table:table-cell>
          <table:table-cell office:value-type="float" office:value="29684" table:style-name="ce11">
            <text:p>29,684</text:p>
          </table:table-cell>
          <table:table-cell office:value-type="float" office:value="15167" table:style-name="ce9">
            <text:p>15,167</text:p>
          </table:table-cell>
          <table:table-cell office:value-type="float" office:value="14517" table:style-name="ce9">
            <text:p>14,5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茄萣區</text:p>
          </table:table-cell>
          <table:table-cell office:value-type="float" office:value="10603" table:style-name="ce9">
            <text:p>10,603</text:p>
          </table:table-cell>
          <table:table-cell office:value-type="float" office:value="30006" table:style-name="ce11">
            <text:p>30,006</text:p>
          </table:table-cell>
          <table:table-cell office:value-type="float" office:value="15397" table:style-name="ce9">
            <text:p>15,397</text:p>
          </table:table-cell>
          <table:table-cell office:value-type="float" office:value="14609" table:style-name="ce9">
            <text:p>14,6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永安區</text:p>
          </table:table-cell>
          <table:table-cell office:value-type="float" office:value="5749" table:style-name="ce9">
            <text:p>5,749</text:p>
          </table:table-cell>
          <table:table-cell office:value-type="float" office:value="13786" table:style-name="ce11">
            <text:p>13,786</text:p>
          </table:table-cell>
          <table:table-cell office:value-type="float" office:value="6933" table:style-name="ce9">
            <text:p>6,933</text:p>
          </table:table-cell>
          <table:table-cell office:value-type="float" office:value="6853" table:style-name="ce9">
            <text:p>6,8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彌陀區</text:p>
          </table:table-cell>
          <table:table-cell office:value-type="float" office:value="6795" table:style-name="ce9">
            <text:p>6,795</text:p>
          </table:table-cell>
          <table:table-cell office:value-type="float" office:value="19049" table:style-name="ce11">
            <text:p>19,049</text:p>
          </table:table-cell>
          <table:table-cell office:value-type="float" office:value="9756" table:style-name="ce9">
            <text:p>9,756</text:p>
          </table:table-cell>
          <table:table-cell office:value-type="float" office:value="9293" table:style-name="ce9">
            <text:p>9,29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梓官區</text:p>
          </table:table-cell>
          <table:table-cell office:value-type="float" office:value="12760" table:style-name="ce9">
            <text:p>12,760</text:p>
          </table:table-cell>
          <table:table-cell office:value-type="float" office:value="35750" table:style-name="ce11">
            <text:p>35,750</text:p>
          </table:table-cell>
          <table:table-cell office:value-type="float" office:value="18390" table:style-name="ce9">
            <text:p>18,390</text:p>
          </table:table-cell>
          <table:table-cell office:value-type="float" office:value="17360" table:style-name="ce9">
            <text:p>17,36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旗山區</text:p>
          </table:table-cell>
          <table:table-cell office:value-type="float" office:value="13722" table:style-name="ce9">
            <text:p>13,722</text:p>
          </table:table-cell>
          <table:table-cell office:value-type="float" office:value="36313" table:style-name="ce11">
            <text:p>36,313</text:p>
          </table:table-cell>
          <table:table-cell office:value-type="float" office:value="18720" table:style-name="ce9">
            <text:p>18,720</text:p>
          </table:table-cell>
          <table:table-cell office:value-type="float" office:value="17593" table:style-name="ce9">
            <text:p>17,59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美濃區</text:p>
          </table:table-cell>
          <table:table-cell office:value-type="float" office:value="14828" table:style-name="ce9">
            <text:p>14,828</text:p>
          </table:table-cell>
          <table:table-cell office:value-type="float" office:value="39074" table:style-name="ce11">
            <text:p>39,074</text:p>
          </table:table-cell>
          <table:table-cell office:value-type="float" office:value="20489" table:style-name="ce9">
            <text:p>20,489</text:p>
          </table:table-cell>
          <table:table-cell office:value-type="float" office:value="18585" table:style-name="ce9">
            <text:p>18,5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六龜區</text:p>
          </table:table-cell>
          <table:table-cell office:value-type="float" office:value="5541" table:style-name="ce9">
            <text:p>5,541</text:p>
          </table:table-cell>
          <table:table-cell office:value-type="float" office:value="12633" table:style-name="ce11">
            <text:p>12,633</text:p>
          </table:table-cell>
          <table:table-cell office:value-type="float" office:value="6834" table:style-name="ce9">
            <text:p>6,834</text:p>
          </table:table-cell>
          <table:table-cell office:value-type="float" office:value="5799" table:style-name="ce9">
            <text:p>5,7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甲仙區</text:p>
          </table:table-cell>
          <table:table-cell office:value-type="float" office:value="2282" table:style-name="ce9">
            <text:p>2,282</text:p>
          </table:table-cell>
          <table:table-cell office:value-type="float" office:value="5943" table:style-name="ce11">
            <text:p>5,943</text:p>
          </table:table-cell>
          <table:table-cell office:value-type="float" office:value="3147" table:style-name="ce9">
            <text:p>3,147</text:p>
          </table:table-cell>
          <table:table-cell office:value-type="float" office:value="2796" table:style-name="ce9">
            <text:p>2,796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杉林區</text:p>
          </table:table-cell>
          <table:table-cell office:value-type="float" office:value="4799" table:style-name="ce9">
            <text:p>4,799</text:p>
          </table:table-cell>
          <table:table-cell office:value-type="float" office:value="11681" table:style-name="ce11">
            <text:p>11,681</text:p>
          </table:table-cell>
          <table:table-cell office:value-type="float" office:value="6395" table:style-name="ce9">
            <text:p>6,395</text:p>
          </table:table-cell>
          <table:table-cell office:value-type="float" office:value="5286" table:style-name="ce9">
            <text:p>5,286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內門區</text:p>
          </table:table-cell>
          <table:table-cell office:value-type="float" office:value="5105" table:style-name="ce9">
            <text:p>5,105</text:p>
          </table:table-cell>
          <table:table-cell office:value-type="float" office:value="14195" table:style-name="ce11">
            <text:p>14,195</text:p>
          </table:table-cell>
          <table:table-cell office:value-type="float" office:value="7671" table:style-name="ce9">
            <text:p>7,671</text:p>
          </table:table-cell>
          <table:table-cell office:value-type="float" office:value="6524" table:style-name="ce9">
            <text:p>6,524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※茂林區</text:p>
          </table:table-cell>
          <table:table-cell office:value-type="float" office:value="605" table:style-name="ce9">
            <text:p>605</text:p>
          </table:table-cell>
          <table:table-cell office:value-type="float" office:value="1937" table:style-name="ce11">
            <text:p>1,937</text:p>
          </table:table-cell>
          <table:table-cell office:value-type="float" office:value="977" table:style-name="ce9">
            <text:p>977</text:p>
          </table:table-cell>
          <table:table-cell office:value-type="float" office:value="960" table:style-name="ce9">
            <text:p>960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※桃源區</text:p>
          </table:table-cell>
          <table:table-cell office:value-type="float" office:value="1361" table:style-name="ce9">
            <text:p>1,361</text:p>
          </table:table-cell>
          <table:table-cell office:value-type="float" office:value="4261" table:style-name="ce11">
            <text:p>4,261</text:p>
          </table:table-cell>
          <table:table-cell office:value-type="float" office:value="2243" table:style-name="ce9">
            <text:p>2,243</text:p>
          </table:table-cell>
          <table:table-cell office:value-type="float" office:value="2018" table:style-name="ce9">
            <text:p>2,018</text:p>
          </table:table-cell>
          <table:table-cell table:number-columns-repeated="16379"/>
        </table:table-row>
        <table:table-row table:style-name="ro9">
          <table:table-cell office:value-type="string" table:style-name="ce24">
            <text:p>※那瑪夏區</text:p>
          </table:table-cell>
          <table:table-cell office:value-type="float" office:value="842" table:style-name="ce16">
            <text:p>842</text:p>
          </table:table-cell>
          <table:table-cell office:value-type="float" office:value="3146" table:style-name="ce18">
            <text:p>3,146</text:p>
          </table:table-cell>
          <table:table-cell office:value-type="float" office:value="1616" table:style-name="ce16">
            <text:p>1,616</text:p>
          </table:table-cell>
          <table:table-cell office:value-type="float" office:value="1530" table:style-name="ce16">
            <text:p>1,530</text:p>
          </table:table-cell>
          <table:table-cell table:number-columns-repeated="16379"/>
        </table:table-row>
        <table:table-row table:number-rows-repeated="1048534" table:style-name="ro8">
          <table:table-cell table:number-columns-repeated="16384"/>
        </table:table-row>
      </table:table>
      <table:table table:name="臺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1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域別</text:p>
          </table:table-cell>
          <table:table-cell office:value-type="string" table:number-columns-spanned="1" table:number-rows-spanned="2" table:style-name="ce107">
            <text:p>戶數</text:p>
          </table:table-cell>
          <table:table-cell office:value-type="string" table:style-name="ce20">
            <text:p>人口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臺南市</text:p>
          </table:table-cell>
          <table:table-cell office:value-type="float" office:value="696269" table:style-name="ce71">
            <text:p>696,269</text:p>
          </table:table-cell>
          <table:table-cell office:value-type="float" office:value="1880906" table:style-name="ce79">
            <text:p>1,880,906</text:p>
          </table:table-cell>
          <table:table-cell office:value-type="float" office:value="937342" table:style-name="ce79">
            <text:p>937,342</text:p>
          </table:table-cell>
          <table:table-cell office:value-type="float" office:value="943564" table:style-name="ce73">
            <text:p>943,56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營區</text:p>
          </table:table-cell>
          <table:table-cell office:value-type="float" office:value="29264" table:style-name="ce52">
            <text:p>29,264</text:p>
          </table:table-cell>
          <table:table-cell office:value-type="float" office:value="76969" table:style-name="ce11">
            <text:p>76,969</text:p>
          </table:table-cell>
          <table:table-cell office:value-type="float" office:value="38064" table:style-name="ce11">
            <text:p>38,064</text:p>
          </table:table-cell>
          <table:table-cell office:value-type="float" office:value="38905" table:style-name="ce10">
            <text:p>38,90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鹽水區</text:p>
          </table:table-cell>
          <table:table-cell office:value-type="float" office:value="10073" table:style-name="ce52">
            <text:p>10,073</text:p>
          </table:table-cell>
          <table:table-cell office:value-type="float" office:value="25223" table:style-name="ce11">
            <text:p>25,223</text:p>
          </table:table-cell>
          <table:table-cell office:value-type="float" office:value="13124" table:style-name="ce11">
            <text:p>13,124</text:p>
          </table:table-cell>
          <table:table-cell office:value-type="float" office:value="12099" table:style-name="ce10">
            <text:p>12,09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白河區</text:p>
          </table:table-cell>
          <table:table-cell office:value-type="float" office:value="10748" table:style-name="ce52">
            <text:p>10,748</text:p>
          </table:table-cell>
          <table:table-cell office:value-type="float" office:value="27688" table:style-name="ce11">
            <text:p>27,688</text:p>
          </table:table-cell>
          <table:table-cell office:value-type="float" office:value="14458" table:style-name="ce11">
            <text:p>14,458</text:p>
          </table:table-cell>
          <table:table-cell office:value-type="float" office:value="13230" table:style-name="ce10">
            <text:p>13,23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柳營區</text:p>
          </table:table-cell>
          <table:table-cell office:value-type="float" office:value="7968" table:style-name="ce52">
            <text:p>7,968</text:p>
          </table:table-cell>
          <table:table-cell office:value-type="float" office:value="21068" table:style-name="ce11">
            <text:p>21,068</text:p>
          </table:table-cell>
          <table:table-cell office:value-type="float" office:value="10968" table:style-name="ce11">
            <text:p>10,968</text:p>
          </table:table-cell>
          <table:table-cell office:value-type="float" office:value="10100" table:style-name="ce10">
            <text:p>10,10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後壁區</text:p>
          </table:table-cell>
          <table:table-cell office:value-type="float" office:value="8766" table:style-name="ce52">
            <text:p>8,766</text:p>
          </table:table-cell>
          <table:table-cell office:value-type="float" office:value="23001" table:style-name="ce11">
            <text:p>23,001</text:p>
          </table:table-cell>
          <table:table-cell office:value-type="float" office:value="11940" table:style-name="ce11">
            <text:p>11,940</text:p>
          </table:table-cell>
          <table:table-cell office:value-type="float" office:value="11061" table:style-name="ce10">
            <text:p>11,06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山區</text:p>
          </table:table-cell>
          <table:table-cell office:value-type="float" office:value="8290" table:style-name="ce52">
            <text:p>8,290</text:p>
          </table:table-cell>
          <table:table-cell office:value-type="float" office:value="20449" table:style-name="ce11">
            <text:p>20,449</text:p>
          </table:table-cell>
          <table:table-cell office:value-type="float" office:value="10837" table:style-name="ce11">
            <text:p>10,837</text:p>
          </table:table-cell>
          <table:table-cell office:value-type="float" office:value="9612" table:style-name="ce10">
            <text:p>9,61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麻豆區</text:p>
          </table:table-cell>
          <table:table-cell office:value-type="float" office:value="15964" table:style-name="ce52">
            <text:p>15,964</text:p>
          </table:table-cell>
          <table:table-cell office:value-type="float" office:value="43993" table:style-name="ce11">
            <text:p>43,993</text:p>
          </table:table-cell>
          <table:table-cell office:value-type="float" office:value="22359" table:style-name="ce11">
            <text:p>22,359</text:p>
          </table:table-cell>
          <table:table-cell office:value-type="float" office:value="21634" table:style-name="ce10">
            <text:p>21,63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下營區</text:p>
          </table:table-cell>
          <table:table-cell office:value-type="float" office:value="9192" table:style-name="ce52">
            <text:p>9,192</text:p>
          </table:table-cell>
          <table:table-cell office:value-type="float" office:value="23686" table:style-name="ce11">
            <text:p>23,686</text:p>
          </table:table-cell>
          <table:table-cell office:value-type="float" office:value="12220" table:style-name="ce11">
            <text:p>12,220</text:p>
          </table:table-cell>
          <table:table-cell office:value-type="float" office:value="11466" table:style-name="ce10">
            <text:p>11,46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六甲區</text:p>
          </table:table-cell>
          <table:table-cell office:value-type="float" office:value="7837" table:style-name="ce52">
            <text:p>7,837</text:p>
          </table:table-cell>
          <table:table-cell office:value-type="float" office:value="21886" table:style-name="ce11">
            <text:p>21,886</text:p>
          </table:table-cell>
          <table:table-cell office:value-type="float" office:value="11317" table:style-name="ce11">
            <text:p>11,317</text:p>
          </table:table-cell>
          <table:table-cell office:value-type="float" office:value="10569" table:style-name="ce10">
            <text:p>10,56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官田區</text:p>
          </table:table-cell>
          <table:table-cell office:value-type="float" office:value="8068" table:style-name="ce52">
            <text:p>8,068</text:p>
          </table:table-cell>
          <table:table-cell office:value-type="float" office:value="21371" table:style-name="ce11">
            <text:p>21,371</text:p>
          </table:table-cell>
          <table:table-cell office:value-type="float" office:value="10866" table:style-name="ce11">
            <text:p>10,866</text:p>
          </table:table-cell>
          <table:table-cell office:value-type="float" office:value="10505" table:style-name="ce10">
            <text:p>10,50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大內區</text:p>
          </table:table-cell>
          <table:table-cell office:value-type="float" office:value="3789" table:style-name="ce52">
            <text:p>3,789</text:p>
          </table:table-cell>
          <table:table-cell office:value-type="float" office:value="9391" table:style-name="ce11">
            <text:p>9,391</text:p>
          </table:table-cell>
          <table:table-cell office:value-type="float" office:value="5060" table:style-name="ce11">
            <text:p>5,060</text:p>
          </table:table-cell>
          <table:table-cell office:value-type="float" office:value="4331" table:style-name="ce10">
            <text:p>4,33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佳里區</text:p>
          </table:table-cell>
          <table:table-cell office:value-type="float" office:value="21085" table:style-name="ce52">
            <text:p>21,085</text:p>
          </table:table-cell>
          <table:table-cell office:value-type="float" office:value="59089" table:style-name="ce11">
            <text:p>59,089</text:p>
          </table:table-cell>
          <table:table-cell office:value-type="float" office:value="29264" table:style-name="ce11">
            <text:p>29,264</text:p>
          </table:table-cell>
          <table:table-cell office:value-type="float" office:value="29825" table:style-name="ce10">
            <text:p>29,82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學甲區</text:p>
          </table:table-cell>
          <table:table-cell office:value-type="float" office:value="9658" table:style-name="ce52">
            <text:p>9,658</text:p>
          </table:table-cell>
          <table:table-cell office:value-type="float" office:value="25501" table:style-name="ce11">
            <text:p>25,501</text:p>
          </table:table-cell>
          <table:table-cell office:value-type="float" office:value="13042" table:style-name="ce11">
            <text:p>13,042</text:p>
          </table:table-cell>
          <table:table-cell office:value-type="float" office:value="12459" table:style-name="ce10">
            <text:p>12,45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西港區</text:p>
          </table:table-cell>
          <table:table-cell office:value-type="float" office:value="8301" table:style-name="ce52">
            <text:p>8,301</text:p>
          </table:table-cell>
          <table:table-cell office:value-type="float" office:value="24554" table:style-name="ce11">
            <text:p>24,554</text:p>
          </table:table-cell>
          <table:table-cell office:value-type="float" office:value="12404" table:style-name="ce11">
            <text:p>12,404</text:p>
          </table:table-cell>
          <table:table-cell office:value-type="float" office:value="12150" table:style-name="ce10">
            <text:p>12,15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七股區</text:p>
          </table:table-cell>
          <table:table-cell office:value-type="float" office:value="7987" table:style-name="ce52">
            <text:p>7,987</text:p>
          </table:table-cell>
          <table:table-cell office:value-type="float" office:value="22299" table:style-name="ce11">
            <text:p>22,299</text:p>
          </table:table-cell>
          <table:table-cell office:value-type="float" office:value="11564" table:style-name="ce11">
            <text:p>11,564</text:p>
          </table:table-cell>
          <table:table-cell office:value-type="float" office:value="10735" table:style-name="ce10">
            <text:p>10,73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將軍區</text:p>
          </table:table-cell>
          <table:table-cell office:value-type="float" office:value="7256" table:style-name="ce52">
            <text:p>7,256</text:p>
          </table:table-cell>
          <table:table-cell office:value-type="float" office:value="19353" table:style-name="ce11">
            <text:p>19,353</text:p>
          </table:table-cell>
          <table:table-cell office:value-type="float" office:value="9842" table:style-name="ce11">
            <text:p>9,842</text:p>
          </table:table-cell>
          <table:table-cell office:value-type="float" office:value="9511" table:style-name="ce10">
            <text:p>9,51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門區</text:p>
          </table:table-cell>
          <table:table-cell office:value-type="float" office:value="4204" table:style-name="ce52">
            <text:p>4,204</text:p>
          </table:table-cell>
          <table:table-cell office:value-type="float" office:value="10830" table:style-name="ce11">
            <text:p>10,830</text:p>
          </table:table-cell>
          <table:table-cell office:value-type="float" office:value="5451" table:style-name="ce11">
            <text:p>5,451</text:p>
          </table:table-cell>
          <table:table-cell office:value-type="float" office:value="5379" table:style-name="ce10">
            <text:p>5,37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化區</text:p>
          </table:table-cell>
          <table:table-cell office:value-type="float" office:value="14589" table:style-name="ce52">
            <text:p>14,589</text:p>
          </table:table-cell>
          <table:table-cell office:value-type="float" office:value="43254" table:style-name="ce11">
            <text:p>43,254</text:p>
          </table:table-cell>
          <table:table-cell office:value-type="float" office:value="22000" table:style-name="ce11">
            <text:p>22,000</text:p>
          </table:table-cell>
          <table:table-cell office:value-type="float" office:value="21254" table:style-name="ce10">
            <text:p>21,25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善化區</text:p>
          </table:table-cell>
          <table:table-cell office:value-type="float" office:value="18751" table:style-name="ce52">
            <text:p>18,751</text:p>
          </table:table-cell>
          <table:table-cell office:value-type="float" office:value="50018" table:style-name="ce11">
            <text:p>50,018</text:p>
          </table:table-cell>
          <table:table-cell office:value-type="float" office:value="25143" table:style-name="ce11">
            <text:p>25,143</text:p>
          </table:table-cell>
          <table:table-cell office:value-type="float" office:value="24875" table:style-name="ce10">
            <text:p>24,87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市區</text:p>
          </table:table-cell>
          <table:table-cell office:value-type="float" office:value="12902" table:style-name="ce52">
            <text:p>12,902</text:p>
          </table:table-cell>
          <table:table-cell office:value-type="float" office:value="37269" table:style-name="ce11">
            <text:p>37,269</text:p>
          </table:table-cell>
          <table:table-cell office:value-type="float" office:value="18621" table:style-name="ce11">
            <text:p>18,621</text:p>
          </table:table-cell>
          <table:table-cell office:value-type="float" office:value="18648" table:style-name="ce10">
            <text:p>18,64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定區</text:p>
          </table:table-cell>
          <table:table-cell office:value-type="float" office:value="10349" table:style-name="ce52">
            <text:p>10,349</text:p>
          </table:table-cell>
          <table:table-cell office:value-type="float" office:value="30413" table:style-name="ce11">
            <text:p>30,413</text:p>
          </table:table-cell>
          <table:table-cell office:value-type="float" office:value="15639" table:style-name="ce11">
            <text:p>15,639</text:p>
          </table:table-cell>
          <table:table-cell office:value-type="float" office:value="14774" table:style-name="ce10">
            <text:p>14,77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山上區</text:p>
          </table:table-cell>
          <table:table-cell office:value-type="float" office:value="2717" table:style-name="ce52">
            <text:p>2,717</text:p>
          </table:table-cell>
          <table:table-cell office:value-type="float" office:value="7199" table:style-name="ce11">
            <text:p>7,199</text:p>
          </table:table-cell>
          <table:table-cell office:value-type="float" office:value="3774" table:style-name="ce11">
            <text:p>3,774</text:p>
          </table:table-cell>
          <table:table-cell office:value-type="float" office:value="3425" table:style-name="ce10">
            <text:p>3,42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玉井區</text:p>
          </table:table-cell>
          <table:table-cell office:value-type="float" office:value="5134" table:style-name="ce52">
            <text:p>5,134</text:p>
          </table:table-cell>
          <table:table-cell office:value-type="float" office:value="13769" table:style-name="ce11">
            <text:p>13,769</text:p>
          </table:table-cell>
          <table:table-cell office:value-type="float" office:value="7115" table:style-name="ce11">
            <text:p>7,115</text:p>
          </table:table-cell>
          <table:table-cell office:value-type="float" office:value="6654" table:style-name="ce10">
            <text:p>6,65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楠西區</text:p>
          </table:table-cell>
          <table:table-cell office:value-type="float" office:value="3499" table:style-name="ce52">
            <text:p>3,499</text:p>
          </table:table-cell>
          <table:table-cell office:value-type="float" office:value="9319" table:style-name="ce11">
            <text:p>9,319</text:p>
          </table:table-cell>
          <table:table-cell office:value-type="float" office:value="4919" table:style-name="ce11">
            <text:p>4,919</text:p>
          </table:table-cell>
          <table:table-cell office:value-type="float" office:value="4400" table:style-name="ce10">
            <text:p>4,40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南化區</text:p>
          </table:table-cell>
          <table:table-cell office:value-type="float" office:value="2844" table:style-name="ce52">
            <text:p>2,844</text:p>
          </table:table-cell>
          <table:table-cell office:value-type="float" office:value="8583" table:style-name="ce11">
            <text:p>8,583</text:p>
          </table:table-cell>
          <table:table-cell office:value-type="float" office:value="4622" table:style-name="ce11">
            <text:p>4,622</text:p>
          </table:table-cell>
          <table:table-cell office:value-type="float" office:value="3961" table:style-name="ce10">
            <text:p>3,96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左鎮區</text:p>
          </table:table-cell>
          <table:table-cell office:value-type="float" office:value="1930" table:style-name="ce52">
            <text:p>1,930</text:p>
          </table:table-cell>
          <table:table-cell office:value-type="float" office:value="4676" table:style-name="ce11">
            <text:p>4,676</text:p>
          </table:table-cell>
          <table:table-cell office:value-type="float" office:value="2638" table:style-name="ce11">
            <text:p>2,638</text:p>
          </table:table-cell>
          <table:table-cell office:value-type="float" office:value="2038" table:style-name="ce10">
            <text:p>2,03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仁德區</text:p>
          </table:table-cell>
          <table:table-cell office:value-type="float" office:value="28240" table:style-name="ce52">
            <text:p>28,240</text:p>
          </table:table-cell>
          <table:table-cell office:value-type="float" office:value="76094" table:style-name="ce11">
            <text:p>76,094</text:p>
          </table:table-cell>
          <table:table-cell office:value-type="float" office:value="38392" table:style-name="ce11">
            <text:p>38,392</text:p>
          </table:table-cell>
          <table:table-cell office:value-type="float" office:value="37702" table:style-name="ce10">
            <text:p>37,70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歸仁區</text:p>
          </table:table-cell>
          <table:table-cell office:value-type="float" office:value="23039" table:style-name="ce52">
            <text:p>23,039</text:p>
          </table:table-cell>
          <table:table-cell office:value-type="float" office:value="68135" table:style-name="ce11">
            <text:p>68,135</text:p>
          </table:table-cell>
          <table:table-cell office:value-type="float" office:value="34486" table:style-name="ce11">
            <text:p>34,486</text:p>
          </table:table-cell>
          <table:table-cell office:value-type="float" office:value="33649" table:style-name="ce10">
            <text:p>33,64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關廟區</text:p>
          </table:table-cell>
          <table:table-cell office:value-type="float" office:value="11364" table:style-name="ce52">
            <text:p>11,364</text:p>
          </table:table-cell>
          <table:table-cell office:value-type="float" office:value="34202" table:style-name="ce11">
            <text:p>34,202</text:p>
          </table:table-cell>
          <table:table-cell office:value-type="float" office:value="17583" table:style-name="ce11">
            <text:p>17,583</text:p>
          </table:table-cell>
          <table:table-cell office:value-type="float" office:value="16619" table:style-name="ce10">
            <text:p>16,61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龍崎區</text:p>
          </table:table-cell>
          <table:table-cell office:value-type="float" office:value="1521" table:style-name="ce52">
            <text:p>1,521</text:p>
          </table:table-cell>
          <table:table-cell office:value-type="float" office:value="3900" table:style-name="ce11">
            <text:p>3,900</text:p>
          </table:table-cell>
          <table:table-cell office:value-type="float" office:value="2094" table:style-name="ce11">
            <text:p>2,094</text:p>
          </table:table-cell>
          <table:table-cell office:value-type="float" office:value="1806" table:style-name="ce10">
            <text:p>1,80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永康區</text:p>
          </table:table-cell>
          <table:table-cell office:value-type="float" office:value="86675" table:style-name="ce52">
            <text:p>86,675</text:p>
          </table:table-cell>
          <table:table-cell office:value-type="float" office:value="235699" table:style-name="ce11">
            <text:p>235,699</text:p>
          </table:table-cell>
          <table:table-cell office:value-type="float" office:value="115764" table:style-name="ce11">
            <text:p>115,764</text:p>
          </table:table-cell>
          <table:table-cell office:value-type="float" office:value="119935" table:style-name="ce10">
            <text:p>119,93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72667" table:style-name="ce52">
            <text:p>72,667</text:p>
          </table:table-cell>
          <table:table-cell office:value-type="float" office:value="186009" table:style-name="ce11">
            <text:p>186,009</text:p>
          </table:table-cell>
          <table:table-cell office:value-type="float" office:value="88961" table:style-name="ce11">
            <text:p>88,961</text:p>
          </table:table-cell>
          <table:table-cell office:value-type="float" office:value="97048" table:style-name="ce10">
            <text:p>97,04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南 <text:s text:c="3"/>區</text:p>
          </table:table-cell>
          <table:table-cell office:value-type="float" office:value="46767" table:style-name="ce52">
            <text:p>46,767</text:p>
          </table:table-cell>
          <table:table-cell office:value-type="float" office:value="124696" table:style-name="ce11">
            <text:p>124,696</text:p>
          </table:table-cell>
          <table:table-cell office:value-type="float" office:value="61512" table:style-name="ce11">
            <text:p>61,512</text:p>
          </table:table-cell>
          <table:table-cell office:value-type="float" office:value="63184" table:style-name="ce10">
            <text:p>63,18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 <text:s text:c="3"/>區</text:p>
          </table:table-cell>
          <table:table-cell office:value-type="float" office:value="51457" table:style-name="ce52">
            <text:p>51,457</text:p>
          </table:table-cell>
          <table:table-cell office:value-type="float" office:value="131480" table:style-name="ce11">
            <text:p>131,480</text:p>
          </table:table-cell>
          <table:table-cell office:value-type="float" office:value="63759" table:style-name="ce11">
            <text:p>63,759</text:p>
          </table:table-cell>
          <table:table-cell office:value-type="float" office:value="67721" table:style-name="ce10">
            <text:p>67,72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南區</text:p>
          </table:table-cell>
          <table:table-cell office:value-type="float" office:value="64883" table:style-name="ce52">
            <text:p>64,883</text:p>
          </table:table-cell>
          <table:table-cell office:value-type="float" office:value="194228" table:style-name="ce11">
            <text:p>194,228</text:p>
          </table:table-cell>
          <table:table-cell office:value-type="float" office:value="97828" table:style-name="ce11">
            <text:p>97,828</text:p>
          </table:table-cell>
          <table:table-cell office:value-type="float" office:value="96400" table:style-name="ce10">
            <text:p>96,40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平區</text:p>
          </table:table-cell>
          <table:table-cell office:value-type="float" office:value="26397" table:style-name="ce52">
            <text:p>26,397</text:p>
          </table:table-cell>
          <table:table-cell office:value-type="float" office:value="67119" table:style-name="ce11">
            <text:p>67,119</text:p>
          </table:table-cell>
          <table:table-cell office:value-type="float" office:value="31822" table:style-name="ce11">
            <text:p>31,822</text:p>
          </table:table-cell>
          <table:table-cell office:value-type="float" office:value="35297" table:style-name="ce10">
            <text:p>35,297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中西區</text:p>
          </table:table-cell>
          <table:table-cell office:value-type="float" office:value="32094" table:style-name="ce53">
            <text:p>32,094</text:p>
          </table:table-cell>
          <table:table-cell office:value-type="float" office:value="78493" table:style-name="ce18">
            <text:p>78,493</text:p>
          </table:table-cell>
          <table:table-cell office:value-type="float" office:value="37890" table:style-name="ce18">
            <text:p>37,890</text:p>
          </table:table-cell>
          <table:table-cell office:value-type="float" office:value="40603" table:style-name="ce17">
            <text:p>40,603</text:p>
          </table:table-cell>
          <table:table-cell table:number-columns-repeated="16379"/>
        </table:table-row>
        <table:table-row table:number-rows-repeated="7"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3" table:style-name="ro4">
          <table:table-cell table:number-columns-repeated="2"/>
          <table:table-cell table:number-columns-repeated="16382" table:style-name="ce1"/>
        </table:table-row>
        <table:table-row table:number-rows-repeated="4" table:style-name="ro4">
          <table:table-cell table:number-columns-repeated="16384"/>
        </table:table-row>
        <table:table-row table:number-rows-repeated="1048508" table:style-name="ro8">
          <table:table-cell table:number-columns-repeated="16384"/>
        </table:table-row>
      </table:table>
      <table:table table:name="宜蘭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1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 table:style-name="ce4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8"/>
        </table:table-row>
        <table:table-row table:style-name="ro4">
          <table:table-cell office:value-type="string" table:style-name="ce77">
            <text:p>宜蘭縣</text:p>
          </table:table-cell>
          <table:table-cell office:value-type="float" office:value="170833" table:style-name="ce71">
            <text:p>170,833</text:p>
          </table:table-cell>
          <table:table-cell office:value-type="float" office:value="454178" table:style-name="ce79">
            <text:p>454,178</text:p>
          </table:table-cell>
          <table:table-cell office:value-type="float" office:value="229222" table:style-name="ce79">
            <text:p>229,222</text:p>
          </table:table-cell>
          <table:table-cell office:value-type="float" office:value="224956" table:style-name="ce73">
            <text:p>224,95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宜蘭市</text:p>
          </table:table-cell>
          <table:table-cell office:value-type="float" office:value="36832" table:style-name="ce52">
            <text:p>36,832</text:p>
          </table:table-cell>
          <table:table-cell office:value-type="float" office:value="95562" table:style-name="ce11">
            <text:p>95,562</text:p>
          </table:table-cell>
          <table:table-cell office:value-type="float" office:value="46452" table:style-name="ce11">
            <text:p>46,452</text:p>
          </table:table-cell>
          <table:table-cell office:value-type="float" office:value="49110" table:style-name="ce10">
            <text:p>49,1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羅東鎮</text:p>
          </table:table-cell>
          <table:table-cell office:value-type="float" office:value="26622" table:style-name="ce52">
            <text:p>26,622</text:p>
          </table:table-cell>
          <table:table-cell office:value-type="float" office:value="71898" table:style-name="ce11">
            <text:p>71,898</text:p>
          </table:table-cell>
          <table:table-cell office:value-type="float" office:value="34033" table:style-name="ce11">
            <text:p>34,033</text:p>
          </table:table-cell>
          <table:table-cell office:value-type="float" office:value="37865" table:style-name="ce10">
            <text:p>37,86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蘇澳鎮</text:p>
          </table:table-cell>
          <table:table-cell office:value-type="float" office:value="14267" table:style-name="ce52">
            <text:p>14,267</text:p>
          </table:table-cell>
          <table:table-cell office:value-type="float" office:value="39155" table:style-name="ce11">
            <text:p>39,155</text:p>
          </table:table-cell>
          <table:table-cell office:value-type="float" office:value="19958" table:style-name="ce11">
            <text:p>19,958</text:p>
          </table:table-cell>
          <table:table-cell office:value-type="float" office:value="19197" table:style-name="ce10">
            <text:p>19,1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頭城鎮</text:p>
          </table:table-cell>
          <table:table-cell office:value-type="float" office:value="10371" table:style-name="ce52">
            <text:p>10,371</text:p>
          </table:table-cell>
          <table:table-cell office:value-type="float" office:value="28985" table:style-name="ce11">
            <text:p>28,985</text:p>
          </table:table-cell>
          <table:table-cell office:value-type="float" office:value="14922" table:style-name="ce11">
            <text:p>14,922</text:p>
          </table:table-cell>
          <table:table-cell office:value-type="float" office:value="14063" table:style-name="ce10">
            <text:p>14,0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礁溪鄉</text:p>
          </table:table-cell>
          <table:table-cell office:value-type="float" office:value="14252" table:style-name="ce52">
            <text:p>14,252</text:p>
          </table:table-cell>
          <table:table-cell office:value-type="float" office:value="35417" table:style-name="ce11">
            <text:p>35,417</text:p>
          </table:table-cell>
          <table:table-cell office:value-type="float" office:value="18406" table:style-name="ce11">
            <text:p>18,406</text:p>
          </table:table-cell>
          <table:table-cell office:value-type="float" office:value="17011" table:style-name="ce10">
            <text:p>17,01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壯圍鄉</text:p>
          </table:table-cell>
          <table:table-cell office:value-type="float" office:value="9021" table:style-name="ce52">
            <text:p>9,021</text:p>
          </table:table-cell>
          <table:table-cell office:value-type="float" office:value="24424" table:style-name="ce11">
            <text:p>24,424</text:p>
          </table:table-cell>
          <table:table-cell office:value-type="float" office:value="12850" table:style-name="ce11">
            <text:p>12,850</text:p>
          </table:table-cell>
          <table:table-cell office:value-type="float" office:value="11574" table:style-name="ce10">
            <text:p>11,57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員山鄉</text:p>
          </table:table-cell>
          <table:table-cell office:value-type="float" office:value="11831" table:style-name="ce52">
            <text:p>11,831</text:p>
          </table:table-cell>
          <table:table-cell office:value-type="float" office:value="32284" table:style-name="ce11">
            <text:p>32,284</text:p>
          </table:table-cell>
          <table:table-cell office:value-type="float" office:value="17069" table:style-name="ce11">
            <text:p>17,069</text:p>
          </table:table-cell>
          <table:table-cell office:value-type="float" office:value="15215" table:style-name="ce10">
            <text:p>15,2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冬山鄉</text:p>
          </table:table-cell>
          <table:table-cell office:value-type="float" office:value="19620" table:style-name="ce52">
            <text:p>19,620</text:p>
          </table:table-cell>
          <table:table-cell office:value-type="float" office:value="53103" table:style-name="ce11">
            <text:p>53,103</text:p>
          </table:table-cell>
          <table:table-cell office:value-type="float" office:value="27162" table:style-name="ce11">
            <text:p>27,162</text:p>
          </table:table-cell>
          <table:table-cell office:value-type="float" office:value="25941" table:style-name="ce10">
            <text:p>25,9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五結鄉</text:p>
          </table:table-cell>
          <table:table-cell office:value-type="float" office:value="15346" table:style-name="ce52">
            <text:p>15,346</text:p>
          </table:table-cell>
          <table:table-cell office:value-type="float" office:value="39959" table:style-name="ce11">
            <text:p>39,959</text:p>
          </table:table-cell>
          <table:table-cell office:value-type="float" office:value="20518" table:style-name="ce11">
            <text:p>20,518</text:p>
          </table:table-cell>
          <table:table-cell office:value-type="float" office:value="19441" table:style-name="ce10">
            <text:p>19,4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星鄉</text:p>
          </table:table-cell>
          <table:table-cell office:value-type="float" office:value="8725" table:style-name="ce52">
            <text:p>8,725</text:p>
          </table:table-cell>
          <table:table-cell office:value-type="float" office:value="21278" table:style-name="ce11">
            <text:p>21,278</text:p>
          </table:table-cell>
          <table:table-cell office:value-type="float" office:value="11457" table:style-name="ce11">
            <text:p>11,457</text:p>
          </table:table-cell>
          <table:table-cell office:value-type="float" office:value="9821" table:style-name="ce10">
            <text:p>9,82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大同鄉</text:p>
          </table:table-cell>
          <table:table-cell office:value-type="float" office:value="1951" table:style-name="ce52">
            <text:p>1,951</text:p>
          </table:table-cell>
          <table:table-cell office:value-type="float" office:value="6143" table:style-name="ce11">
            <text:p>6,143</text:p>
          </table:table-cell>
          <table:table-cell office:value-type="float" office:value="3301" table:style-name="ce11">
            <text:p>3,301</text:p>
          </table:table-cell>
          <table:table-cell office:value-type="float" office:value="2842" table:style-name="ce10">
            <text:p>2,842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南澳鄉</text:p>
          </table:table-cell>
          <table:table-cell office:value-type="float" office:value="1995" table:style-name="ce53">
            <text:p>1,995</text:p>
          </table:table-cell>
          <table:table-cell office:value-type="float" office:value="5970" table:style-name="ce18">
            <text:p>5,970</text:p>
          </table:table-cell>
          <table:table-cell office:value-type="float" office:value="3094" table:style-name="ce18">
            <text:p>3,094</text:p>
          </table:table-cell>
          <table:table-cell office:value-type="float" office:value="2876" table:style-name="ce17">
            <text:p>2,876</text:p>
          </table:table-cell>
          <table:table-cell table:number-columns-repeated="16379"/>
        </table:table-row>
        <table:table-row table:number-rows-repeated="3" table:style-name="ro4">
          <table:table-cell/>
          <table:table-cell table:number-columns-repeated="16383" table:style-name="ce1"/>
        </table:table-row>
        <table:table-row table:number-rows-repeated="2" table:style-name="ro4">
          <table:table-cell/>
          <table:table-cell table:number-columns-repeated="3" table:style-name="ce56"/>
          <table:table-cell table:number-columns-repeated="16380"/>
        </table:table-row>
        <table:table-row table:number-rows-repeated="11" table:style-name="ro4">
          <table:table-cell/>
          <table:table-cell table:number-columns-repeated="16383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23" table:style-name="ro1">
          <table:table-cell table:number-columns-repeated="16384"/>
        </table:table-row>
        <table:table-row table:number-rows-repeated="1048516" table:style-name="ro8">
          <table:table-cell table:number-columns-repeated="16384"/>
        </table:table-row>
      </table:table>
      <table:table table:name="新竹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1"/>
          <table:table-cell table:style-name="ce43"/>
          <table:table-cell office:value-type="string" table:style-name="ce86">
            <text:p>中華民國108年12月底</text:p>
          </table:table-cell>
          <table:table-cell table:number-columns-repeated="2" table:style-name="ce43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 <text:s/>域 <text:s/>別</text:p>
          </table:table-cell>
          <table:table-cell office:value-type="string" table:number-columns-spanned="1" table:number-rows-spanned="2" table:style-name="ce108">
            <text:p>戶 <text:s text:c="3"/>數</text:p>
          </table:table-cell>
          <table:table-cell office:value-type="string" table:style-name="ce44">
            <text:p>人 <text:s text:c="7"/>口 <text:s text:c="7"/>數</text:p>
          </table:table-cell>
          <table:table-cell table:number-columns-repeated="2" table:style-name="ce45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46">
            <text:p>計</text:p>
          </table:table-cell>
          <table:table-cell office:value-type="string" table:style-name="ce47">
            <text:p>男</text:p>
          </table:table-cell>
          <table:table-cell office:value-type="string" table:style-name="ce48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新竹縣</text:p>
          </table:table-cell>
          <table:table-cell office:value-type="float" office:value="200453" table:style-name="ce71">
            <text:p>200,453</text:p>
          </table:table-cell>
          <table:table-cell office:value-type="float" office:value="563933" table:style-name="ce79">
            <text:p>563,933</text:p>
          </table:table-cell>
          <table:table-cell office:value-type="float" office:value="287837" table:style-name="ce79">
            <text:p>287,837</text:p>
          </table:table-cell>
          <table:table-cell office:value-type="float" office:value="276096" table:style-name="ce73">
            <text:p>276,096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竹北市</text:p>
          </table:table-cell>
          <table:table-cell office:value-type="float" office:value="71746" table:style-name="ce52">
            <text:p>71,746</text:p>
          </table:table-cell>
          <table:table-cell office:value-type="float" office:value="194516" table:style-name="ce11">
            <text:p>194,516</text:p>
          </table:table-cell>
          <table:table-cell office:value-type="float" office:value="96785" table:style-name="ce11">
            <text:p>96,785</text:p>
          </table:table-cell>
          <table:table-cell office:value-type="float" office:value="97731" table:style-name="ce10">
            <text:p>97,731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關西鎮</text:p>
          </table:table-cell>
          <table:table-cell office:value-type="float" office:value="9332" table:style-name="ce52">
            <text:p>9,332</text:p>
          </table:table-cell>
          <table:table-cell office:value-type="float" office:value="28055" table:style-name="ce49">
            <text:p>28,055</text:p>
          </table:table-cell>
          <table:table-cell office:value-type="float" office:value="15058" table:style-name="ce11">
            <text:p>15,058</text:p>
          </table:table-cell>
          <table:table-cell office:value-type="float" office:value="12997" table:style-name="ce10">
            <text:p>12,997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新埔鎮</text:p>
          </table:table-cell>
          <table:table-cell office:value-type="float" office:value="10870" table:style-name="ce52">
            <text:p>10,870</text:p>
          </table:table-cell>
          <table:table-cell office:value-type="float" office:value="32798" table:style-name="ce49">
            <text:p>32,798</text:p>
          </table:table-cell>
          <table:table-cell office:value-type="float" office:value="17460" table:style-name="ce11">
            <text:p>17,460</text:p>
          </table:table-cell>
          <table:table-cell office:value-type="float" office:value="15338" table:style-name="ce10">
            <text:p>15,338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竹東鎮</text:p>
          </table:table-cell>
          <table:table-cell office:value-type="float" office:value="34958" table:style-name="ce52">
            <text:p>34,958</text:p>
          </table:table-cell>
          <table:table-cell office:value-type="float" office:value="97127" table:style-name="ce49">
            <text:p>97,127</text:p>
          </table:table-cell>
          <table:table-cell office:value-type="float" office:value="48800" table:style-name="ce11">
            <text:p>48,800</text:p>
          </table:table-cell>
          <table:table-cell office:value-type="float" office:value="48327" table:style-name="ce10">
            <text:p>48,327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湖口鄉</text:p>
          </table:table-cell>
          <table:table-cell office:value-type="float" office:value="27558" table:style-name="ce52">
            <text:p>27,558</text:p>
          </table:table-cell>
          <table:table-cell office:value-type="float" office:value="77908" table:style-name="ce49">
            <text:p>77,908</text:p>
          </table:table-cell>
          <table:table-cell office:value-type="float" office:value="39425" table:style-name="ce11">
            <text:p>39,425</text:p>
          </table:table-cell>
          <table:table-cell office:value-type="float" office:value="38483" table:style-name="ce10">
            <text:p>38,483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橫山鄉</text:p>
          </table:table-cell>
          <table:table-cell office:value-type="float" office:value="4429" table:style-name="ce52">
            <text:p>4,429</text:p>
          </table:table-cell>
          <table:table-cell office:value-type="float" office:value="12789" table:style-name="ce49">
            <text:p>12,789</text:p>
          </table:table-cell>
          <table:table-cell office:value-type="float" office:value="6916" table:style-name="ce11">
            <text:p>6,916</text:p>
          </table:table-cell>
          <table:table-cell office:value-type="float" office:value="5873" table:style-name="ce10">
            <text:p>5,873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新豐鄉</text:p>
          </table:table-cell>
          <table:table-cell office:value-type="float" office:value="19100" table:style-name="ce52">
            <text:p>19,100</text:p>
          </table:table-cell>
          <table:table-cell office:value-type="float" office:value="57292" table:style-name="ce49">
            <text:p>57,292</text:p>
          </table:table-cell>
          <table:table-cell office:value-type="float" office:value="29388" table:style-name="ce11">
            <text:p>29,388</text:p>
          </table:table-cell>
          <table:table-cell office:value-type="float" office:value="27904" table:style-name="ce10">
            <text:p>27,904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芎林鄉</text:p>
          </table:table-cell>
          <table:table-cell office:value-type="float" office:value="6732" table:style-name="ce52">
            <text:p>6,732</text:p>
          </table:table-cell>
          <table:table-cell office:value-type="float" office:value="19934" table:style-name="ce49">
            <text:p>19,934</text:p>
          </table:table-cell>
          <table:table-cell office:value-type="float" office:value="10530" table:style-name="ce11">
            <text:p>10,530</text:p>
          </table:table-cell>
          <table:table-cell office:value-type="float" office:value="9404" table:style-name="ce10">
            <text:p>9,404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寶山鄉</text:p>
          </table:table-cell>
          <table:table-cell office:value-type="float" office:value="5830" table:style-name="ce52">
            <text:p>5,830</text:p>
          </table:table-cell>
          <table:table-cell office:value-type="float" office:value="14626" table:style-name="ce49">
            <text:p>14,626</text:p>
          </table:table-cell>
          <table:table-cell office:value-type="float" office:value="7946" table:style-name="ce11">
            <text:p>7,946</text:p>
          </table:table-cell>
          <table:table-cell office:value-type="float" office:value="6680" table:style-name="ce10">
            <text:p>6,680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北埔鄉</text:p>
          </table:table-cell>
          <table:table-cell office:value-type="float" office:value="3136" table:style-name="ce52">
            <text:p>3,136</text:p>
          </table:table-cell>
          <table:table-cell office:value-type="float" office:value="9178" table:style-name="ce49">
            <text:p>9,178</text:p>
          </table:table-cell>
          <table:table-cell office:value-type="float" office:value="4992" table:style-name="ce11">
            <text:p>4,992</text:p>
          </table:table-cell>
          <table:table-cell office:value-type="float" office:value="4186" table:style-name="ce10">
            <text:p>4,186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峨眉鄉</text:p>
          </table:table-cell>
          <table:table-cell office:value-type="float" office:value="2086" table:style-name="ce52">
            <text:p>2,086</text:p>
          </table:table-cell>
          <table:table-cell office:value-type="float" office:value="5479" table:style-name="ce49">
            <text:p>5,479</text:p>
          </table:table-cell>
          <table:table-cell office:value-type="float" office:value="3022" table:style-name="ce11">
            <text:p>3,022</text:p>
          </table:table-cell>
          <table:table-cell office:value-type="float" office:value="2457" table:style-name="ce10">
            <text:p>2,457</text:p>
          </table:table-cell>
          <table:table-cell table:number-columns-repeated="16379"/>
        </table:table-row>
        <table:table-row table:style-name="ro4">
          <table:table-cell office:value-type="string" table:style-name="ce91">
            <text:p>※尖石鄉</text:p>
          </table:table-cell>
          <table:table-cell office:value-type="float" office:value="2910" table:style-name="ce52">
            <text:p>2,910</text:p>
          </table:table-cell>
          <table:table-cell office:value-type="float" office:value="9638" table:style-name="ce49">
            <text:p>9,638</text:p>
          </table:table-cell>
          <table:table-cell office:value-type="float" office:value="5033" table:style-name="ce11">
            <text:p>5,033</text:p>
          </table:table-cell>
          <table:table-cell office:value-type="float" office:value="4605" table:style-name="ce10">
            <text:p>4,605</text:p>
          </table:table-cell>
          <table:table-cell table:number-columns-repeated="16379"/>
        </table:table-row>
        <table:table-row table:style-name="ro4">
          <table:table-cell office:value-type="string" table:style-name="ce92">
            <text:p>※五峰鄉</text:p>
          </table:table-cell>
          <table:table-cell office:value-type="float" office:value="1766" table:style-name="ce53">
            <text:p>1,766</text:p>
          </table:table-cell>
          <table:table-cell office:value-type="float" office:value="4593" table:style-name="ce51">
            <text:p>4,593</text:p>
          </table:table-cell>
          <table:table-cell office:value-type="float" office:value="2482" table:style-name="ce18">
            <text:p>2,482</text:p>
          </table:table-cell>
          <table:table-cell office:value-type="float" office:value="2111" table:style-name="ce17">
            <text:p>2,111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56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苗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1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苗栗縣</text:p>
          </table:table-cell>
          <table:table-cell office:value-type="float" office:value="191162" table:style-name="ce71">
            <text:p>191,162</text:p>
          </table:table-cell>
          <table:table-cell office:value-type="float" office:value="545459" table:style-name="ce79">
            <text:p>545,459</text:p>
          </table:table-cell>
          <table:table-cell office:value-type="float" office:value="281290" table:style-name="ce79">
            <text:p>281,290</text:p>
          </table:table-cell>
          <table:table-cell office:value-type="float" office:value="264169" table:style-name="ce73">
            <text:p>264,16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苗栗市</text:p>
          </table:table-cell>
          <table:table-cell office:value-type="float" office:value="31863" table:style-name="ce52">
            <text:p>31,863</text:p>
          </table:table-cell>
          <table:table-cell office:value-type="float" office:value="87976" table:style-name="ce11">
            <text:p>87,976</text:p>
          </table:table-cell>
          <table:table-cell office:value-type="float" office:value="43868" table:style-name="ce11">
            <text:p>43,868</text:p>
          </table:table-cell>
          <table:table-cell office:value-type="float" office:value="44108" table:style-name="ce10">
            <text:p>44,108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頭份市</text:p>
          </table:table-cell>
          <table:table-cell office:value-type="float" office:value="36278" table:style-name="ce52">
            <text:p>36,278</text:p>
          </table:table-cell>
          <table:table-cell office:value-type="float" office:value="103701" table:style-name="ce11">
            <text:p>103,701</text:p>
          </table:table-cell>
          <table:table-cell office:value-type="float" office:value="52276" table:style-name="ce11">
            <text:p>52,276</text:p>
          </table:table-cell>
          <table:table-cell office:value-type="float" office:value="51425" table:style-name="ce10">
            <text:p>51,425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苑裡鎮</text:p>
          </table:table-cell>
          <table:table-cell office:value-type="float" office:value="14854" table:style-name="ce52">
            <text:p>14,854</text:p>
          </table:table-cell>
          <table:table-cell office:value-type="float" office:value="44848" table:style-name="ce11">
            <text:p>44,848</text:p>
          </table:table-cell>
          <table:table-cell office:value-type="float" office:value="23356" table:style-name="ce11">
            <text:p>23,356</text:p>
          </table:table-cell>
          <table:table-cell office:value-type="float" office:value="21492" table:style-name="ce10">
            <text:p>21,4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通霄鎮</text:p>
          </table:table-cell>
          <table:table-cell office:value-type="float" office:value="11546" table:style-name="ce52">
            <text:p>11,546</text:p>
          </table:table-cell>
          <table:table-cell office:value-type="float" office:value="33471" table:style-name="ce11">
            <text:p>33,471</text:p>
          </table:table-cell>
          <table:table-cell office:value-type="float" office:value="17720" table:style-name="ce11">
            <text:p>17,720</text:p>
          </table:table-cell>
          <table:table-cell office:value-type="float" office:value="15751" table:style-name="ce10">
            <text:p>15,7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南鎮</text:p>
          </table:table-cell>
          <table:table-cell office:value-type="float" office:value="30540" table:style-name="ce52">
            <text:p>30,540</text:p>
          </table:table-cell>
          <table:table-cell office:value-type="float" office:value="86565" table:style-name="ce11">
            <text:p>86,565</text:p>
          </table:table-cell>
          <table:table-cell office:value-type="float" office:value="43715" table:style-name="ce11">
            <text:p>43,715</text:p>
          </table:table-cell>
          <table:table-cell office:value-type="float" office:value="42850" table:style-name="ce10">
            <text:p>42,85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後龍鎮</text:p>
          </table:table-cell>
          <table:table-cell office:value-type="float" office:value="12031" table:style-name="ce52">
            <text:p>12,031</text:p>
          </table:table-cell>
          <table:table-cell office:value-type="float" office:value="35675" table:style-name="ce11">
            <text:p>35,675</text:p>
          </table:table-cell>
          <table:table-cell office:value-type="float" office:value="18915" table:style-name="ce11">
            <text:p>18,915</text:p>
          </table:table-cell>
          <table:table-cell office:value-type="float" office:value="16760" table:style-name="ce10">
            <text:p>16,76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卓蘭鎮</text:p>
          </table:table-cell>
          <table:table-cell office:value-type="float" office:value="5961" table:style-name="ce52">
            <text:p>5,961</text:p>
          </table:table-cell>
          <table:table-cell office:value-type="float" office:value="16448" table:style-name="ce11">
            <text:p>16,448</text:p>
          </table:table-cell>
          <table:table-cell office:value-type="float" office:value="8602" table:style-name="ce11">
            <text:p>8,602</text:p>
          </table:table-cell>
          <table:table-cell office:value-type="float" office:value="7846" table:style-name="ce10">
            <text:p>7,8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湖鄉</text:p>
          </table:table-cell>
          <table:table-cell office:value-type="float" office:value="5321" table:style-name="ce52">
            <text:p>5,321</text:p>
          </table:table-cell>
          <table:table-cell office:value-type="float" office:value="14194" table:style-name="ce11">
            <text:p>14,194</text:p>
          </table:table-cell>
          <table:table-cell office:value-type="float" office:value="7542" table:style-name="ce11">
            <text:p>7,542</text:p>
          </table:table-cell>
          <table:table-cell office:value-type="float" office:value="6652" table:style-name="ce10">
            <text:p>6,6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公館鄉</text:p>
          </table:table-cell>
          <table:table-cell office:value-type="float" office:value="10720" table:style-name="ce52">
            <text:p>10,720</text:p>
          </table:table-cell>
          <table:table-cell office:value-type="float" office:value="32754" table:style-name="ce11">
            <text:p>32,754</text:p>
          </table:table-cell>
          <table:table-cell office:value-type="float" office:value="17086" table:style-name="ce11">
            <text:p>17,086</text:p>
          </table:table-cell>
          <table:table-cell office:value-type="float" office:value="15668" table:style-name="ce10">
            <text:p>15,6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銅鑼鄉</text:p>
          </table:table-cell>
          <table:table-cell office:value-type="float" office:value="6113" table:style-name="ce52">
            <text:p>6,113</text:p>
          </table:table-cell>
          <table:table-cell office:value-type="float" office:value="17588" table:style-name="ce11">
            <text:p>17,588</text:p>
          </table:table-cell>
          <table:table-cell office:value-type="float" office:value="9345" table:style-name="ce11">
            <text:p>9,345</text:p>
          </table:table-cell>
          <table:table-cell office:value-type="float" office:value="8243" table:style-name="ce10">
            <text:p>8,2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庄鄉</text:p>
          </table:table-cell>
          <table:table-cell office:value-type="float" office:value="3912" table:style-name="ce52">
            <text:p>3,912</text:p>
          </table:table-cell>
          <table:table-cell office:value-type="float" office:value="9813" table:style-name="ce11">
            <text:p>9,813</text:p>
          </table:table-cell>
          <table:table-cell office:value-type="float" office:value="5383" table:style-name="ce11">
            <text:p>5,383</text:p>
          </table:table-cell>
          <table:table-cell office:value-type="float" office:value="4430" table:style-name="ce10">
            <text:p>4,43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頭屋鄉</text:p>
          </table:table-cell>
          <table:table-cell office:value-type="float" office:value="3640" table:style-name="ce52">
            <text:p>3,640</text:p>
          </table:table-cell>
          <table:table-cell office:value-type="float" office:value="10455" table:style-name="ce11">
            <text:p>10,455</text:p>
          </table:table-cell>
          <table:table-cell office:value-type="float" office:value="5530" table:style-name="ce11">
            <text:p>5,530</text:p>
          </table:table-cell>
          <table:table-cell office:value-type="float" office:value="4925" table:style-name="ce10">
            <text:p>4,9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義鄉</text:p>
          </table:table-cell>
          <table:table-cell office:value-type="float" office:value="5542" table:style-name="ce52">
            <text:p>5,542</text:p>
          </table:table-cell>
          <table:table-cell office:value-type="float" office:value="15970" table:style-name="ce11">
            <text:p>15,970</text:p>
          </table:table-cell>
          <table:table-cell office:value-type="float" office:value="8431" table:style-name="ce11">
            <text:p>8,431</text:p>
          </table:table-cell>
          <table:table-cell office:value-type="float" office:value="7539" table:style-name="ce10">
            <text:p>7,53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湖鄉</text:p>
          </table:table-cell>
          <table:table-cell office:value-type="float" office:value="2621" table:style-name="ce52">
            <text:p>2,621</text:p>
          </table:table-cell>
          <table:table-cell office:value-type="float" office:value="6877" table:style-name="ce11">
            <text:p>6,877</text:p>
          </table:table-cell>
          <table:table-cell office:value-type="float" office:value="3851" table:style-name="ce11">
            <text:p>3,851</text:p>
          </table:table-cell>
          <table:table-cell office:value-type="float" office:value="3026" table:style-name="ce10">
            <text:p>3,0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造橋鄉</text:p>
          </table:table-cell>
          <table:table-cell office:value-type="float" office:value="4148" table:style-name="ce52">
            <text:p>4,148</text:p>
          </table:table-cell>
          <table:table-cell office:value-type="float" office:value="12473" table:style-name="ce11">
            <text:p>12,473</text:p>
          </table:table-cell>
          <table:table-cell office:value-type="float" office:value="6605" table:style-name="ce11">
            <text:p>6,605</text:p>
          </table:table-cell>
          <table:table-cell office:value-type="float" office:value="5868" table:style-name="ce10">
            <text:p>5,8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灣鄉</text:p>
          </table:table-cell>
          <table:table-cell office:value-type="float" office:value="2369" table:style-name="ce52">
            <text:p>2,369</text:p>
          </table:table-cell>
          <table:table-cell office:value-type="float" office:value="6532" table:style-name="ce11">
            <text:p>6,532</text:p>
          </table:table-cell>
          <table:table-cell office:value-type="float" office:value="3562" table:style-name="ce11">
            <text:p>3,562</text:p>
          </table:table-cell>
          <table:table-cell office:value-type="float" office:value="2970" table:style-name="ce10">
            <text:p>2,9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獅潭鄉</text:p>
          </table:table-cell>
          <table:table-cell office:value-type="float" office:value="1721" table:style-name="ce52">
            <text:p>1,721</text:p>
          </table:table-cell>
          <table:table-cell office:value-type="float" office:value="4231" table:style-name="ce11">
            <text:p>4,231</text:p>
          </table:table-cell>
          <table:table-cell office:value-type="float" office:value="2358" table:style-name="ce11">
            <text:p>2,358</text:p>
          </table:table-cell>
          <table:table-cell office:value-type="float" office:value="1873" table:style-name="ce10">
            <text:p>1,873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泰安鄉</text:p>
          </table:table-cell>
          <table:table-cell office:value-type="float" office:value="1982" table:style-name="ce53">
            <text:p>1,982</text:p>
          </table:table-cell>
          <table:table-cell office:value-type="float" office:value="5888" table:style-name="ce18">
            <text:p>5,888</text:p>
          </table:table-cell>
          <table:table-cell office:value-type="float" office:value="3145" table:style-name="ce18">
            <text:p>3,145</text:p>
          </table:table-cell>
          <table:table-cell office:value-type="float" office:value="2743" table:style-name="ce17">
            <text:p>2,743</text:p>
          </table:table-cell>
          <table:table-cell table:number-columns-repeated="16379"/>
        </table:table-row>
        <table:table-row table:style-name="ro4">
          <table:table-cell table:number-columns-repeated="2" table:style-name="ce1"/>
          <table:table-cell table:number-columns-repeated="3" table:style-name="ce12"/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彰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1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7">
            <text:p>彰化縣</text:p>
          </table:table-cell>
          <table:table-cell office:value-type="float" office:value="392844" table:style-name="ce71">
            <text:p>392,844</text:p>
          </table:table-cell>
          <table:table-cell office:value-type="float" office:value="1272802" table:style-name="ce79">
            <text:p>1,272,802</text:p>
          </table:table-cell>
          <table:table-cell office:value-type="float" office:value="647449" table:style-name="ce79">
            <text:p>647,449</text:p>
          </table:table-cell>
          <table:table-cell office:value-type="float" office:value="625353" table:style-name="ce73">
            <text:p>625,35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彰化市</text:p>
          </table:table-cell>
          <table:table-cell office:value-type="float" office:value="77401" table:style-name="ce52">
            <text:p>77,401</text:p>
          </table:table-cell>
          <table:table-cell office:value-type="float" office:value="232259" table:style-name="ce11">
            <text:p>232,259</text:p>
          </table:table-cell>
          <table:table-cell office:value-type="float" office:value="114360" table:style-name="ce11">
            <text:p>114,360</text:p>
          </table:table-cell>
          <table:table-cell office:value-type="float" office:value="117899" table:style-name="ce10">
            <text:p>117,89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90">
            <text:p>員林市</text:p>
          </table:table-cell>
          <table:table-cell office:value-type="float" office:value="40445" table:style-name="ce52">
            <text:p>40,445</text:p>
          </table:table-cell>
          <table:table-cell office:value-type="float" office:value="125008" table:style-name="ce11">
            <text:p>125,008</text:p>
          </table:table-cell>
          <table:table-cell office:value-type="float" office:value="61994" table:style-name="ce11">
            <text:p>61,994</text:p>
          </table:table-cell>
          <table:table-cell office:value-type="float" office:value="63014" table:style-name="ce10">
            <text:p>63,014</text:p>
          </table:table-cell>
          <table:table-cell table:style-name="ce1"/>
          <table:table-cell table:style-name="ce89"/>
          <table:table-cell table:number-columns-repeated="16377"/>
        </table:table-row>
        <table:table-row table:style-name="ro4">
          <table:table-cell office:value-type="string" table:style-name="ce14">
            <text:p>鹿港鎮</text:p>
          </table:table-cell>
          <table:table-cell office:value-type="float" office:value="25017" table:style-name="ce52">
            <text:p>25,017</text:p>
          </table:table-cell>
          <table:table-cell office:value-type="float" office:value="86931" table:style-name="ce11">
            <text:p>86,931</text:p>
          </table:table-cell>
          <table:table-cell office:value-type="float" office:value="44096" table:style-name="ce11">
            <text:p>44,096</text:p>
          </table:table-cell>
          <table:table-cell office:value-type="float" office:value="42835" table:style-name="ce10">
            <text:p>42,83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和美鎮</text:p>
          </table:table-cell>
          <table:table-cell office:value-type="float" office:value="27241" table:style-name="ce52">
            <text:p>27,241</text:p>
          </table:table-cell>
          <table:table-cell office:value-type="float" office:value="90530" table:style-name="ce11">
            <text:p>90,530</text:p>
          </table:table-cell>
          <table:table-cell office:value-type="float" office:value="46012" table:style-name="ce11">
            <text:p>46,012</text:p>
          </table:table-cell>
          <table:table-cell office:value-type="float" office:value="44518" table:style-name="ce10">
            <text:p>44,51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北斗鎮</text:p>
          </table:table-cell>
          <table:table-cell office:value-type="float" office:value="10903" table:style-name="ce52">
            <text:p>10,903</text:p>
          </table:table-cell>
          <table:table-cell office:value-type="float" office:value="33348" table:style-name="ce11">
            <text:p>33,348</text:p>
          </table:table-cell>
          <table:table-cell office:value-type="float" office:value="16798" table:style-name="ce11">
            <text:p>16,798</text:p>
          </table:table-cell>
          <table:table-cell office:value-type="float" office:value="16550" table:style-name="ce10">
            <text:p>16,55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溪湖鎮</text:p>
          </table:table-cell>
          <table:table-cell office:value-type="float" office:value="16552" table:style-name="ce52">
            <text:p>16,552</text:p>
          </table:table-cell>
          <table:table-cell office:value-type="float" office:value="55185" table:style-name="ce11">
            <text:p>55,185</text:p>
          </table:table-cell>
          <table:table-cell office:value-type="float" office:value="27877" table:style-name="ce11">
            <text:p>27,877</text:p>
          </table:table-cell>
          <table:table-cell office:value-type="float" office:value="27308" table:style-name="ce10">
            <text:p>27,30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田中鎮</text:p>
          </table:table-cell>
          <table:table-cell office:value-type="float" office:value="13294" table:style-name="ce52">
            <text:p>13,294</text:p>
          </table:table-cell>
          <table:table-cell office:value-type="float" office:value="41244" table:style-name="ce11">
            <text:p>41,244</text:p>
          </table:table-cell>
          <table:table-cell office:value-type="float" office:value="21156" table:style-name="ce11">
            <text:p>21,156</text:p>
          </table:table-cell>
          <table:table-cell office:value-type="float" office:value="20088" table:style-name="ce10">
            <text:p>20,08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二林鎮</text:p>
          </table:table-cell>
          <table:table-cell office:value-type="float" office:value="15178" table:style-name="ce52">
            <text:p>15,178</text:p>
          </table:table-cell>
          <table:table-cell office:value-type="float" office:value="50075" table:style-name="ce11">
            <text:p>50,075</text:p>
          </table:table-cell>
          <table:table-cell office:value-type="float" office:value="25750" table:style-name="ce11">
            <text:p>25,750</text:p>
          </table:table-cell>
          <table:table-cell office:value-type="float" office:value="24325" table:style-name="ce10">
            <text:p>24,32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線西鄉</text:p>
          </table:table-cell>
          <table:table-cell office:value-type="float" office:value="4481" table:style-name="ce52">
            <text:p>4,481</text:p>
          </table:table-cell>
          <table:table-cell office:value-type="float" office:value="16733" table:style-name="ce11">
            <text:p>16,733</text:p>
          </table:table-cell>
          <table:table-cell office:value-type="float" office:value="8602" table:style-name="ce11">
            <text:p>8,602</text:p>
          </table:table-cell>
          <table:table-cell office:value-type="float" office:value="8131" table:style-name="ce10">
            <text:p>8,13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伸港鄉</text:p>
          </table:table-cell>
          <table:table-cell office:value-type="float" office:value="10359" table:style-name="ce52">
            <text:p>10,359</text:p>
          </table:table-cell>
          <table:table-cell office:value-type="float" office:value="37449" table:style-name="ce11">
            <text:p>37,449</text:p>
          </table:table-cell>
          <table:table-cell office:value-type="float" office:value="19044" table:style-name="ce11">
            <text:p>19,044</text:p>
          </table:table-cell>
          <table:table-cell office:value-type="float" office:value="18405" table:style-name="ce10">
            <text:p>18,40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福興鄉</text:p>
          </table:table-cell>
          <table:table-cell office:value-type="float" office:value="13105" table:style-name="ce52">
            <text:p>13,105</text:p>
          </table:table-cell>
          <table:table-cell office:value-type="float" office:value="46748" table:style-name="ce11">
            <text:p>46,748</text:p>
          </table:table-cell>
          <table:table-cell office:value-type="float" office:value="24342" table:style-name="ce11">
            <text:p>24,342</text:p>
          </table:table-cell>
          <table:table-cell office:value-type="float" office:value="22406" table:style-name="ce10">
            <text:p>22,40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秀水鄉</text:p>
          </table:table-cell>
          <table:table-cell office:value-type="float" office:value="10966" table:style-name="ce52">
            <text:p>10,966</text:p>
          </table:table-cell>
          <table:table-cell office:value-type="float" office:value="39068" table:style-name="ce11">
            <text:p>39,068</text:p>
          </table:table-cell>
          <table:table-cell office:value-type="float" office:value="20148" table:style-name="ce11">
            <text:p>20,148</text:p>
          </table:table-cell>
          <table:table-cell office:value-type="float" office:value="18920" table:style-name="ce10">
            <text:p>18,92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花壇鄉</text:p>
          </table:table-cell>
          <table:table-cell office:value-type="float" office:value="14275" table:style-name="ce52">
            <text:p>14,275</text:p>
          </table:table-cell>
          <table:table-cell office:value-type="float" office:value="45566" table:style-name="ce11">
            <text:p>45,566</text:p>
          </table:table-cell>
          <table:table-cell office:value-type="float" office:value="23395" table:style-name="ce11">
            <text:p>23,395</text:p>
          </table:table-cell>
          <table:table-cell office:value-type="float" office:value="22171" table:style-name="ce10">
            <text:p>22,17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芬園鄉</text:p>
          </table:table-cell>
          <table:table-cell office:value-type="float" office:value="6828" table:style-name="ce52">
            <text:p>6,828</text:p>
          </table:table-cell>
          <table:table-cell office:value-type="float" office:value="23383" table:style-name="ce11">
            <text:p>23,383</text:p>
          </table:table-cell>
          <table:table-cell office:value-type="float" office:value="12294" table:style-name="ce11">
            <text:p>12,294</text:p>
          </table:table-cell>
          <table:table-cell office:value-type="float" office:value="11089" table:style-name="ce10">
            <text:p>11,08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村鄉</text:p>
          </table:table-cell>
          <table:table-cell office:value-type="float" office:value="11352" table:style-name="ce52">
            <text:p>11,352</text:p>
          </table:table-cell>
          <table:table-cell office:value-type="float" office:value="37124" table:style-name="ce11">
            <text:p>37,124</text:p>
          </table:table-cell>
          <table:table-cell office:value-type="float" office:value="19120" table:style-name="ce11">
            <text:p>19,120</text:p>
          </table:table-cell>
          <table:table-cell office:value-type="float" office:value="18004" table:style-name="ce10">
            <text:p>18,0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鹽鄉</text:p>
          </table:table-cell>
          <table:table-cell office:value-type="float" office:value="9171" table:style-name="ce52">
            <text:p>9,171</text:p>
          </table:table-cell>
          <table:table-cell office:value-type="float" office:value="32183" table:style-name="ce11">
            <text:p>32,183</text:p>
          </table:table-cell>
          <table:table-cell office:value-type="float" office:value="16910" table:style-name="ce11">
            <text:p>16,910</text:p>
          </table:table-cell>
          <table:table-cell office:value-type="float" office:value="15273" table:style-name="ce10">
            <text:p>15,2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心鄉</text:p>
          </table:table-cell>
          <table:table-cell office:value-type="float" office:value="10873" table:style-name="ce52">
            <text:p>10,873</text:p>
          </table:table-cell>
          <table:table-cell office:value-type="float" office:value="34734" table:style-name="ce11">
            <text:p>34,734</text:p>
          </table:table-cell>
          <table:table-cell office:value-type="float" office:value="17840" table:style-name="ce11">
            <text:p>17,840</text:p>
          </table:table-cell>
          <table:table-cell office:value-type="float" office:value="16894" table:style-name="ce10">
            <text:p>16,89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永靖鄉</text:p>
          </table:table-cell>
          <table:table-cell office:value-type="float" office:value="10998" table:style-name="ce52">
            <text:p>10,998</text:p>
          </table:table-cell>
          <table:table-cell office:value-type="float" office:value="36651" table:style-name="ce11">
            <text:p>36,651</text:p>
          </table:table-cell>
          <table:table-cell office:value-type="float" office:value="18955" table:style-name="ce11">
            <text:p>18,955</text:p>
          </table:table-cell>
          <table:table-cell office:value-type="float" office:value="17696" table:style-name="ce10">
            <text:p>17,69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社頭鄉</text:p>
          </table:table-cell>
          <table:table-cell office:value-type="float" office:value="13027" table:style-name="ce52">
            <text:p>13,027</text:p>
          </table:table-cell>
          <table:table-cell office:value-type="float" office:value="42573" table:style-name="ce11">
            <text:p>42,573</text:p>
          </table:table-cell>
          <table:table-cell office:value-type="float" office:value="21863" table:style-name="ce11">
            <text:p>21,863</text:p>
          </table:table-cell>
          <table:table-cell office:value-type="float" office:value="20710" table:style-name="ce10">
            <text:p>20,7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二水鄉</text:p>
          </table:table-cell>
          <table:table-cell office:value-type="float" office:value="5294" table:style-name="ce52">
            <text:p>5,294</text:p>
          </table:table-cell>
          <table:table-cell office:value-type="float" office:value="14843" table:style-name="ce11">
            <text:p>14,843</text:p>
          </table:table-cell>
          <table:table-cell office:value-type="float" office:value="7824" table:style-name="ce11">
            <text:p>7,824</text:p>
          </table:table-cell>
          <table:table-cell office:value-type="float" office:value="7019" table:style-name="ce10">
            <text:p>7,01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田尾鄉</text:p>
          </table:table-cell>
          <table:table-cell office:value-type="float" office:value="8012" table:style-name="ce52">
            <text:p>8,012</text:p>
          </table:table-cell>
          <table:table-cell office:value-type="float" office:value="26993" table:style-name="ce11">
            <text:p>26,993</text:p>
          </table:table-cell>
          <table:table-cell office:value-type="float" office:value="13919" table:style-name="ce11">
            <text:p>13,919</text:p>
          </table:table-cell>
          <table:table-cell office:value-type="float" office:value="13074" table:style-name="ce10">
            <text:p>13,07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埤頭鄉</text:p>
          </table:table-cell>
          <table:table-cell office:value-type="float" office:value="9126" table:style-name="ce52">
            <text:p>9,126</text:p>
          </table:table-cell>
          <table:table-cell office:value-type="float" office:value="30394" table:style-name="ce11">
            <text:p>30,394</text:p>
          </table:table-cell>
          <table:table-cell office:value-type="float" office:value="15688" table:style-name="ce11">
            <text:p>15,688</text:p>
          </table:table-cell>
          <table:table-cell office:value-type="float" office:value="14706" table:style-name="ce10">
            <text:p>14,70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芳苑鄉</text:p>
          </table:table-cell>
          <table:table-cell office:value-type="float" office:value="10140" table:style-name="ce52">
            <text:p>10,140</text:p>
          </table:table-cell>
          <table:table-cell office:value-type="float" office:value="33084" table:style-name="ce11">
            <text:p>33,084</text:p>
          </table:table-cell>
          <table:table-cell office:value-type="float" office:value="17465" table:style-name="ce11">
            <text:p>17,465</text:p>
          </table:table-cell>
          <table:table-cell office:value-type="float" office:value="15619" table:style-name="ce10">
            <text:p>15,61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城鄉</text:p>
          </table:table-cell>
          <table:table-cell office:value-type="float" office:value="5207" table:style-name="ce52">
            <text:p>5,207</text:p>
          </table:table-cell>
          <table:table-cell office:value-type="float" office:value="16359" table:style-name="ce11">
            <text:p>16,359</text:p>
          </table:table-cell>
          <table:table-cell office:value-type="float" office:value="8832" table:style-name="ce11">
            <text:p>8,832</text:p>
          </table:table-cell>
          <table:table-cell office:value-type="float" office:value="7527" table:style-name="ce10">
            <text:p>7,5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塘鄉</text:p>
          </table:table-cell>
          <table:table-cell office:value-type="float" office:value="4588" table:style-name="ce52">
            <text:p>4,588</text:p>
          </table:table-cell>
          <table:table-cell office:value-type="float" office:value="14926" table:style-name="ce11">
            <text:p>14,926</text:p>
          </table:table-cell>
          <table:table-cell office:value-type="float" office:value="7809" table:style-name="ce11">
            <text:p>7,809</text:p>
          </table:table-cell>
          <table:table-cell office:value-type="float" office:value="7117" table:style-name="ce10">
            <text:p>7,117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溪州鄉</text:p>
          </table:table-cell>
          <table:table-cell office:value-type="float" office:value="9011" table:style-name="ce53">
            <text:p>9,011</text:p>
          </table:table-cell>
          <table:table-cell office:value-type="float" office:value="29411" table:style-name="ce18">
            <text:p>29,411</text:p>
          </table:table-cell>
          <table:table-cell office:value-type="float" office:value="15356" table:style-name="ce18">
            <text:p>15,356</text:p>
          </table:table-cell>
          <table:table-cell office:value-type="float" office:value="14055" table:style-name="ce17">
            <text:p>14,055</text:p>
          </table:table-cell>
          <table:table-cell table:number-columns-repeated="16379"/>
        </table:table-row>
        <table:table-row table:style-name="ro4">
          <table:table-cell table:style-name="ce87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南投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1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南投縣</text:p>
          </table:table-cell>
          <table:table-cell office:value-type="float" office:value="179030" table:style-name="ce71">
            <text:p>179,030</text:p>
          </table:table-cell>
          <table:table-cell office:value-type="float" office:value="494112" table:style-name="ce79">
            <text:p>494,112</text:p>
          </table:table-cell>
          <table:table-cell office:value-type="float" office:value="252705" table:style-name="ce79">
            <text:p>252,705</text:p>
          </table:table-cell>
          <table:table-cell office:value-type="float" office:value="241407" table:style-name="ce73">
            <text:p>241,4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投市</text:p>
          </table:table-cell>
          <table:table-cell office:value-type="float" office:value="35190" table:style-name="ce52">
            <text:p>35,190</text:p>
          </table:table-cell>
          <table:table-cell office:value-type="float" office:value="99199" table:style-name="ce11">
            <text:p>99,199</text:p>
          </table:table-cell>
          <table:table-cell office:value-type="float" office:value="49605" table:style-name="ce11">
            <text:p>49,605</text:p>
          </table:table-cell>
          <table:table-cell office:value-type="float" office:value="49594" table:style-name="ce10">
            <text:p>49,59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里鎮</text:p>
          </table:table-cell>
          <table:table-cell office:value-type="float" office:value="29017" table:style-name="ce52">
            <text:p>29,017</text:p>
          </table:table-cell>
          <table:table-cell office:value-type="float" office:value="79789" table:style-name="ce11">
            <text:p>79,789</text:p>
          </table:table-cell>
          <table:table-cell office:value-type="float" office:value="39664" table:style-name="ce11">
            <text:p>39,664</text:p>
          </table:table-cell>
          <table:table-cell office:value-type="float" office:value="40125" table:style-name="ce10">
            <text:p>40,1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草屯鎮</text:p>
          </table:table-cell>
          <table:table-cell office:value-type="float" office:value="33816" table:style-name="ce52">
            <text:p>33,816</text:p>
          </table:table-cell>
          <table:table-cell office:value-type="float" office:value="97608" table:style-name="ce11">
            <text:p>97,608</text:p>
          </table:table-cell>
          <table:table-cell office:value-type="float" office:value="49258" table:style-name="ce11">
            <text:p>49,258</text:p>
          </table:table-cell>
          <table:table-cell office:value-type="float" office:value="48350" table:style-name="ce10">
            <text:p>48,35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山鎮</text:p>
          </table:table-cell>
          <table:table-cell office:value-type="float" office:value="20202" table:style-name="ce52">
            <text:p>20,202</text:p>
          </table:table-cell>
          <table:table-cell office:value-type="float" office:value="53932" table:style-name="ce11">
            <text:p>53,932</text:p>
          </table:table-cell>
          <table:table-cell office:value-type="float" office:value="27574" table:style-name="ce11">
            <text:p>27,574</text:p>
          </table:table-cell>
          <table:table-cell office:value-type="float" office:value="26358" table:style-name="ce10">
            <text:p>26,3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集集鎮</text:p>
          </table:table-cell>
          <table:table-cell office:value-type="float" office:value="4275" table:style-name="ce52">
            <text:p>4,275</text:p>
          </table:table-cell>
          <table:table-cell office:value-type="float" office:value="10615" table:style-name="ce11">
            <text:p>10,615</text:p>
          </table:table-cell>
          <table:table-cell office:value-type="float" office:value="5548" table:style-name="ce11">
            <text:p>5,548</text:p>
          </table:table-cell>
          <table:table-cell office:value-type="float" office:value="5067" table:style-name="ce10">
            <text:p>5,06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名間鄉</text:p>
          </table:table-cell>
          <table:table-cell office:value-type="float" office:value="12620" table:style-name="ce52">
            <text:p>12,620</text:p>
          </table:table-cell>
          <table:table-cell office:value-type="float" office:value="37951" table:style-name="ce11">
            <text:p>37,951</text:p>
          </table:table-cell>
          <table:table-cell office:value-type="float" office:value="19997" table:style-name="ce11">
            <text:p>19,997</text:p>
          </table:table-cell>
          <table:table-cell office:value-type="float" office:value="17954" table:style-name="ce10">
            <text:p>17,9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谷鄉</text:p>
          </table:table-cell>
          <table:table-cell office:value-type="float" office:value="8062" table:style-name="ce52">
            <text:p>8,062</text:p>
          </table:table-cell>
          <table:table-cell office:value-type="float" office:value="17509" table:style-name="ce11">
            <text:p>17,509</text:p>
          </table:table-cell>
          <table:table-cell office:value-type="float" office:value="9352" table:style-name="ce11">
            <text:p>9,352</text:p>
          </table:table-cell>
          <table:table-cell office:value-type="float" office:value="8157" table:style-name="ce10">
            <text:p>8,15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寮鄉</text:p>
          </table:table-cell>
          <table:table-cell office:value-type="float" office:value="5597" table:style-name="ce52">
            <text:p>5,597</text:p>
          </table:table-cell>
          <table:table-cell office:value-type="float" office:value="14495" table:style-name="ce11">
            <text:p>14,495</text:p>
          </table:table-cell>
          <table:table-cell office:value-type="float" office:value="7859" table:style-name="ce11">
            <text:p>7,859</text:p>
          </table:table-cell>
          <table:table-cell office:value-type="float" office:value="6636" table:style-name="ce10">
            <text:p>6,6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魚池鄉</text:p>
          </table:table-cell>
          <table:table-cell office:value-type="float" office:value="5767" table:style-name="ce52">
            <text:p>5,767</text:p>
          </table:table-cell>
          <table:table-cell office:value-type="float" office:value="15611" table:style-name="ce11">
            <text:p>15,611</text:p>
          </table:table-cell>
          <table:table-cell office:value-type="float" office:value="8216" table:style-name="ce11">
            <text:p>8,216</text:p>
          </table:table-cell>
          <table:table-cell office:value-type="float" office:value="7395" table:style-name="ce10">
            <text:p>7,39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國姓鄉</text:p>
          </table:table-cell>
          <table:table-cell office:value-type="float" office:value="7249" table:style-name="ce52">
            <text:p>7,249</text:p>
          </table:table-cell>
          <table:table-cell office:value-type="float" office:value="18245" table:style-name="ce11">
            <text:p>18,245</text:p>
          </table:table-cell>
          <table:table-cell office:value-type="float" office:value="9850" table:style-name="ce11">
            <text:p>9,850</text:p>
          </table:table-cell>
          <table:table-cell office:value-type="float" office:value="8395" table:style-name="ce10">
            <text:p>8,39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水里鄉</text:p>
          </table:table-cell>
          <table:table-cell office:value-type="float" office:value="7085" table:style-name="ce52">
            <text:p>7,085</text:p>
          </table:table-cell>
          <table:table-cell office:value-type="float" office:value="17247" table:style-name="ce11">
            <text:p>17,247</text:p>
          </table:table-cell>
          <table:table-cell office:value-type="float" office:value="9032" table:style-name="ce11">
            <text:p>9,032</text:p>
          </table:table-cell>
          <table:table-cell office:value-type="float" office:value="8215" table:style-name="ce10">
            <text:p>8,21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信義鄉</text:p>
          </table:table-cell>
          <table:table-cell office:value-type="float" office:value="5277" table:style-name="ce52">
            <text:p>5,277</text:p>
          </table:table-cell>
          <table:table-cell office:value-type="float" office:value="16006" table:style-name="ce11">
            <text:p>16,006</text:p>
          </table:table-cell>
          <table:table-cell office:value-type="float" office:value="8583" table:style-name="ce11">
            <text:p>8,583</text:p>
          </table:table-cell>
          <table:table-cell office:value-type="float" office:value="7423" table:style-name="ce10">
            <text:p>7,423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仁愛鄉</text:p>
          </table:table-cell>
          <table:table-cell office:value-type="float" office:value="4873" table:style-name="ce53">
            <text:p>4,873</text:p>
          </table:table-cell>
          <table:table-cell office:value-type="float" office:value="15905" table:style-name="ce18">
            <text:p>15,905</text:p>
          </table:table-cell>
          <table:table-cell office:value-type="float" office:value="8167" table:style-name="ce18">
            <text:p>8,167</text:p>
          </table:table-cell>
          <table:table-cell office:value-type="float" office:value="7738" table:style-name="ce17">
            <text:p>7,738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56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雲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1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雲林縣</text:p>
          </table:table-cell>
          <table:table-cell office:value-type="float" office:value="242024" table:style-name="ce71">
            <text:p>242,024</text:p>
          </table:table-cell>
          <table:table-cell office:value-type="float" office:value="681306" table:style-name="ce79">
            <text:p>681,306</text:p>
          </table:table-cell>
          <table:table-cell office:value-type="float" office:value="352821" table:style-name="ce79">
            <text:p>352,821</text:p>
          </table:table-cell>
          <table:table-cell office:value-type="float" office:value="328485" table:style-name="ce73">
            <text:p>328,4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斗六市</text:p>
          </table:table-cell>
          <table:table-cell office:value-type="float" office:value="38922" table:style-name="ce52">
            <text:p>38,922</text:p>
          </table:table-cell>
          <table:table-cell office:value-type="float" office:value="108606" table:style-name="ce11">
            <text:p>108,606</text:p>
          </table:table-cell>
          <table:table-cell office:value-type="float" office:value="53914" table:style-name="ce11">
            <text:p>53,914</text:p>
          </table:table-cell>
          <table:table-cell office:value-type="float" office:value="54692" table:style-name="ce10">
            <text:p>54,6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斗南鎮</text:p>
          </table:table-cell>
          <table:table-cell office:value-type="float" office:value="15984" table:style-name="ce52">
            <text:p>15,984</text:p>
          </table:table-cell>
          <table:table-cell office:value-type="float" office:value="44296" table:style-name="ce11">
            <text:p>44,296</text:p>
          </table:table-cell>
          <table:table-cell office:value-type="float" office:value="22479" table:style-name="ce11">
            <text:p>22,479</text:p>
          </table:table-cell>
          <table:table-cell office:value-type="float" office:value="21817" table:style-name="ce10">
            <text:p>21,8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虎尾鎮</text:p>
          </table:table-cell>
          <table:table-cell office:value-type="float" office:value="25571" table:style-name="ce52">
            <text:p>25,571</text:p>
          </table:table-cell>
          <table:table-cell office:value-type="float" office:value="70994" table:style-name="ce11">
            <text:p>70,994</text:p>
          </table:table-cell>
          <table:table-cell office:value-type="float" office:value="35906" table:style-name="ce11">
            <text:p>35,906</text:p>
          </table:table-cell>
          <table:table-cell office:value-type="float" office:value="35088" table:style-name="ce10">
            <text:p>35,08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螺鎮</text:p>
          </table:table-cell>
          <table:table-cell office:value-type="float" office:value="14898" table:style-name="ce52">
            <text:p>14,898</text:p>
          </table:table-cell>
          <table:table-cell office:value-type="float" office:value="45723" table:style-name="ce11">
            <text:p>45,723</text:p>
          </table:table-cell>
          <table:table-cell office:value-type="float" office:value="23030" table:style-name="ce11">
            <text:p>23,030</text:p>
          </table:table-cell>
          <table:table-cell office:value-type="float" office:value="22693" table:style-name="ce10">
            <text:p>22,69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土庫鎮</text:p>
          </table:table-cell>
          <table:table-cell office:value-type="float" office:value="9513" table:style-name="ce52">
            <text:p>9,513</text:p>
          </table:table-cell>
          <table:table-cell office:value-type="float" office:value="28544" table:style-name="ce11">
            <text:p>28,544</text:p>
          </table:table-cell>
          <table:table-cell office:value-type="float" office:value="14861" table:style-name="ce11">
            <text:p>14,861</text:p>
          </table:table-cell>
          <table:table-cell office:value-type="float" office:value="13683" table:style-name="ce10">
            <text:p>13,68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北港鎮</text:p>
          </table:table-cell>
          <table:table-cell office:value-type="float" office:value="16023" table:style-name="ce52">
            <text:p>16,023</text:p>
          </table:table-cell>
          <table:table-cell office:value-type="float" office:value="39397" table:style-name="ce11">
            <text:p>39,397</text:p>
          </table:table-cell>
          <table:table-cell office:value-type="float" office:value="20371" table:style-name="ce11">
            <text:p>20,371</text:p>
          </table:table-cell>
          <table:table-cell office:value-type="float" office:value="19026" table:style-name="ce10">
            <text:p>19,0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古坑鄉</text:p>
          </table:table-cell>
          <table:table-cell office:value-type="float" office:value="11149" table:style-name="ce52">
            <text:p>11,149</text:p>
          </table:table-cell>
          <table:table-cell office:value-type="float" office:value="31202" table:style-name="ce11">
            <text:p>31,202</text:p>
          </table:table-cell>
          <table:table-cell office:value-type="float" office:value="16452" table:style-name="ce11">
            <text:p>16,452</text:p>
          </table:table-cell>
          <table:table-cell office:value-type="float" office:value="14750" table:style-name="ce10">
            <text:p>14,75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埤鄉</text:p>
          </table:table-cell>
          <table:table-cell office:value-type="float" office:value="6620" table:style-name="ce52">
            <text:p>6,620</text:p>
          </table:table-cell>
          <table:table-cell office:value-type="float" office:value="18801" table:style-name="ce11">
            <text:p>18,801</text:p>
          </table:table-cell>
          <table:table-cell office:value-type="float" office:value="10051" table:style-name="ce11">
            <text:p>10,051</text:p>
          </table:table-cell>
          <table:table-cell office:value-type="float" office:value="8750" table:style-name="ce10">
            <text:p>8,75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莿桐鄉</text:p>
          </table:table-cell>
          <table:table-cell office:value-type="float" office:value="9392" table:style-name="ce52">
            <text:p>9,392</text:p>
          </table:table-cell>
          <table:table-cell office:value-type="float" office:value="28524" table:style-name="ce11">
            <text:p>28,524</text:p>
          </table:table-cell>
          <table:table-cell office:value-type="float" office:value="14898" table:style-name="ce11">
            <text:p>14,898</text:p>
          </table:table-cell>
          <table:table-cell office:value-type="float" office:value="13626" table:style-name="ce10">
            <text:p>13,6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內鄉</text:p>
          </table:table-cell>
          <table:table-cell office:value-type="float" office:value="6025" table:style-name="ce52">
            <text:p>6,025</text:p>
          </table:table-cell>
          <table:table-cell office:value-type="float" office:value="17776" table:style-name="ce11">
            <text:p>17,776</text:p>
          </table:table-cell>
          <table:table-cell office:value-type="float" office:value="9291" table:style-name="ce11">
            <text:p>9,291</text:p>
          </table:table-cell>
          <table:table-cell office:value-type="float" office:value="8485" table:style-name="ce10">
            <text:p>8,4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二崙鄉</text:p>
          </table:table-cell>
          <table:table-cell office:value-type="float" office:value="8921" table:style-name="ce52">
            <text:p>8,921</text:p>
          </table:table-cell>
          <table:table-cell office:value-type="float" office:value="26371" table:style-name="ce11">
            <text:p>26,371</text:p>
          </table:table-cell>
          <table:table-cell office:value-type="float" office:value="14098" table:style-name="ce11">
            <text:p>14,098</text:p>
          </table:table-cell>
          <table:table-cell office:value-type="float" office:value="12273" table:style-name="ce10">
            <text:p>12,2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崙背鄉</text:p>
          </table:table-cell>
          <table:table-cell office:value-type="float" office:value="8510" table:style-name="ce52">
            <text:p>8,510</text:p>
          </table:table-cell>
          <table:table-cell office:value-type="float" office:value="24025" table:style-name="ce11">
            <text:p>24,025</text:p>
          </table:table-cell>
          <table:table-cell office:value-type="float" office:value="12694" table:style-name="ce11">
            <text:p>12,694</text:p>
          </table:table-cell>
          <table:table-cell office:value-type="float" office:value="11331" table:style-name="ce10">
            <text:p>11,3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麥寮鄉</text:p>
          </table:table-cell>
          <table:table-cell office:value-type="float" office:value="14862" table:style-name="ce52">
            <text:p>14,862</text:p>
          </table:table-cell>
          <table:table-cell office:value-type="float" office:value="47196" table:style-name="ce11">
            <text:p>47,196</text:p>
          </table:table-cell>
          <table:table-cell office:value-type="float" office:value="23522" table:style-name="ce11">
            <text:p>23,522</text:p>
          </table:table-cell>
          <table:table-cell office:value-type="float" office:value="23674" table:style-name="ce10">
            <text:p>23,67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勢鄉</text:p>
          </table:table-cell>
          <table:table-cell office:value-type="float" office:value="5692" table:style-name="ce52">
            <text:p>5,692</text:p>
          </table:table-cell>
          <table:table-cell office:value-type="float" office:value="14416" table:style-name="ce11">
            <text:p>14,416</text:p>
          </table:table-cell>
          <table:table-cell office:value-type="float" office:value="8001" table:style-name="ce11">
            <text:p>8,001</text:p>
          </table:table-cell>
          <table:table-cell office:value-type="float" office:value="6415" table:style-name="ce10">
            <text:p>6,4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褒忠鄉</text:p>
          </table:table-cell>
          <table:table-cell office:value-type="float" office:value="4420" table:style-name="ce52">
            <text:p>4,420</text:p>
          </table:table-cell>
          <table:table-cell office:value-type="float" office:value="12682" table:style-name="ce11">
            <text:p>12,682</text:p>
          </table:table-cell>
          <table:table-cell office:value-type="float" office:value="6825" table:style-name="ce11">
            <text:p>6,825</text:p>
          </table:table-cell>
          <table:table-cell office:value-type="float" office:value="5857" table:style-name="ce10">
            <text:p>5,85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臺西鄉</text:p>
          </table:table-cell>
          <table:table-cell office:value-type="float" office:value="8589" table:style-name="ce52">
            <text:p>8,589</text:p>
          </table:table-cell>
          <table:table-cell office:value-type="float" office:value="23312" table:style-name="ce11">
            <text:p>23,312</text:p>
          </table:table-cell>
          <table:table-cell office:value-type="float" office:value="12506" table:style-name="ce11">
            <text:p>12,506</text:p>
          </table:table-cell>
          <table:table-cell office:value-type="float" office:value="10806" table:style-name="ce10">
            <text:p>10,80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元長鄉</text:p>
          </table:table-cell>
          <table:table-cell office:value-type="float" office:value="9170" table:style-name="ce52">
            <text:p>9,170</text:p>
          </table:table-cell>
          <table:table-cell office:value-type="float" office:value="25118" table:style-name="ce11">
            <text:p>25,118</text:p>
          </table:table-cell>
          <table:table-cell office:value-type="float" office:value="13772" table:style-name="ce11">
            <text:p>13,772</text:p>
          </table:table-cell>
          <table:table-cell office:value-type="float" office:value="11346" table:style-name="ce10">
            <text:p>11,3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四湖鄉</text:p>
          </table:table-cell>
          <table:table-cell office:value-type="float" office:value="8641" table:style-name="ce52">
            <text:p>8,641</text:p>
          </table:table-cell>
          <table:table-cell office:value-type="float" office:value="22749" table:style-name="ce11">
            <text:p>22,749</text:p>
          </table:table-cell>
          <table:table-cell office:value-type="float" office:value="12360" table:style-name="ce11">
            <text:p>12,360</text:p>
          </table:table-cell>
          <table:table-cell office:value-type="float" office:value="10389" table:style-name="ce10">
            <text:p>10,38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口湖鄉</text:p>
          </table:table-cell>
          <table:table-cell office:value-type="float" office:value="9390" table:style-name="ce52">
            <text:p>9,390</text:p>
          </table:table-cell>
          <table:table-cell office:value-type="float" office:value="26830" table:style-name="ce11">
            <text:p>26,830</text:p>
          </table:table-cell>
          <table:table-cell office:value-type="float" office:value="14312" table:style-name="ce11">
            <text:p>14,312</text:p>
          </table:table-cell>
          <table:table-cell office:value-type="float" office:value="12518" table:style-name="ce10">
            <text:p>12,518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水林鄉</text:p>
          </table:table-cell>
          <table:table-cell office:value-type="float" office:value="9732" table:style-name="ce53">
            <text:p>9,732</text:p>
          </table:table-cell>
          <table:table-cell office:value-type="float" office:value="24744" table:style-name="ce18">
            <text:p>24,744</text:p>
          </table:table-cell>
          <table:table-cell office:value-type="float" office:value="13478" table:style-name="ce18">
            <text:p>13,478</text:p>
          </table:table-cell>
          <table:table-cell office:value-type="float" office:value="11266" table:style-name="ce17">
            <text:p>11,266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縣" table:style-name="ta1"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1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嘉義縣</text:p>
          </table:table-cell>
          <table:table-cell office:value-type="float" office:value="183651" table:style-name="ce71">
            <text:p>183,651</text:p>
          </table:table-cell>
          <table:table-cell office:value-type="float" office:value="503113" table:style-name="ce79">
            <text:p>503,113</text:p>
          </table:table-cell>
          <table:table-cell office:value-type="float" office:value="261238" table:style-name="ce79">
            <text:p>261,238</text:p>
          </table:table-cell>
          <table:table-cell office:value-type="float" office:value="241875" table:style-name="ce73">
            <text:p>241,8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太保市</text:p>
          </table:table-cell>
          <table:table-cell office:value-type="float" office:value="13442" table:style-name="ce52">
            <text:p>13,442</text:p>
          </table:table-cell>
          <table:table-cell office:value-type="float" office:value="38301" table:style-name="ce11">
            <text:p>38,301</text:p>
          </table:table-cell>
          <table:table-cell office:value-type="float" office:value="19590" table:style-name="ce11">
            <text:p>19,590</text:p>
          </table:table-cell>
          <table:table-cell office:value-type="float" office:value="18711" table:style-name="ce10">
            <text:p>18,71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朴子市</text:p>
          </table:table-cell>
          <table:table-cell office:value-type="float" office:value="15802" table:style-name="ce52">
            <text:p>15,802</text:p>
          </table:table-cell>
          <table:table-cell office:value-type="float" office:value="41855" table:style-name="ce11">
            <text:p>41,855</text:p>
          </table:table-cell>
          <table:table-cell office:value-type="float" office:value="21151" table:style-name="ce11">
            <text:p>21,151</text:p>
          </table:table-cell>
          <table:table-cell office:value-type="float" office:value="20704" table:style-name="ce10">
            <text:p>20,7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布袋鎮</text:p>
          </table:table-cell>
          <table:table-cell office:value-type="float" office:value="9854" table:style-name="ce52">
            <text:p>9,854</text:p>
          </table:table-cell>
          <table:table-cell office:value-type="float" office:value="26381" table:style-name="ce11">
            <text:p>26,381</text:p>
          </table:table-cell>
          <table:table-cell office:value-type="float" office:value="13474" table:style-name="ce11">
            <text:p>13,474</text:p>
          </table:table-cell>
          <table:table-cell office:value-type="float" office:value="12907" table:style-name="ce10">
            <text:p>12,9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林鎮</text:p>
          </table:table-cell>
          <table:table-cell office:value-type="float" office:value="11419" table:style-name="ce52">
            <text:p>11,419</text:p>
          </table:table-cell>
          <table:table-cell office:value-type="float" office:value="30684" table:style-name="ce11">
            <text:p>30,684</text:p>
          </table:table-cell>
          <table:table-cell office:value-type="float" office:value="15661" table:style-name="ce11">
            <text:p>15,661</text:p>
          </table:table-cell>
          <table:table-cell office:value-type="float" office:value="15023" table:style-name="ce10">
            <text:p>15,02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民雄鄉</text:p>
          </table:table-cell>
          <table:table-cell office:value-type="float" office:value="25340" table:style-name="ce52">
            <text:p>25,340</text:p>
          </table:table-cell>
          <table:table-cell office:value-type="float" office:value="71362" table:style-name="ce11">
            <text:p>71,362</text:p>
          </table:table-cell>
          <table:table-cell office:value-type="float" office:value="36467" table:style-name="ce11">
            <text:p>36,467</text:p>
          </table:table-cell>
          <table:table-cell office:value-type="float" office:value="34895" table:style-name="ce10">
            <text:p>34,89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溪口鄉</text:p>
          </table:table-cell>
          <table:table-cell office:value-type="float" office:value="5286" table:style-name="ce52">
            <text:p>5,286</text:p>
          </table:table-cell>
          <table:table-cell office:value-type="float" office:value="14283" table:style-name="ce11">
            <text:p>14,283</text:p>
          </table:table-cell>
          <table:table-cell office:value-type="float" office:value="7621" table:style-name="ce11">
            <text:p>7,621</text:p>
          </table:table-cell>
          <table:table-cell office:value-type="float" office:value="6662" table:style-name="ce10">
            <text:p>6,6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港鄉</text:p>
          </table:table-cell>
          <table:table-cell office:value-type="float" office:value="10715" table:style-name="ce52">
            <text:p>10,715</text:p>
          </table:table-cell>
          <table:table-cell office:value-type="float" office:value="31420" table:style-name="ce11">
            <text:p>31,420</text:p>
          </table:table-cell>
          <table:table-cell office:value-type="float" office:value="16575" table:style-name="ce11">
            <text:p>16,575</text:p>
          </table:table-cell>
          <table:table-cell office:value-type="float" office:value="14845" table:style-name="ce10">
            <text:p>14,84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六腳鄉</text:p>
          </table:table-cell>
          <table:table-cell office:value-type="float" office:value="8781" table:style-name="ce52">
            <text:p>8,781</text:p>
          </table:table-cell>
          <table:table-cell office:value-type="float" office:value="22540" table:style-name="ce11">
            <text:p>22,540</text:p>
          </table:table-cell>
          <table:table-cell office:value-type="float" office:value="11916" table:style-name="ce11">
            <text:p>11,916</text:p>
          </table:table-cell>
          <table:table-cell office:value-type="float" office:value="10624" table:style-name="ce10">
            <text:p>10,62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石鄉</text:p>
          </table:table-cell>
          <table:table-cell office:value-type="float" office:value="9152" table:style-name="ce52">
            <text:p>9,152</text:p>
          </table:table-cell>
          <table:table-cell office:value-type="float" office:value="24194" table:style-name="ce11">
            <text:p>24,194</text:p>
          </table:table-cell>
          <table:table-cell office:value-type="float" office:value="12799" table:style-name="ce11">
            <text:p>12,799</text:p>
          </table:table-cell>
          <table:table-cell office:value-type="float" office:value="11395" table:style-name="ce10">
            <text:p>11,39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義竹鄉</text:p>
          </table:table-cell>
          <table:table-cell office:value-type="float" office:value="7271" table:style-name="ce52">
            <text:p>7,271</text:p>
          </table:table-cell>
          <table:table-cell office:value-type="float" office:value="17883" table:style-name="ce11">
            <text:p>17,883</text:p>
          </table:table-cell>
          <table:table-cell office:value-type="float" office:value="9318" table:style-name="ce11">
            <text:p>9,318</text:p>
          </table:table-cell>
          <table:table-cell office:value-type="float" office:value="8565" table:style-name="ce10">
            <text:p>8,56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草鄉</text:p>
          </table:table-cell>
          <table:table-cell office:value-type="float" office:value="5751" table:style-name="ce52">
            <text:p>5,751</text:p>
          </table:table-cell>
          <table:table-cell office:value-type="float" office:value="15118" table:style-name="ce11">
            <text:p>15,118</text:p>
          </table:table-cell>
          <table:table-cell office:value-type="float" office:value="8127" table:style-name="ce11">
            <text:p>8,127</text:p>
          </table:table-cell>
          <table:table-cell office:value-type="float" office:value="6991" table:style-name="ce10">
            <text:p>6,9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水上鄉</text:p>
          </table:table-cell>
          <table:table-cell office:value-type="float" office:value="18300" table:style-name="ce52">
            <text:p>18,300</text:p>
          </table:table-cell>
          <table:table-cell office:value-type="float" office:value="49195" table:style-name="ce11">
            <text:p>49,195</text:p>
          </table:table-cell>
          <table:table-cell office:value-type="float" office:value="25374" table:style-name="ce11">
            <text:p>25,374</text:p>
          </table:table-cell>
          <table:table-cell office:value-type="float" office:value="23821" table:style-name="ce10">
            <text:p>23,82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埔鄉</text:p>
          </table:table-cell>
          <table:table-cell office:value-type="float" office:value="16094" table:style-name="ce52">
            <text:p>16,094</text:p>
          </table:table-cell>
          <table:table-cell office:value-type="float" office:value="44325" table:style-name="ce11">
            <text:p>44,325</text:p>
          </table:table-cell>
          <table:table-cell office:value-type="float" office:value="23024" table:style-name="ce11">
            <text:p>23,024</text:p>
          </table:table-cell>
          <table:table-cell office:value-type="float" office:value="21301" table:style-name="ce10">
            <text:p>21,3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崎鄉</text:p>
          </table:table-cell>
          <table:table-cell office:value-type="float" office:value="11690" table:style-name="ce52">
            <text:p>11,690</text:p>
          </table:table-cell>
          <table:table-cell office:value-type="float" office:value="35207" table:style-name="ce11">
            <text:p>35,207</text:p>
          </table:table-cell>
          <table:table-cell office:value-type="float" office:value="18738" table:style-name="ce11">
            <text:p>18,738</text:p>
          </table:table-cell>
          <table:table-cell office:value-type="float" office:value="16469" table:style-name="ce10">
            <text:p>16,46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梅山鄉</text:p>
          </table:table-cell>
          <table:table-cell office:value-type="float" office:value="6745" table:style-name="ce52">
            <text:p>6,745</text:p>
          </table:table-cell>
          <table:table-cell office:value-type="float" office:value="18963" table:style-name="ce11">
            <text:p>18,963</text:p>
          </table:table-cell>
          <table:table-cell office:value-type="float" office:value="10064" table:style-name="ce11">
            <text:p>10,064</text:p>
          </table:table-cell>
          <table:table-cell office:value-type="float" office:value="8899" table:style-name="ce10">
            <text:p>8,8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番路鄉</text:p>
          </table:table-cell>
          <table:table-cell office:value-type="float" office:value="4212" table:style-name="ce52">
            <text:p>4,212</text:p>
          </table:table-cell>
          <table:table-cell office:value-type="float" office:value="11262" table:style-name="ce11">
            <text:p>11,262</text:p>
          </table:table-cell>
          <table:table-cell office:value-type="float" office:value="6072" table:style-name="ce11">
            <text:p>6,072</text:p>
          </table:table-cell>
          <table:table-cell office:value-type="float" office:value="5190" table:style-name="ce10">
            <text:p>5,19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埔鄉</text:p>
          </table:table-cell>
          <table:table-cell office:value-type="float" office:value="1923" table:style-name="ce52">
            <text:p>1,923</text:p>
          </table:table-cell>
          <table:table-cell office:value-type="float" office:value="4596" table:style-name="ce11">
            <text:p>4,596</text:p>
          </table:table-cell>
          <table:table-cell office:value-type="float" office:value="2359" table:style-name="ce11">
            <text:p>2,359</text:p>
          </table:table-cell>
          <table:table-cell office:value-type="float" office:value="2237" table:style-name="ce10">
            <text:p>2,237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阿里山鄉</text:p>
          </table:table-cell>
          <table:table-cell office:value-type="float" office:value="1874" table:style-name="ce53">
            <text:p>1,874</text:p>
          </table:table-cell>
          <table:table-cell office:value-type="float" office:value="5544" table:style-name="ce18">
            <text:p>5,544</text:p>
          </table:table-cell>
          <table:table-cell office:value-type="float" office:value="2908" table:style-name="ce18">
            <text:p>2,908</text:p>
          </table:table-cell>
          <table:table-cell office:value-type="float" office:value="2636" table:style-name="ce17">
            <text:p>2,636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屏東縣" table:style-name="ta1"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1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屏東縣</text:p>
          </table:table-cell>
          <table:table-cell office:value-type="float" office:value="289861" table:style-name="ce71">
            <text:p>289,861</text:p>
          </table:table-cell>
          <table:table-cell office:value-type="float" office:value="819184" table:style-name="ce79">
            <text:p>819,184</text:p>
          </table:table-cell>
          <table:table-cell office:value-type="float" office:value="417815" table:style-name="ce79">
            <text:p>417,815</text:p>
          </table:table-cell>
          <table:table-cell office:value-type="float" office:value="401369" table:style-name="ce73">
            <text:p>401,36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屏東市</text:p>
          </table:table-cell>
          <table:table-cell office:value-type="float" office:value="74962" table:style-name="ce52">
            <text:p>74,962</text:p>
          </table:table-cell>
          <table:table-cell office:value-type="float" office:value="198990" table:style-name="ce11">
            <text:p>198,990</text:p>
          </table:table-cell>
          <table:table-cell office:value-type="float" office:value="97959" table:style-name="ce11">
            <text:p>97,959</text:p>
          </table:table-cell>
          <table:table-cell office:value-type="float" office:value="101031" table:style-name="ce10">
            <text:p>101,0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潮州鎮</text:p>
          </table:table-cell>
          <table:table-cell office:value-type="float" office:value="19981" table:style-name="ce52">
            <text:p>19,981</text:p>
          </table:table-cell>
          <table:table-cell office:value-type="float" office:value="53831" table:style-name="ce11">
            <text:p>53,831</text:p>
          </table:table-cell>
          <table:table-cell office:value-type="float" office:value="26849" table:style-name="ce11">
            <text:p>26,849</text:p>
          </table:table-cell>
          <table:table-cell office:value-type="float" office:value="26982" table:style-name="ce10">
            <text:p>26,9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港鎮</text:p>
          </table:table-cell>
          <table:table-cell office:value-type="float" office:value="16987" table:style-name="ce52">
            <text:p>16,987</text:p>
          </table:table-cell>
          <table:table-cell office:value-type="float" office:value="47161" table:style-name="ce11">
            <text:p>47,161</text:p>
          </table:table-cell>
          <table:table-cell office:value-type="float" office:value="23770" table:style-name="ce11">
            <text:p>23,770</text:p>
          </table:table-cell>
          <table:table-cell office:value-type="float" office:value="23391" table:style-name="ce10">
            <text:p>23,3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恆春鎮</text:p>
          </table:table-cell>
          <table:table-cell office:value-type="float" office:value="11797" table:style-name="ce52">
            <text:p>11,797</text:p>
          </table:table-cell>
          <table:table-cell office:value-type="float" office:value="30662" table:style-name="ce11">
            <text:p>30,662</text:p>
          </table:table-cell>
          <table:table-cell office:value-type="float" office:value="15689" table:style-name="ce11">
            <text:p>15,689</text:p>
          </table:table-cell>
          <table:table-cell office:value-type="float" office:value="14973" table:style-name="ce10">
            <text:p>14,9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丹鄉</text:p>
          </table:table-cell>
          <table:table-cell office:value-type="float" office:value="15376" table:style-name="ce52">
            <text:p>15,376</text:p>
          </table:table-cell>
          <table:table-cell office:value-type="float" office:value="50427" table:style-name="ce11">
            <text:p>50,427</text:p>
          </table:table-cell>
          <table:table-cell office:value-type="float" office:value="26154" table:style-name="ce11">
            <text:p>26,154</text:p>
          </table:table-cell>
          <table:table-cell office:value-type="float" office:value="24273" table:style-name="ce10">
            <text:p>24,2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長治鄉</text:p>
          </table:table-cell>
          <table:table-cell office:value-type="float" office:value="10251" table:style-name="ce52">
            <text:p>10,251</text:p>
          </table:table-cell>
          <table:table-cell office:value-type="float" office:value="29536" table:style-name="ce11">
            <text:p>29,536</text:p>
          </table:table-cell>
          <table:table-cell office:value-type="float" office:value="15398" table:style-name="ce11">
            <text:p>15,398</text:p>
          </table:table-cell>
          <table:table-cell office:value-type="float" office:value="14138" table:style-name="ce10">
            <text:p>14,1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麟洛鄉</text:p>
          </table:table-cell>
          <table:table-cell office:value-type="float" office:value="3862" table:style-name="ce52">
            <text:p>3,862</text:p>
          </table:table-cell>
          <table:table-cell office:value-type="float" office:value="10906" table:style-name="ce11">
            <text:p>10,906</text:p>
          </table:table-cell>
          <table:table-cell office:value-type="float" office:value="5658" table:style-name="ce11">
            <text:p>5,658</text:p>
          </table:table-cell>
          <table:table-cell office:value-type="float" office:value="5248" table:style-name="ce10">
            <text:p>5,2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九如鄉</text:p>
          </table:table-cell>
          <table:table-cell office:value-type="float" office:value="7160" table:style-name="ce52">
            <text:p>7,160</text:p>
          </table:table-cell>
          <table:table-cell office:value-type="float" office:value="21989" table:style-name="ce11">
            <text:p>21,989</text:p>
          </table:table-cell>
          <table:table-cell office:value-type="float" office:value="11314" table:style-name="ce11">
            <text:p>11,314</text:p>
          </table:table-cell>
          <table:table-cell office:value-type="float" office:value="10675" table:style-name="ce10">
            <text:p>10,6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里港鄉</text:p>
          </table:table-cell>
          <table:table-cell office:value-type="float" office:value="8229" table:style-name="ce52">
            <text:p>8,229</text:p>
          </table:table-cell>
          <table:table-cell office:value-type="float" office:value="25853" table:style-name="ce11">
            <text:p>25,853</text:p>
          </table:table-cell>
          <table:table-cell office:value-type="float" office:value="13146" table:style-name="ce11">
            <text:p>13,146</text:p>
          </table:table-cell>
          <table:table-cell office:value-type="float" office:value="12707" table:style-name="ce10">
            <text:p>12,7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鹽埔鄉</text:p>
          </table:table-cell>
          <table:table-cell office:value-type="float" office:value="7896" table:style-name="ce52">
            <text:p>7,896</text:p>
          </table:table-cell>
          <table:table-cell office:value-type="float" office:value="25332" table:style-name="ce11">
            <text:p>25,332</text:p>
          </table:table-cell>
          <table:table-cell office:value-type="float" office:value="13112" table:style-name="ce11">
            <text:p>13,112</text:p>
          </table:table-cell>
          <table:table-cell office:value-type="float" office:value="12220" table:style-name="ce10">
            <text:p>12,2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高樹鄉</text:p>
          </table:table-cell>
          <table:table-cell office:value-type="float" office:value="9230" table:style-name="ce52">
            <text:p>9,230</text:p>
          </table:table-cell>
          <table:table-cell office:value-type="float" office:value="24006" table:style-name="ce11">
            <text:p>24,006</text:p>
          </table:table-cell>
          <table:table-cell office:value-type="float" office:value="12804" table:style-name="ce11">
            <text:p>12,804</text:p>
          </table:table-cell>
          <table:table-cell office:value-type="float" office:value="11202" table:style-name="ce10">
            <text:p>11,20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巒鄉</text:p>
          </table:table-cell>
          <table:table-cell office:value-type="float" office:value="6539" table:style-name="ce52">
            <text:p>6,539</text:p>
          </table:table-cell>
          <table:table-cell office:value-type="float" office:value="20473" table:style-name="ce11">
            <text:p>20,473</text:p>
          </table:table-cell>
          <table:table-cell office:value-type="float" office:value="10634" table:style-name="ce11">
            <text:p>10,634</text:p>
          </table:table-cell>
          <table:table-cell office:value-type="float" office:value="9839" table:style-name="ce10">
            <text:p>9,83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內埔鄉</text:p>
          </table:table-cell>
          <table:table-cell office:value-type="float" office:value="18853" table:style-name="ce52">
            <text:p>18,853</text:p>
          </table:table-cell>
          <table:table-cell office:value-type="float" office:value="53583" table:style-name="ce11">
            <text:p>53,583</text:p>
          </table:table-cell>
          <table:table-cell office:value-type="float" office:value="27664" table:style-name="ce11">
            <text:p>27,664</text:p>
          </table:table-cell>
          <table:table-cell office:value-type="float" office:value="25919" table:style-name="ce10">
            <text:p>25,91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田鄉</text:p>
          </table:table-cell>
          <table:table-cell office:value-type="float" office:value="5654" table:style-name="ce52">
            <text:p>5,654</text:p>
          </table:table-cell>
          <table:table-cell office:value-type="float" office:value="16863" table:style-name="ce11">
            <text:p>16,863</text:p>
          </table:table-cell>
          <table:table-cell office:value-type="float" office:value="8949" table:style-name="ce11">
            <text:p>8,949</text:p>
          </table:table-cell>
          <table:table-cell office:value-type="float" office:value="7914" table:style-name="ce10">
            <text:p>7,91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埤鄉</text:p>
          </table:table-cell>
          <table:table-cell office:value-type="float" office:value="3444" table:style-name="ce52">
            <text:p>3,444</text:p>
          </table:table-cell>
          <table:table-cell office:value-type="float" office:value="9737" table:style-name="ce11">
            <text:p>9,737</text:p>
          </table:table-cell>
          <table:table-cell office:value-type="float" office:value="5202" table:style-name="ce11">
            <text:p>5,202</text:p>
          </table:table-cell>
          <table:table-cell office:value-type="float" office:value="4535" table:style-name="ce10">
            <text:p>4,5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枋寮鄉</text:p>
          </table:table-cell>
          <table:table-cell office:value-type="float" office:value="8597" table:style-name="ce52">
            <text:p>8,597</text:p>
          </table:table-cell>
          <table:table-cell office:value-type="float" office:value="24023" table:style-name="ce11">
            <text:p>24,023</text:p>
          </table:table-cell>
          <table:table-cell office:value-type="float" office:value="12549" table:style-name="ce11">
            <text:p>12,549</text:p>
          </table:table-cell>
          <table:table-cell office:value-type="float" office:value="11474" table:style-name="ce10">
            <text:p>11,47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園鄉</text:p>
          </table:table-cell>
          <table:table-cell office:value-type="float" office:value="11869" table:style-name="ce52">
            <text:p>11,869</text:p>
          </table:table-cell>
          <table:table-cell office:value-type="float" office:value="34468" table:style-name="ce11">
            <text:p>34,468</text:p>
          </table:table-cell>
          <table:table-cell office:value-type="float" office:value="17872" table:style-name="ce11">
            <text:p>17,872</text:p>
          </table:table-cell>
          <table:table-cell office:value-type="float" office:value="16596" table:style-name="ce10">
            <text:p>16,59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崁頂鄉</text:p>
          </table:table-cell>
          <table:table-cell office:value-type="float" office:value="4535" table:style-name="ce52">
            <text:p>4,535</text:p>
          </table:table-cell>
          <table:table-cell office:value-type="float" office:value="15419" table:style-name="ce11">
            <text:p>15,419</text:p>
          </table:table-cell>
          <table:table-cell office:value-type="float" office:value="7774" table:style-name="ce11">
            <text:p>7,774</text:p>
          </table:table-cell>
          <table:table-cell office:value-type="float" office:value="7645" table:style-name="ce10">
            <text:p>7,64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邊鄉</text:p>
          </table:table-cell>
          <table:table-cell office:value-type="float" office:value="6698" table:style-name="ce52">
            <text:p>6,698</text:p>
          </table:table-cell>
          <table:table-cell office:value-type="float" office:value="17583" table:style-name="ce11">
            <text:p>17,583</text:p>
          </table:table-cell>
          <table:table-cell office:value-type="float" office:value="8956" table:style-name="ce11">
            <text:p>8,956</text:p>
          </table:table-cell>
          <table:table-cell office:value-type="float" office:value="8627" table:style-name="ce10">
            <text:p>8,6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州鄉</text:p>
          </table:table-cell>
          <table:table-cell office:value-type="float" office:value="3753" table:style-name="ce52">
            <text:p>3,753</text:p>
          </table:table-cell>
          <table:table-cell office:value-type="float" office:value="10513" table:style-name="ce11">
            <text:p>10,513</text:p>
          </table:table-cell>
          <table:table-cell office:value-type="float" office:value="5399" table:style-name="ce11">
            <text:p>5,399</text:p>
          </table:table-cell>
          <table:table-cell office:value-type="float" office:value="5114" table:style-name="ce10">
            <text:p>5,11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佳冬鄉</text:p>
          </table:table-cell>
          <table:table-cell office:value-type="float" office:value="6967" table:style-name="ce52">
            <text:p>6,967</text:p>
          </table:table-cell>
          <table:table-cell office:value-type="float" office:value="18846" table:style-name="ce11">
            <text:p>18,846</text:p>
          </table:table-cell>
          <table:table-cell office:value-type="float" office:value="9753" table:style-name="ce11">
            <text:p>9,753</text:p>
          </table:table-cell>
          <table:table-cell office:value-type="float" office:value="9093" table:style-name="ce10">
            <text:p>9,09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琉球鄉</text:p>
          </table:table-cell>
          <table:table-cell office:value-type="float" office:value="4601" table:style-name="ce52">
            <text:p>4,601</text:p>
          </table:table-cell>
          <table:table-cell office:value-type="float" office:value="12232" table:style-name="ce11">
            <text:p>12,232</text:p>
          </table:table-cell>
          <table:table-cell office:value-type="float" office:value="6706" table:style-name="ce11">
            <text:p>6,706</text:p>
          </table:table-cell>
          <table:table-cell office:value-type="float" office:value="5526" table:style-name="ce10">
            <text:p>5,5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車城鄉</text:p>
          </table:table-cell>
          <table:table-cell office:value-type="float" office:value="3481" table:style-name="ce52">
            <text:p>3,481</text:p>
          </table:table-cell>
          <table:table-cell office:value-type="float" office:value="8403" table:style-name="ce11">
            <text:p>8,403</text:p>
          </table:table-cell>
          <table:table-cell office:value-type="float" office:value="4488" table:style-name="ce11">
            <text:p>4,488</text:p>
          </table:table-cell>
          <table:table-cell office:value-type="float" office:value="3915" table:style-name="ce10">
            <text:p>3,9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滿州鄉</text:p>
          </table:table-cell>
          <table:table-cell office:value-type="float" office:value="3021" table:style-name="ce52">
            <text:p>3,021</text:p>
          </table:table-cell>
          <table:table-cell office:value-type="float" office:value="7686" table:style-name="ce11">
            <text:p>7,686</text:p>
          </table:table-cell>
          <table:table-cell office:value-type="float" office:value="4177" table:style-name="ce11">
            <text:p>4,177</text:p>
          </table:table-cell>
          <table:table-cell office:value-type="float" office:value="3509" table:style-name="ce10">
            <text:p>3,5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枋山鄉</text:p>
          </table:table-cell>
          <table:table-cell office:value-type="float" office:value="2082" table:style-name="ce52">
            <text:p>2,082</text:p>
          </table:table-cell>
          <table:table-cell office:value-type="float" office:value="5349" table:style-name="ce11">
            <text:p>5,349</text:p>
          </table:table-cell>
          <table:table-cell office:value-type="float" office:value="2837" table:style-name="ce11">
            <text:p>2,837</text:p>
          </table:table-cell>
          <table:table-cell office:value-type="float" office:value="2512" table:style-name="ce10">
            <text:p>2,51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三地門鄉</text:p>
          </table:table-cell>
          <table:table-cell office:value-type="float" office:value="2332" table:style-name="ce52">
            <text:p>2,332</text:p>
          </table:table-cell>
          <table:table-cell office:value-type="float" office:value="7673" table:style-name="ce11">
            <text:p>7,673</text:p>
          </table:table-cell>
          <table:table-cell office:value-type="float" office:value="3864" table:style-name="ce11">
            <text:p>3,864</text:p>
          </table:table-cell>
          <table:table-cell office:value-type="float" office:value="3809" table:style-name="ce10">
            <text:p>3,80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霧臺鄉</text:p>
          </table:table-cell>
          <table:table-cell office:value-type="float" office:value="1050" table:style-name="ce52">
            <text:p>1,050</text:p>
          </table:table-cell>
          <table:table-cell office:value-type="float" office:value="3295" table:style-name="ce11">
            <text:p>3,295</text:p>
          </table:table-cell>
          <table:table-cell office:value-type="float" office:value="1684" table:style-name="ce11">
            <text:p>1,684</text:p>
          </table:table-cell>
          <table:table-cell office:value-type="float" office:value="1611" table:style-name="ce10">
            <text:p>1,61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瑪家鄉</text:p>
          </table:table-cell>
          <table:table-cell office:value-type="float" office:value="2051" table:style-name="ce52">
            <text:p>2,051</text:p>
          </table:table-cell>
          <table:table-cell office:value-type="float" office:value="6787" table:style-name="ce11">
            <text:p>6,787</text:p>
          </table:table-cell>
          <table:table-cell office:value-type="float" office:value="3421" table:style-name="ce11">
            <text:p>3,421</text:p>
          </table:table-cell>
          <table:table-cell office:value-type="float" office:value="3366" table:style-name="ce10">
            <text:p>3,36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泰武鄉</text:p>
          </table:table-cell>
          <table:table-cell office:value-type="float" office:value="1397" table:style-name="ce52">
            <text:p>1,397</text:p>
          </table:table-cell>
          <table:table-cell office:value-type="float" office:value="5408" table:style-name="ce11">
            <text:p>5,408</text:p>
          </table:table-cell>
          <table:table-cell office:value-type="float" office:value="2821" table:style-name="ce11">
            <text:p>2,821</text:p>
          </table:table-cell>
          <table:table-cell office:value-type="float" office:value="2587" table:style-name="ce10">
            <text:p>2,58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來義鄉</text:p>
          </table:table-cell>
          <table:table-cell office:value-type="float" office:value="2242" table:style-name="ce52">
            <text:p>2,242</text:p>
          </table:table-cell>
          <table:table-cell office:value-type="float" office:value="7427" table:style-name="ce11">
            <text:p>7,427</text:p>
          </table:table-cell>
          <table:table-cell office:value-type="float" office:value="3732" table:style-name="ce11">
            <text:p>3,732</text:p>
          </table:table-cell>
          <table:table-cell office:value-type="float" office:value="3695" table:style-name="ce10">
            <text:p>3,69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春日鄉</text:p>
          </table:table-cell>
          <table:table-cell office:value-type="float" office:value="1429" table:style-name="ce52">
            <text:p>1,429</text:p>
          </table:table-cell>
          <table:table-cell office:value-type="float" office:value="4944" table:style-name="ce11">
            <text:p>4,944</text:p>
          </table:table-cell>
          <table:table-cell office:value-type="float" office:value="2524" table:style-name="ce11">
            <text:p>2,524</text:p>
          </table:table-cell>
          <table:table-cell office:value-type="float" office:value="2420" table:style-name="ce10">
            <text:p>2,42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獅子鄉</text:p>
          </table:table-cell>
          <table:table-cell office:value-type="float" office:value="1584" table:style-name="ce52">
            <text:p>1,584</text:p>
          </table:table-cell>
          <table:table-cell office:value-type="float" office:value="4912" table:style-name="ce11">
            <text:p>4,912</text:p>
          </table:table-cell>
          <table:table-cell office:value-type="float" office:value="2517" table:style-name="ce11">
            <text:p>2,517</text:p>
          </table:table-cell>
          <table:table-cell office:value-type="float" office:value="2395" table:style-name="ce10">
            <text:p>2,395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牡丹鄉</text:p>
          </table:table-cell>
          <table:table-cell office:value-type="float" office:value="1951" table:style-name="ce53">
            <text:p>1,951</text:p>
          </table:table-cell>
          <table:table-cell office:value-type="float" office:value="4867" table:style-name="ce18">
            <text:p>4,867</text:p>
          </table:table-cell>
          <table:table-cell office:value-type="float" office:value="2439" table:style-name="ce18">
            <text:p>2,439</text:p>
          </table:table-cell>
          <table:table-cell office:value-type="float" office:value="2428" table:style-name="ce17">
            <text:p>2,428</text:p>
          </table:table-cell>
          <table:table-cell table:number-columns-repeated="16379"/>
        </table:table-row>
        <table:table-row table:style-name="ro8">
          <table:table-cell table:style-name="ce22"/>
          <table:table-cell table:style-name="ce54"/>
          <table:table-cell table:number-columns-repeated="16382" table:style-name="ce1"/>
        </table:table-row>
        <table:table-row table:number-rows-repeated="1048538" table:style-name="ro8">
          <table:table-cell table:number-columns-repeated="16384"/>
        </table:table-row>
      </table:table>
      <table:table table:name="臺東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1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臺東縣</text:p>
          </table:table-cell>
          <table:table-cell office:value-type="float" office:value="83197" table:style-name="ce71">
            <text:p>83,197</text:p>
          </table:table-cell>
          <table:table-cell office:value-type="float" office:value="216781" table:style-name="ce79">
            <text:p>216,781</text:p>
          </table:table-cell>
          <table:table-cell office:value-type="float" office:value="111570" table:style-name="ce79">
            <text:p>111,570</text:p>
          </table:table-cell>
          <table:table-cell office:value-type="float" office:value="105211" table:style-name="ce73">
            <text:p>105,21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臺東市</text:p>
          </table:table-cell>
          <table:table-cell office:value-type="float" office:value="40035" table:style-name="ce52">
            <text:p>40,035</text:p>
          </table:table-cell>
          <table:table-cell office:value-type="float" office:value="105202" table:style-name="ce11">
            <text:p>105,202</text:p>
          </table:table-cell>
          <table:table-cell office:value-type="float" office:value="52516" table:style-name="ce11">
            <text:p>52,516</text:p>
          </table:table-cell>
          <table:table-cell office:value-type="float" office:value="52686" table:style-name="ce10">
            <text:p>52,68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成功鎮</text:p>
          </table:table-cell>
          <table:table-cell office:value-type="float" office:value="5359" table:style-name="ce52">
            <text:p>5,359</text:p>
          </table:table-cell>
          <table:table-cell office:value-type="float" office:value="13748" table:style-name="ce11">
            <text:p>13,748</text:p>
          </table:table-cell>
          <table:table-cell office:value-type="float" office:value="7237" table:style-name="ce11">
            <text:p>7,237</text:p>
          </table:table-cell>
          <table:table-cell office:value-type="float" office:value="6511" table:style-name="ce10">
            <text:p>6,51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關山鎮</text:p>
          </table:table-cell>
          <table:table-cell office:value-type="float" office:value="3200" table:style-name="ce52">
            <text:p>3,200</text:p>
          </table:table-cell>
          <table:table-cell office:value-type="float" office:value="8575" table:style-name="ce11">
            <text:p>8,575</text:p>
          </table:table-cell>
          <table:table-cell office:value-type="float" office:value="4434" table:style-name="ce11">
            <text:p>4,434</text:p>
          </table:table-cell>
          <table:table-cell office:value-type="float" office:value="4141" table:style-name="ce10">
            <text:p>4,1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卑南鄉</text:p>
          </table:table-cell>
          <table:table-cell office:value-type="float" office:value="6781" table:style-name="ce52">
            <text:p>6,781</text:p>
          </table:table-cell>
          <table:table-cell office:value-type="float" office:value="17132" table:style-name="ce11">
            <text:p>17,132</text:p>
          </table:table-cell>
          <table:table-cell office:value-type="float" office:value="9019" table:style-name="ce11">
            <text:p>9,019</text:p>
          </table:table-cell>
          <table:table-cell office:value-type="float" office:value="8113" table:style-name="ce10">
            <text:p>8,11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武鄉</text:p>
          </table:table-cell>
          <table:table-cell office:value-type="float" office:value="2446" table:style-name="ce52">
            <text:p>2,446</text:p>
          </table:table-cell>
          <table:table-cell office:value-type="float" office:value="5851" table:style-name="ce11">
            <text:p>5,851</text:p>
          </table:table-cell>
          <table:table-cell office:value-type="float" office:value="3073" table:style-name="ce11">
            <text:p>3,073</text:p>
          </table:table-cell>
          <table:table-cell office:value-type="float" office:value="2778" table:style-name="ce10">
            <text:p>2,7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太麻里鄉</text:p>
          </table:table-cell>
          <table:table-cell office:value-type="float" office:value="4741" table:style-name="ce52">
            <text:p>4,741</text:p>
          </table:table-cell>
          <table:table-cell office:value-type="float" office:value="10984" table:style-name="ce11">
            <text:p>10,984</text:p>
          </table:table-cell>
          <table:table-cell office:value-type="float" office:value="5821" table:style-name="ce11">
            <text:p>5,821</text:p>
          </table:table-cell>
          <table:table-cell office:value-type="float" office:value="5163" table:style-name="ce10">
            <text:p>5,1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河鄉</text:p>
          </table:table-cell>
          <table:table-cell office:value-type="float" office:value="3760" table:style-name="ce52">
            <text:p>3,760</text:p>
          </table:table-cell>
          <table:table-cell office:value-type="float" office:value="8349" table:style-name="ce11">
            <text:p>8,349</text:p>
          </table:table-cell>
          <table:table-cell office:value-type="float" office:value="4612" table:style-name="ce11">
            <text:p>4,612</text:p>
          </table:table-cell>
          <table:table-cell office:value-type="float" office:value="3737" table:style-name="ce10">
            <text:p>3,7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長濱鄉</text:p>
          </table:table-cell>
          <table:table-cell office:value-type="float" office:value="2892" table:style-name="ce52">
            <text:p>2,892</text:p>
          </table:table-cell>
          <table:table-cell office:value-type="float" office:value="7021" table:style-name="ce11">
            <text:p>7,021</text:p>
          </table:table-cell>
          <table:table-cell office:value-type="float" office:value="3969" table:style-name="ce11">
            <text:p>3,969</text:p>
          </table:table-cell>
          <table:table-cell office:value-type="float" office:value="3052" table:style-name="ce10">
            <text:p>3,0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野鄉</text:p>
          </table:table-cell>
          <table:table-cell office:value-type="float" office:value="3027" table:style-name="ce52">
            <text:p>3,027</text:p>
          </table:table-cell>
          <table:table-cell office:value-type="float" office:value="7744" table:style-name="ce11">
            <text:p>7,744</text:p>
          </table:table-cell>
          <table:table-cell office:value-type="float" office:value="4090" table:style-name="ce11">
            <text:p>4,090</text:p>
          </table:table-cell>
          <table:table-cell office:value-type="float" office:value="3654" table:style-name="ce10">
            <text:p>3,6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池上鄉</text:p>
          </table:table-cell>
          <table:table-cell office:value-type="float" office:value="3183" table:style-name="ce52">
            <text:p>3,183</text:p>
          </table:table-cell>
          <table:table-cell office:value-type="float" office:value="8141" table:style-name="ce11">
            <text:p>8,141</text:p>
          </table:table-cell>
          <table:table-cell office:value-type="float" office:value="4201" table:style-name="ce11">
            <text:p>4,201</text:p>
          </table:table-cell>
          <table:table-cell office:value-type="float" office:value="3940" table:style-name="ce10">
            <text:p>3,9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綠島鄉</text:p>
          </table:table-cell>
          <table:table-cell office:value-type="float" office:value="1150" table:style-name="ce52">
            <text:p>1,150</text:p>
          </table:table-cell>
          <table:table-cell office:value-type="float" office:value="4045" table:style-name="ce11">
            <text:p>4,045</text:p>
          </table:table-cell>
          <table:table-cell office:value-type="float" office:value="2142" table:style-name="ce11">
            <text:p>2,142</text:p>
          </table:table-cell>
          <table:table-cell office:value-type="float" office:value="1903" table:style-name="ce10">
            <text:p>1,90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延平鄉</text:p>
          </table:table-cell>
          <table:table-cell office:value-type="float" office:value="1063" table:style-name="ce52">
            <text:p>1,063</text:p>
          </table:table-cell>
          <table:table-cell office:value-type="float" office:value="3540" table:style-name="ce11">
            <text:p>3,540</text:p>
          </table:table-cell>
          <table:table-cell office:value-type="float" office:value="1899" table:style-name="ce11">
            <text:p>1,899</text:p>
          </table:table-cell>
          <table:table-cell office:value-type="float" office:value="1641" table:style-name="ce10">
            <text:p>1,64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海端鄉</text:p>
          </table:table-cell>
          <table:table-cell office:value-type="float" office:value="1088" table:style-name="ce52">
            <text:p>1,088</text:p>
          </table:table-cell>
          <table:table-cell office:value-type="float" office:value="4120" table:style-name="ce11">
            <text:p>4,120</text:p>
          </table:table-cell>
          <table:table-cell office:value-type="float" office:value="2199" table:style-name="ce11">
            <text:p>2,199</text:p>
          </table:table-cell>
          <table:table-cell office:value-type="float" office:value="1921" table:style-name="ce10">
            <text:p>1,92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達仁鄉</text:p>
          </table:table-cell>
          <table:table-cell office:value-type="float" office:value="1423" table:style-name="ce52">
            <text:p>1,423</text:p>
          </table:table-cell>
          <table:table-cell office:value-type="float" office:value="3499" table:style-name="ce11">
            <text:p>3,499</text:p>
          </table:table-cell>
          <table:table-cell office:value-type="float" office:value="1895" table:style-name="ce11">
            <text:p>1,895</text:p>
          </table:table-cell>
          <table:table-cell office:value-type="float" office:value="1604" table:style-name="ce10">
            <text:p>1,60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金峰鄉</text:p>
          </table:table-cell>
          <table:table-cell office:value-type="float" office:value="1159" table:style-name="ce52">
            <text:p>1,159</text:p>
          </table:table-cell>
          <table:table-cell office:value-type="float" office:value="3703" table:style-name="ce11">
            <text:p>3,703</text:p>
          </table:table-cell>
          <table:table-cell office:value-type="float" office:value="1873" table:style-name="ce11">
            <text:p>1,873</text:p>
          </table:table-cell>
          <table:table-cell office:value-type="float" office:value="1830" table:style-name="ce10">
            <text:p>1,830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蘭嶼鄉</text:p>
          </table:table-cell>
          <table:table-cell office:value-type="float" office:value="1890" table:style-name="ce53">
            <text:p>1,890</text:p>
          </table:table-cell>
          <table:table-cell office:value-type="float" office:value="5127" table:style-name="ce18">
            <text:p>5,127</text:p>
          </table:table-cell>
          <table:table-cell office:value-type="float" office:value="2590" table:style-name="ce18">
            <text:p>2,590</text:p>
          </table:table-cell>
          <table:table-cell office:value-type="float" office:value="2537" table:style-name="ce17">
            <text:p>2,537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花蓮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1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花蓮縣</text:p>
          </table:table-cell>
          <table:table-cell office:value-type="float" office:value="126729" table:style-name="ce71">
            <text:p>126,729</text:p>
          </table:table-cell>
          <table:table-cell office:value-type="float" office:value="326247" table:style-name="ce79">
            <text:p>326,247</text:p>
          </table:table-cell>
          <table:table-cell office:value-type="float" office:value="165073" table:style-name="ce79">
            <text:p>165,073</text:p>
          </table:table-cell>
          <table:table-cell office:value-type="float" office:value="161174" table:style-name="ce73">
            <text:p>161,17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花蓮市</text:p>
          </table:table-cell>
          <table:table-cell office:value-type="float" office:value="41635" table:style-name="ce52">
            <text:p>41,635</text:p>
          </table:table-cell>
          <table:table-cell office:value-type="float" office:value="103404" table:style-name="ce11">
            <text:p>103,404</text:p>
          </table:table-cell>
          <table:table-cell office:value-type="float" office:value="49695" table:style-name="ce11">
            <text:p>49,695</text:p>
          </table:table-cell>
          <table:table-cell office:value-type="float" office:value="53709" table:style-name="ce10">
            <text:p>53,7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鳳林鎮</text:p>
          </table:table-cell>
          <table:table-cell office:value-type="float" office:value="4390" table:style-name="ce52">
            <text:p>4,390</text:p>
          </table:table-cell>
          <table:table-cell office:value-type="float" office:value="10802" table:style-name="ce11">
            <text:p>10,802</text:p>
          </table:table-cell>
          <table:table-cell office:value-type="float" office:value="5621" table:style-name="ce11">
            <text:p>5,621</text:p>
          </table:table-cell>
          <table:table-cell office:value-type="float" office:value="5181" table:style-name="ce10">
            <text:p>5,18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玉里鎮</text:p>
          </table:table-cell>
          <table:table-cell office:value-type="float" office:value="8870" table:style-name="ce52">
            <text:p>8,870</text:p>
          </table:table-cell>
          <table:table-cell office:value-type="float" office:value="23648" table:style-name="ce11">
            <text:p>23,648</text:p>
          </table:table-cell>
          <table:table-cell office:value-type="float" office:value="12539" table:style-name="ce11">
            <text:p>12,539</text:p>
          </table:table-cell>
          <table:table-cell office:value-type="float" office:value="11109" table:style-name="ce10">
            <text:p>11,1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城鄉</text:p>
          </table:table-cell>
          <table:table-cell office:value-type="float" office:value="7810" table:style-name="ce52">
            <text:p>7,810</text:p>
          </table:table-cell>
          <table:table-cell office:value-type="float" office:value="20083" table:style-name="ce11">
            <text:p>20,083</text:p>
          </table:table-cell>
          <table:table-cell office:value-type="float" office:value="10250" table:style-name="ce11">
            <text:p>10,250</text:p>
          </table:table-cell>
          <table:table-cell office:value-type="float" office:value="9833" table:style-name="ce10">
            <text:p>9,83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吉安鄉</text:p>
          </table:table-cell>
          <table:table-cell office:value-type="float" office:value="32488" table:style-name="ce52">
            <text:p>32,488</text:p>
          </table:table-cell>
          <table:table-cell office:value-type="float" office:value="83583" table:style-name="ce11">
            <text:p>83,583</text:p>
          </table:table-cell>
          <table:table-cell office:value-type="float" office:value="41896" table:style-name="ce11">
            <text:p>41,896</text:p>
          </table:table-cell>
          <table:table-cell office:value-type="float" office:value="41687" table:style-name="ce10">
            <text:p>41,68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壽豐鄉</text:p>
          </table:table-cell>
          <table:table-cell office:value-type="float" office:value="7306" table:style-name="ce52">
            <text:p>7,306</text:p>
          </table:table-cell>
          <table:table-cell office:value-type="float" office:value="17820" table:style-name="ce11">
            <text:p>17,820</text:p>
          </table:table-cell>
          <table:table-cell office:value-type="float" office:value="9438" table:style-name="ce11">
            <text:p>9,438</text:p>
          </table:table-cell>
          <table:table-cell office:value-type="float" office:value="8382" table:style-name="ce10">
            <text:p>8,3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光復鄉</text:p>
          </table:table-cell>
          <table:table-cell office:value-type="float" office:value="5012" table:style-name="ce52">
            <text:p>5,012</text:p>
          </table:table-cell>
          <table:table-cell office:value-type="float" office:value="12536" table:style-name="ce11">
            <text:p>12,536</text:p>
          </table:table-cell>
          <table:table-cell office:value-type="float" office:value="6655" table:style-name="ce11">
            <text:p>6,655</text:p>
          </table:table-cell>
          <table:table-cell office:value-type="float" office:value="5881" table:style-name="ce10">
            <text:p>5,88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豐濱鄉</text:p>
          </table:table-cell>
          <table:table-cell office:value-type="float" office:value="1710" table:style-name="ce52">
            <text:p>1,710</text:p>
          </table:table-cell>
          <table:table-cell office:value-type="float" office:value="4476" table:style-name="ce11">
            <text:p>4,476</text:p>
          </table:table-cell>
          <table:table-cell office:value-type="float" office:value="2502" table:style-name="ce11">
            <text:p>2,502</text:p>
          </table:table-cell>
          <table:table-cell office:value-type="float" office:value="1974" table:style-name="ce10">
            <text:p>1,97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瑞穗鄉</text:p>
          </table:table-cell>
          <table:table-cell office:value-type="float" office:value="4762" table:style-name="ce52">
            <text:p>4,762</text:p>
          </table:table-cell>
          <table:table-cell office:value-type="float" office:value="11433" table:style-name="ce11">
            <text:p>11,433</text:p>
          </table:table-cell>
          <table:table-cell office:value-type="float" office:value="6137" table:style-name="ce11">
            <text:p>6,137</text:p>
          </table:table-cell>
          <table:table-cell office:value-type="float" office:value="5296" table:style-name="ce10">
            <text:p>5,29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富里鄉</text:p>
          </table:table-cell>
          <table:table-cell office:value-type="float" office:value="4051" table:style-name="ce52">
            <text:p>4,051</text:p>
          </table:table-cell>
          <table:table-cell office:value-type="float" office:value="10161" table:style-name="ce11">
            <text:p>10,161</text:p>
          </table:table-cell>
          <table:table-cell office:value-type="float" office:value="5522" table:style-name="ce11">
            <text:p>5,522</text:p>
          </table:table-cell>
          <table:table-cell office:value-type="float" office:value="4639" table:style-name="ce10">
            <text:p>4,63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秀林鄉</text:p>
          </table:table-cell>
          <table:table-cell office:value-type="float" office:value="4872" table:style-name="ce52">
            <text:p>4,872</text:p>
          </table:table-cell>
          <table:table-cell office:value-type="float" office:value="15953" table:style-name="ce11">
            <text:p>15,953</text:p>
          </table:table-cell>
          <table:table-cell office:value-type="float" office:value="8188" table:style-name="ce11">
            <text:p>8,188</text:p>
          </table:table-cell>
          <table:table-cell office:value-type="float" office:value="7765" table:style-name="ce10">
            <text:p>7,76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萬榮鄉</text:p>
          </table:table-cell>
          <table:table-cell office:value-type="float" office:value="2113" table:style-name="ce52">
            <text:p>2,113</text:p>
          </table:table-cell>
          <table:table-cell office:value-type="float" office:value="6313" table:style-name="ce11">
            <text:p>6,313</text:p>
          </table:table-cell>
          <table:table-cell office:value-type="float" office:value="3328" table:style-name="ce11">
            <text:p>3,328</text:p>
          </table:table-cell>
          <table:table-cell office:value-type="float" office:value="2985" table:style-name="ce10">
            <text:p>2,985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卓溪鄉</text:p>
          </table:table-cell>
          <table:table-cell office:value-type="float" office:value="1710" table:style-name="ce53">
            <text:p>1,710</text:p>
          </table:table-cell>
          <table:table-cell office:value-type="float" office:value="6035" table:style-name="ce18">
            <text:p>6,035</text:p>
          </table:table-cell>
          <table:table-cell office:value-type="float" office:value="3302" table:style-name="ce18">
            <text:p>3,302</text:p>
          </table:table-cell>
          <table:table-cell office:value-type="float" office:value="2733" table:style-name="ce17">
            <text:p>2,733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number-columns-repeated="2" table:style-name="ce1"/>
          <table:table-cell table:style-name="ce56"/>
          <table:table-cell table:number-columns-repeated="16381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澎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1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澎湖縣</text:p>
          </table:table-cell>
          <table:table-cell office:value-type="float" office:value="41526" table:style-name="ce71">
            <text:p>41,526</text:p>
          </table:table-cell>
          <table:table-cell office:value-type="float" office:value="105207" table:style-name="ce79">
            <text:p>105,207</text:p>
          </table:table-cell>
          <table:table-cell office:value-type="float" office:value="54283" table:style-name="ce79">
            <text:p>54,283</text:p>
          </table:table-cell>
          <table:table-cell office:value-type="float" office:value="50924" table:style-name="ce73">
            <text:p>50,92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馬公市</text:p>
          </table:table-cell>
          <table:table-cell office:value-type="float" office:value="25541" table:style-name="ce52">
            <text:p>25,541</text:p>
          </table:table-cell>
          <table:table-cell office:value-type="float" office:value="62999" table:style-name="ce11">
            <text:p>62,999</text:p>
          </table:table-cell>
          <table:table-cell office:value-type="float" office:value="32097" table:style-name="ce11">
            <text:p>32,097</text:p>
          </table:table-cell>
          <table:table-cell office:value-type="float" office:value="30902" table:style-name="ce10">
            <text:p>30,90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湖西鄉</text:p>
          </table:table-cell>
          <table:table-cell office:value-type="float" office:value="6003" table:style-name="ce52">
            <text:p>6,003</text:p>
          </table:table-cell>
          <table:table-cell office:value-type="float" office:value="14997" table:style-name="ce11">
            <text:p>14,997</text:p>
          </table:table-cell>
          <table:table-cell office:value-type="float" office:value="7956" table:style-name="ce11">
            <text:p>7,956</text:p>
          </table:table-cell>
          <table:table-cell office:value-type="float" office:value="7041" table:style-name="ce10">
            <text:p>7,0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白沙鄉</text:p>
          </table:table-cell>
          <table:table-cell office:value-type="float" office:value="3481" table:style-name="ce52">
            <text:p>3,481</text:p>
          </table:table-cell>
          <table:table-cell office:value-type="float" office:value="9833" table:style-name="ce11">
            <text:p>9,833</text:p>
          </table:table-cell>
          <table:table-cell office:value-type="float" office:value="5124" table:style-name="ce11">
            <text:p>5,124</text:p>
          </table:table-cell>
          <table:table-cell office:value-type="float" office:value="4709" table:style-name="ce10">
            <text:p>4,7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嶼鄉</text:p>
          </table:table-cell>
          <table:table-cell office:value-type="float" office:value="3044" table:style-name="ce52">
            <text:p>3,044</text:p>
          </table:table-cell>
          <table:table-cell office:value-type="float" office:value="8306" table:style-name="ce11">
            <text:p>8,306</text:p>
          </table:table-cell>
          <table:table-cell office:value-type="float" office:value="4289" table:style-name="ce11">
            <text:p>4,289</text:p>
          </table:table-cell>
          <table:table-cell office:value-type="float" office:value="4017" table:style-name="ce10">
            <text:p>4,0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望安鄉</text:p>
          </table:table-cell>
          <table:table-cell office:value-type="float" office:value="2060" table:style-name="ce52">
            <text:p>2,060</text:p>
          </table:table-cell>
          <table:table-cell office:value-type="float" office:value="5273" table:style-name="ce11">
            <text:p>5,273</text:p>
          </table:table-cell>
          <table:table-cell office:value-type="float" office:value="2857" table:style-name="ce11">
            <text:p>2,857</text:p>
          </table:table-cell>
          <table:table-cell office:value-type="float" office:value="2416" table:style-name="ce10">
            <text:p>2,416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七美鄉</text:p>
          </table:table-cell>
          <table:table-cell office:value-type="float" office:value="1397" table:style-name="ce53">
            <text:p>1,397</text:p>
          </table:table-cell>
          <table:table-cell office:value-type="float" office:value="3799" table:style-name="ce18">
            <text:p>3,799</text:p>
          </table:table-cell>
          <table:table-cell office:value-type="float" office:value="1960" table:style-name="ce18">
            <text:p>1,960</text:p>
          </table:table-cell>
          <table:table-cell office:value-type="float" office:value="1839" table:style-name="ce17">
            <text:p>1,839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23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基隆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1"/>
          <table:table-cell table:style-name="ce25"/>
          <table:table-cell office:value-type="string" table:style-name="ce86">
            <text:p>中華民國108年12月底</text:p>
          </table:table-cell>
          <table:table-cell table:number-columns-repeated="2" table:style-name="ce25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6">
            <text:p>基隆市</text:p>
          </table:table-cell>
          <table:table-cell office:value-type="float" office:value="154552" table:style-name="ce71">
            <text:p>154,552</text:p>
          </table:table-cell>
          <table:table-cell office:value-type="float" office:value="368893" table:style-name="ce79">
            <text:p>368,893</text:p>
          </table:table-cell>
          <table:table-cell office:value-type="float" office:value="184139" table:style-name="ce79">
            <text:p>184,139</text:p>
          </table:table-cell>
          <table:table-cell office:value-type="float" office:value="184754" table:style-name="ce73">
            <text:p>184,754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中正區</text:p>
          </table:table-cell>
          <table:table-cell office:value-type="float" office:value="22775" table:style-name="ce52">
            <text:p>22,775</text:p>
          </table:table-cell>
          <table:table-cell office:value-type="float" office:value="51483" table:style-name="ce11">
            <text:p>51,483</text:p>
          </table:table-cell>
          <table:table-cell office:value-type="float" office:value="26227" table:style-name="ce11">
            <text:p>26,227</text:p>
          </table:table-cell>
          <table:table-cell office:value-type="float" office:value="25256" table:style-name="ce10">
            <text:p>25,256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七堵區</text:p>
          </table:table-cell>
          <table:table-cell office:value-type="float" office:value="21735" table:style-name="ce52">
            <text:p>21,735</text:p>
          </table:table-cell>
          <table:table-cell office:value-type="float" office:value="53732" table:style-name="ce11">
            <text:p>53,732</text:p>
          </table:table-cell>
          <table:table-cell office:value-type="float" office:value="26919" table:style-name="ce11">
            <text:p>26,919</text:p>
          </table:table-cell>
          <table:table-cell office:value-type="float" office:value="26813" table:style-name="ce10">
            <text:p>26,813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暖暖區</text:p>
          </table:table-cell>
          <table:table-cell office:value-type="float" office:value="15886" table:style-name="ce52">
            <text:p>15,886</text:p>
          </table:table-cell>
          <table:table-cell office:value-type="float" office:value="38535" table:style-name="ce11">
            <text:p>38,535</text:p>
          </table:table-cell>
          <table:table-cell office:value-type="float" office:value="19264" table:style-name="ce11">
            <text:p>19,264</text:p>
          </table:table-cell>
          <table:table-cell office:value-type="float" office:value="19271" table:style-name="ce10">
            <text:p>19,271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仁愛區</text:p>
          </table:table-cell>
          <table:table-cell office:value-type="float" office:value="19022" table:style-name="ce52">
            <text:p>19,022</text:p>
          </table:table-cell>
          <table:table-cell office:value-type="float" office:value="43201" table:style-name="ce11">
            <text:p>43,201</text:p>
          </table:table-cell>
          <table:table-cell office:value-type="float" office:value="21318" table:style-name="ce11">
            <text:p>21,318</text:p>
          </table:table-cell>
          <table:table-cell office:value-type="float" office:value="21883" table:style-name="ce10">
            <text:p>21,883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中山區</text:p>
          </table:table-cell>
          <table:table-cell office:value-type="float" office:value="19233" table:style-name="ce52">
            <text:p>19,233</text:p>
          </table:table-cell>
          <table:table-cell office:value-type="float" office:value="46897" table:style-name="ce11">
            <text:p>46,897</text:p>
          </table:table-cell>
          <table:table-cell office:value-type="float" office:value="23761" table:style-name="ce11">
            <text:p>23,761</text:p>
          </table:table-cell>
          <table:table-cell office:value-type="float" office:value="23136" table:style-name="ce10">
            <text:p>23,136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安樂區</text:p>
          </table:table-cell>
          <table:table-cell office:value-type="float" office:value="33920" table:style-name="ce52">
            <text:p>33,920</text:p>
          </table:table-cell>
          <table:table-cell office:value-type="float" office:value="82267" table:style-name="ce11">
            <text:p>82,267</text:p>
          </table:table-cell>
          <table:table-cell office:value-type="float" office:value="40692" table:style-name="ce11">
            <text:p>40,692</text:p>
          </table:table-cell>
          <table:table-cell office:value-type="float" office:value="41575" table:style-name="ce10">
            <text:p>41,575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信義區</text:p>
          </table:table-cell>
          <table:table-cell office:value-type="float" office:value="21981" table:style-name="ce53">
            <text:p>21,981</text:p>
          </table:table-cell>
          <table:table-cell office:value-type="float" office:value="52778" table:style-name="ce18">
            <text:p>52,778</text:p>
          </table:table-cell>
          <table:table-cell office:value-type="float" office:value="25958" table:style-name="ce18">
            <text:p>25,958</text:p>
          </table:table-cell>
          <table:table-cell office:value-type="float" office:value="26820" table:style-name="ce17">
            <text:p>26,820</text:p>
          </table:table-cell>
          <table:table-cell table:number-columns-repeated="16379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新竹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1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新竹市</text:p>
          </table:table-cell>
          <table:table-cell office:value-type="float" office:value="168093" table:style-name="ce71">
            <text:p>168,093</text:p>
          </table:table-cell>
          <table:table-cell office:value-type="float" office:value="448803" table:style-name="ce79">
            <text:p>448,803</text:p>
          </table:table-cell>
          <table:table-cell office:value-type="float" office:value="221265" table:style-name="ce79">
            <text:p>221,265</text:p>
          </table:table-cell>
          <table:table-cell office:value-type="float" office:value="227538" table:style-name="ce73">
            <text:p>227,53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81891" table:style-name="ce52">
            <text:p>81,891</text:p>
          </table:table-cell>
          <table:table-cell office:value-type="float" office:value="217841" table:style-name="ce11">
            <text:p>217,841</text:p>
          </table:table-cell>
          <table:table-cell office:value-type="float" office:value="107064" table:style-name="ce11">
            <text:p>107,064</text:p>
          </table:table-cell>
          <table:table-cell office:value-type="float" office:value="110777" table:style-name="ce10">
            <text:p>110,77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 <text:s text:c="3"/>區</text:p>
          </table:table-cell>
          <table:table-cell office:value-type="float" office:value="58127" table:style-name="ce52">
            <text:p>58,127</text:p>
          </table:table-cell>
          <table:table-cell office:value-type="float" office:value="152351" table:style-name="ce11">
            <text:p>152,351</text:p>
          </table:table-cell>
          <table:table-cell office:value-type="float" office:value="74305" table:style-name="ce11">
            <text:p>74,305</text:p>
          </table:table-cell>
          <table:table-cell office:value-type="float" office:value="78046" table:style-name="ce10">
            <text:p>78,046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香山區</text:p>
          </table:table-cell>
          <table:table-cell office:value-type="float" office:value="28075" table:style-name="ce53">
            <text:p>28,075</text:p>
          </table:table-cell>
          <table:table-cell office:value-type="float" office:value="78611" table:style-name="ce18">
            <text:p>78,611</text:p>
          </table:table-cell>
          <table:table-cell office:value-type="float" office:value="39896" table:style-name="ce18">
            <text:p>39,896</text:p>
          </table:table-cell>
          <table:table-cell office:value-type="float" office:value="38715" table:style-name="ce17">
            <text:p>38,715</text:p>
          </table:table-cell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1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嘉義市</text:p>
          </table:table-cell>
          <table:table-cell office:value-type="float" office:value="100625" table:style-name="ce71">
            <text:p>100,625</text:p>
          </table:table-cell>
          <table:table-cell office:value-type="float" office:value="267690" table:style-name="ce79">
            <text:p>267,690</text:p>
          </table:table-cell>
          <table:table-cell office:value-type="float" office:value="129794" table:style-name="ce79">
            <text:p>129,794</text:p>
          </table:table-cell>
          <table:table-cell office:value-type="float" office:value="137896" table:style-name="ce73">
            <text:p>137,89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45849" table:style-name="ce52">
            <text:p>45,849</text:p>
          </table:table-cell>
          <table:table-cell office:value-type="float" office:value="120825" table:style-name="ce11">
            <text:p>120,825</text:p>
          </table:table-cell>
          <table:table-cell office:value-type="float" office:value="58022" table:style-name="ce11">
            <text:p>58,022</text:p>
          </table:table-cell>
          <table:table-cell office:value-type="float" office:value="62803" table:style-name="ce10">
            <text:p>62,803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西 <text:s text:c="3"/>區</text:p>
          </table:table-cell>
          <table:table-cell office:value-type="float" office:value="54776" table:style-name="ce53">
            <text:p>54,776</text:p>
          </table:table-cell>
          <table:table-cell office:value-type="float" office:value="146865" table:style-name="ce18">
            <text:p>146,865</text:p>
          </table:table-cell>
          <table:table-cell office:value-type="float" office:value="71772" table:style-name="ce18">
            <text:p>71,772</text:p>
          </table:table-cell>
          <table:table-cell office:value-type="float" office:value="75093" table:style-name="ce17">
            <text:p>75,093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金門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1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金門縣</text:p>
          </table:table-cell>
          <table:table-cell office:value-type="float" office:value="41217" table:style-name="ce71">
            <text:p>41,217</text:p>
          </table:table-cell>
          <table:table-cell office:value-type="float" office:value="140185" table:style-name="ce79">
            <text:p>140,185</text:p>
          </table:table-cell>
          <table:table-cell office:value-type="float" office:value="70010" table:style-name="ce79">
            <text:p>70,010</text:p>
          </table:table-cell>
          <table:table-cell office:value-type="float" office:value="70175" table:style-name="ce73">
            <text:p>70,1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城鎮</text:p>
          </table:table-cell>
          <table:table-cell office:value-type="float" office:value="13070" table:style-name="ce52">
            <text:p>13,070</text:p>
          </table:table-cell>
          <table:table-cell office:value-type="float" office:value="43253" table:style-name="ce11">
            <text:p>43,253</text:p>
          </table:table-cell>
          <table:table-cell office:value-type="float" office:value="21565" table:style-name="ce11">
            <text:p>21,565</text:p>
          </table:table-cell>
          <table:table-cell office:value-type="float" office:value="21688" table:style-name="ce10">
            <text:p>21,68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湖鎮</text:p>
          </table:table-cell>
          <table:table-cell office:value-type="float" office:value="9270" table:style-name="ce52">
            <text:p>9,270</text:p>
          </table:table-cell>
          <table:table-cell office:value-type="float" office:value="30171" table:style-name="ce11">
            <text:p>30,171</text:p>
          </table:table-cell>
          <table:table-cell office:value-type="float" office:value="15124" table:style-name="ce11">
            <text:p>15,124</text:p>
          </table:table-cell>
          <table:table-cell office:value-type="float" office:value="15047" table:style-name="ce10">
            <text:p>15,0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沙鎮</text:p>
          </table:table-cell>
          <table:table-cell office:value-type="float" office:value="6412" table:style-name="ce52">
            <text:p>6,412</text:p>
          </table:table-cell>
          <table:table-cell office:value-type="float" office:value="20802" table:style-name="ce11">
            <text:p>20,802</text:p>
          </table:table-cell>
          <table:table-cell office:value-type="float" office:value="10287" table:style-name="ce11">
            <text:p>10,287</text:p>
          </table:table-cell>
          <table:table-cell office:value-type="float" office:value="10515" table:style-name="ce10">
            <text:p>10,5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寧鄉</text:p>
          </table:table-cell>
          <table:table-cell office:value-type="float" office:value="9144" table:style-name="ce52">
            <text:p>9,144</text:p>
          </table:table-cell>
          <table:table-cell office:value-type="float" office:value="32531" table:style-name="ce11">
            <text:p>32,531</text:p>
          </table:table-cell>
          <table:table-cell office:value-type="float" office:value="16368" table:style-name="ce11">
            <text:p>16,368</text:p>
          </table:table-cell>
          <table:table-cell office:value-type="float" office:value="16163" table:style-name="ce10">
            <text:p>16,1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烈嶼鄉</text:p>
          </table:table-cell>
          <table:table-cell office:value-type="float" office:value="3186" table:style-name="ce52">
            <text:p>3,186</text:p>
          </table:table-cell>
          <table:table-cell office:value-type="float" office:value="12749" table:style-name="ce11">
            <text:p>12,749</text:p>
          </table:table-cell>
          <table:table-cell office:value-type="float" office:value="6318" table:style-name="ce11">
            <text:p>6,318</text:p>
          </table:table-cell>
          <table:table-cell office:value-type="float" office:value="6431" table:style-name="ce10">
            <text:p>6,431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烏坵鄉</text:p>
          </table:table-cell>
          <table:table-cell office:value-type="float" office:value="135" table:style-name="ce53">
            <text:p>135</text:p>
          </table:table-cell>
          <table:table-cell office:value-type="float" office:value="679" table:style-name="ce18">
            <text:p>679</text:p>
          </table:table-cell>
          <table:table-cell office:value-type="float" office:value="348" table:style-name="ce18">
            <text:p>348</text:p>
          </table:table-cell>
          <table:table-cell office:value-type="float" office:value="331" table:style-name="ce17">
            <text:p>331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23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連江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1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連江縣</text:p>
          </table:table-cell>
          <table:table-cell office:value-type="float" office:value="3215" table:style-name="ce71">
            <text:p>3,215</text:p>
          </table:table-cell>
          <table:table-cell office:value-type="float" office:value="13089" table:style-name="ce79">
            <text:p>13,089</text:p>
          </table:table-cell>
          <table:table-cell office:value-type="float" office:value="7501" table:style-name="ce79">
            <text:p>7,501</text:p>
          </table:table-cell>
          <table:table-cell office:value-type="float" office:value="5588" table:style-name="ce73">
            <text:p>5,58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竿鄉</text:p>
          </table:table-cell>
          <table:table-cell office:value-type="float" office:value="1837" table:style-name="ce52">
            <text:p>1,837</text:p>
          </table:table-cell>
          <table:table-cell office:value-type="float" office:value="7599" table:style-name="ce11">
            <text:p>7,599</text:p>
          </table:table-cell>
          <table:table-cell office:value-type="float" office:value="4280" table:style-name="ce11">
            <text:p>4,280</text:p>
          </table:table-cell>
          <table:table-cell office:value-type="float" office:value="3319" table:style-name="ce10">
            <text:p>3,31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北竿鄉</text:p>
          </table:table-cell>
          <table:table-cell office:value-type="float" office:value="724" table:style-name="ce52">
            <text:p>724</text:p>
          </table:table-cell>
          <table:table-cell office:value-type="float" office:value="2595" table:style-name="ce11">
            <text:p>2,595</text:p>
          </table:table-cell>
          <table:table-cell office:value-type="float" office:value="1475" table:style-name="ce11">
            <text:p>1,475</text:p>
          </table:table-cell>
          <table:table-cell office:value-type="float" office:value="1120" table:style-name="ce10">
            <text:p>1,1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莒光鄉</text:p>
          </table:table-cell>
          <table:table-cell office:value-type="float" office:value="308" table:style-name="ce52">
            <text:p>308</text:p>
          </table:table-cell>
          <table:table-cell office:value-type="float" office:value="1543" table:style-name="ce11">
            <text:p>1,543</text:p>
          </table:table-cell>
          <table:table-cell office:value-type="float" office:value="942" table:style-name="ce11">
            <text:p>942</text:p>
          </table:table-cell>
          <table:table-cell office:value-type="float" office:value="601" table:style-name="ce10">
            <text:p>601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東引鄉</text:p>
          </table:table-cell>
          <table:table-cell office:value-type="float" office:value="346" table:style-name="ce53">
            <text:p>346</text:p>
          </table:table-cell>
          <table:table-cell office:value-type="float" office:value="1352" table:style-name="ce18">
            <text:p>1,352</text:p>
          </table:table-cell>
          <table:table-cell office:value-type="float" office:value="804" table:style-name="ce18">
            <text:p>804</text:p>
          </table:table-cell>
          <table:table-cell office:value-type="float" office:value="548" table:style-name="ce17">
            <text:p>548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8P0">
      <number:number number:decimal-places="0" number:min-integer-digits="1" number:grouping="true"/>
    </number:number-style>
    <number:number-style style:name="N48">
      <style:text-properties fo:color="#FF0000"/>
      <number:number number:decimal-places="0" number:min-integer-digits="1" number:grouping="true"/>
      <style:map style:condition="value()&gt;=0" style:apply-style-name="N48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style style:name="T1" style:family="text"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/>
    </style:style>
  </office:automatic-styles>
  <office:master-styles>
    <style:master-page style:name="mp1" style:page-layout-name="pm1">
      <style:header>
        <text:p><text:span text:style-name="T1">各縣市鄉鎮市區戶數及人口數按性別分</text:span></text:p>
        <text:p><text:sheet-name>???</text:sheet-name>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何袖綾</dc:creator>
    <meta:creation-date>1998-03-06T04:37:15Z</meta:creation-date>
    <dc:date>2020-01-08T03:27:52Z</dc:date>
    <meta:print-date>2019-10-04T02:37:57Z</meta:print-date>
  </office:meta>
</office:document-meta>
</file>